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3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3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4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4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4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5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99" fo:border="0.0008in solid #000000"/>
    </style:style>
    <style:style style:name="ce118" style:family="table-cell" style:parent-style-name="Default">
      <style:table-cell-properties fo:background-color="transparent" fo:border="0.0008in solid #000000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1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24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5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7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4.C2"/>
    </style:style>
    <style:style style:name="ce149" style:family="table-cell" style:parent-style-name="Default">
      <style:table-cell-properties fo:background-color="#ffff99"/>
    </style:style>
    <style:style style:name="ce150" style:family="table-cell" style:parent-style-name="Default">
      <style:table-cell-properties fo:background-color="transparent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3">
            <text:p>1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2">
            <text:p>1.2</text:p>
          </table:table-cell>
          <table:table-cell table:style-name="ce27" office:value-type="string">
            <text:p>- Remove AnV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20">
            <text:p>October 2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3">
            <text:p>1.3</text:p>
          </table:table-cell>
          <table:table-cell table:style-name="ce27" office:value-type="string">
            <text:p>- Remove Sinh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1-07">
            <text:p>November 07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8" table:default-cell-style-name="Default"/>
        <table:table-row table:style-name="ro9">
          <table:table-cell table:style-name="ce115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9" table:number-rows-repeated="4">
          <table:table-cell table:style-name="ce115"/>
          <table:table-cell table:style-name="ce35" table:number-columns-repeated="8"/>
          <table:table-cell table:number-columns-repeated="1015"/>
        </table:table-row>
        <table:table-row table:style-name="ro10">
          <table:table-cell table:style-name="ce116" office:value-type="string">
            <text:p>No.</text:p>
          </table:table-cell>
          <table:table-cell table:style-name="ce116" office:value-type="string">
            <text:p>Name</text:p>
          </table:table-cell>
          <table:table-cell table:style-name="ce119" office:value-type="string">
            <office:annotation office:display="true" draw:style-name="gr6" draw:text-style-name="P2" svg:width="3.4126in" svg:height="1.3232in" svg:x="2.9559in" svg:y="0.1398in" draw:caption-point-x="-0.7689in" draw:caption-point-y="1.223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119" office:value-type="string">
            <office:annotation draw:style-name="gr9" draw:text-style-name="P2" svg:width="1.1413in" svg:height="0.5457in" svg:x="3.3161in" svg:y="0.8031in" draw:caption-point-x="-0.2402in" draw:caption-point-y="0.5602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119" office:value-type="string">
            <text:p>Working To</text:p>
          </table:table-cell>
          <table:table-cell table:style-name="ce119" office:value-type="string">
            <office:annotation draw:style-name="gr3" draw:text-style-name="P2" svg:width="1.1413in" svg:height="0.7012in" svg:x="5.2969in" svg:y="0.8031in" draw:caption-point-x="-0.2622in" draw:caption-point-y="0.5602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119" office:value-type="string">
            <office:annotation draw:style-name="gr9" draw:text-style-name="P2" svg:width="1.1413in" svg:height="0.5457in" svg:x="6.1638in" svg:y="0.8031in" draw:caption-point-x="-0.2402in" draw:caption-point-y="0.5602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119" office:value-type="string">
            <office:annotation draw:style-name="gr4" draw:text-style-name="P2" svg:width="1.1413in" svg:height="0.3902in" svg:x="7.0528in" svg:y="0.8031in" draw:caption-point-x="-0.2402in" draw:caption-point-y="0.5602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119" office:value-type="string">
            <office:annotation office:display="true" draw:style-name="gr10" draw:text-style-name="P2" svg:width="1.9224in" svg:height="1.4787in" svg:x="8.502in" svg:y="0.9642in" draw:caption-point-x="-0.8004in" draw:caption-point-y="0.3992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10-13">
            <text:p>10/13/14</text:p>
          </table:table-cell>
          <table:table-cell table:style-name="ce123" table:formula="of:=IF(YEAR(NOW())&gt;YEAR([.D7]);DATE(YEAR([.D7]);12;31);NOW())" office:value-type="date" office:date-value="2014-12-31">
            <text:p>12/31/14</text:p>
          </table:table-cell>
          <table:table-cell table:style-name="ce120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3">
            <text:p>3</text:p>
          </table:table-cell>
          <table:table-cell table:style-name="ce126" table:formula="of:=SUMPRODUCT([Thong_Tin_Ngay_Nghi_201401.$B$3:.$B$16]=[.B7];[Thong_Tin_Ngay_Nghi_201401.$C$3:.$C$16]) + SUMPRODUCT([Thong_Tin_Ngay_Nghi_201402.$B$3:.$B$19]=[.B7];[Thong_Tin_Ngay_Nghi_201402.$C$3:.$C$19]) + SUMPRODUCT([Thong_Tin_Ngay_Nghi_201403.$B$3:.$B$19]=[.B7];[Thong_Tin_Ngay_Nghi_201403.$C$3:.$C$19])" office:value-type="float" office:value="0">
            <text:p>0</text:p>
          </table:table-cell>
          <table:table-cell table:style-name="ce126" table:formula="of:=SUMPRODUCT([Thong_Tin_Ngay_Nghi_201401.$B$3:.$B$17]=[.B7];[Thong_Tin_Ngay_Nghi_201401.$C$3:.$C$17]) + SUMPRODUCT([Thong_Tin_Ngay_Nghi_201402.$B$3:.$B$20]=[.B7];[Thong_Tin_Ngay_Nghi_201402.$C$3:.$C$20]) + SUMPRODUCT([Thong_Tin_Ngay_Nghi_201403.$B$3:.$B$20]=[.B7];[Thong_Tin_Ngay_Nghi_201403.$C$3:.$C$20]) + SUMPRODUCT([Thong_Tin_Ngay_Nghi_201404.$B$3:.$B$29]=[.B7];[Thong_Tin_Ngay_Nghi_201404.$C$3:.$C$29]) + SUMPRODUCT([Thong_Tin_Ngay_Nghi_201405.$B$2:.$B$26]=[.B7];[Thong_Tin_Ngay_Nghi_201405.$C$2:.$C$26]) +SUMPRODUCT([Thong_Tin_Ngay_Nghi_201406.$B$3:.$B$30]=[.B7];[Thong_Tin_Ngay_Nghi_201406.$C$3:.$C$30]) + SUMPRODUCT([$Thong_Tin_Ngay_Nghi_201407.$B$3:.$B$29]=[.B7];[$Thong_Tin_Ngay_Nghi_201407.$C$3:.$C$29]) + SUMPRODUCT([Thong_Tin_Ngay_Nghi_201408.$B$3:.$B$32]=[.B7];[$Thong_Tin_Ngay_Nghi_201408.$C$3:.$C$32]) + SUMPRODUCT([Thong_Tin_Ngay_Nghi_201409.$B$3:.$B$34]=[.B7];[$Thong_Tin_Ngay_Nghi_201409.$C$3:.$C$34]) + SUMPRODUCT([Thong_Tin_Ngay_Nghi_201410.$B$3:.$B$36]=[.B7];[$Thong_Tin_Ngay_Nghi_201410.$C$3:.$C$36]) + SUMPRODUCT([Thong_Tin_Ngay_Nghi_201411.$B$3:.$B$36]=[.B7];[$Thong_Tin_Ngay_Nghi_201411.$C$3:.$C$36]) +  SUMPRODUCT([Thong_Tin_Ngay_Nghi_201412.$B$3:.$B$36]=[.B7];[$Thong_Tin_Ngay_Nghi_201412.$C$3:.$C$36])" office:value-type="float" office:value="0.5">
            <text:p>0.5</text:p>
          </table:table-cell>
          <table:table-cell table:style-name="ce120" table:formula="of:=IF(DATE(YEAR([.E7]);MONTH([.E7]);DAY([.E7]))&lt;=DATE(YEAR([.E7]);3;31); [.F7]+[.C7]-[.G7]; IF([.G7]-[.C7]&lt;0;[.F7]-[.H7];[.F7]+[.C7]-[.H7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20" office:value-type="float" office:value="0.5">
            <text:p>0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8]);DATE(YEAR([.D8]);12;31);NOW())" office:value-type="date" office:date-value="2014-12-31">
            <text:p>12/31/14</text:p>
          </table:table-cell>
          <table:table-cell table:style-name="ce120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12">
            <text:p>12</text:p>
          </table:table-cell>
          <table:table-cell table:style-name="ce126" table:formula="of:=SUMPRODUCT([Thong_Tin_Ngay_Nghi_201401.$B$3:.$B$16]=[.B8];[Thong_Tin_Ngay_Nghi_201401.$C$3:.$C$16]) + SUMPRODUCT([Thong_Tin_Ngay_Nghi_201402.$B$3:.$B$19]=[.B8];[Thong_Tin_Ngay_Nghi_201402.$C$3:.$C$19]) + SUMPRODUCT([Thong_Tin_Ngay_Nghi_201403.$B$3:.$B$19]=[.B8];[Thong_Tin_Ngay_Nghi_201403.$C$3:.$C$19])" office:value-type="float" office:value="0">
            <text:p>0</text:p>
          </table:table-cell>
          <table:table-cell table:style-name="ce126" table:formula="of:=SUMPRODUCT([Thong_Tin_Ngay_Nghi_201401.$B$3:.$B$17]=[.B8];[Thong_Tin_Ngay_Nghi_201401.$C$3:.$C$17]) + SUMPRODUCT([Thong_Tin_Ngay_Nghi_201402.$B$3:.$B$20]=[.B8];[Thong_Tin_Ngay_Nghi_201402.$C$3:.$C$20]) + SUMPRODUCT([Thong_Tin_Ngay_Nghi_201403.$B$3:.$B$20]=[.B8];[Thong_Tin_Ngay_Nghi_201403.$C$3:.$C$20]) + SUMPRODUCT([Thong_Tin_Ngay_Nghi_201404.$B$3:.$B$29]=[.B8];[Thong_Tin_Ngay_Nghi_201404.$C$3:.$C$29]) + SUMPRODUCT([Thong_Tin_Ngay_Nghi_201405.$B$2:.$B$26]=[.B8];[Thong_Tin_Ngay_Nghi_201405.$C$2:.$C$26]) +SUMPRODUCT([Thong_Tin_Ngay_Nghi_201406.$B$3:.$B$30]=[.B8];[Thong_Tin_Ngay_Nghi_201406.$C$3:.$C$30]) + SUMPRODUCT([$Thong_Tin_Ngay_Nghi_201407.$B$3:.$B$29]=[.B8];[$Thong_Tin_Ngay_Nghi_201407.$C$3:.$C$29]) + SUMPRODUCT([Thong_Tin_Ngay_Nghi_201408.$B$3:.$B$32]=[.B8];[$Thong_Tin_Ngay_Nghi_201408.$C$3:.$C$32]) + SUMPRODUCT([Thong_Tin_Ngay_Nghi_201409.$B$3:.$B$34]=[.B8];[$Thong_Tin_Ngay_Nghi_201409.$C$3:.$C$34]) + SUMPRODUCT([Thong_Tin_Ngay_Nghi_201410.$B$3:.$B$36]=[.B8];[$Thong_Tin_Ngay_Nghi_201410.$C$3:.$C$36]) + SUMPRODUCT([Thong_Tin_Ngay_Nghi_201411.$B$3:.$B$36]=[.B8];[$Thong_Tin_Ngay_Nghi_201411.$C$3:.$C$36]) +  SUMPRODUCT([Thong_Tin_Ngay_Nghi_201412.$B$3:.$B$36]=[.B8];[$Thong_Tin_Ngay_Nghi_201412.$C$3:.$C$36])" office:value-type="float" office:value="2.5">
            <text:p>2.5</text:p>
          </table:table-cell>
          <table:table-cell table:style-name="ce120" table:formula="of:=IF(DATE(YEAR([.E8]);MONTH([.E8]);DAY([.E8]))&lt;=DATE(YEAR([.E8]);3;31); [.F8]+[.C8]-[.G8]; IF([.G8]-[.C8]&lt;0;[.F8]-[.H8];[.F8]+[.C8]-[.H8]))" office:value-type="float" office:value="9.5">
            <text:p>9.5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03">
            <text:p>04/03/14</text:p>
          </table:table-cell>
          <table:table-cell table:style-name="ce123" table:formula="of:=IF(YEAR(NOW())&gt;YEAR([.D9]);DATE(YEAR([.D9]);12;31);NOW())" office:value-type="date" office:date-value="2014-12-31">
            <text:p>12/31/14</text:p>
          </table:table-cell>
          <table:table-cell table:style-name="ce120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9">
            <text:p>9</text:p>
          </table:table-cell>
          <table:table-cell table:style-name="ce126" table:formula="of:=SUMPRODUCT([Thong_Tin_Ngay_Nghi_201401.$B$3:.$B$16]=[.B9];[Thong_Tin_Ngay_Nghi_201401.$C$3:.$C$16]) + SUMPRODUCT([Thong_Tin_Ngay_Nghi_201402.$B$3:.$B$19]=[.B9];[Thong_Tin_Ngay_Nghi_201402.$C$3:.$C$19]) + SUMPRODUCT([Thong_Tin_Ngay_Nghi_201403.$B$3:.$B$19]=[.B9];[Thong_Tin_Ngay_Nghi_201403.$C$3:.$C$19])" office:value-type="float" office:value="0">
            <text:p>0</text:p>
          </table:table-cell>
          <table:table-cell table:style-name="ce126" table:formula="of:=SUMPRODUCT([Thong_Tin_Ngay_Nghi_201401.$B$3:.$B$17]=[.B9];[Thong_Tin_Ngay_Nghi_201401.$C$3:.$C$17]) + SUMPRODUCT([Thong_Tin_Ngay_Nghi_201402.$B$3:.$B$20]=[.B9];[Thong_Tin_Ngay_Nghi_201402.$C$3:.$C$20]) + SUMPRODUCT([Thong_Tin_Ngay_Nghi_201403.$B$3:.$B$20]=[.B9];[Thong_Tin_Ngay_Nghi_201403.$C$3:.$C$20]) + SUMPRODUCT([Thong_Tin_Ngay_Nghi_201404.$B$3:.$B$29]=[.B9];[Thong_Tin_Ngay_Nghi_201404.$C$3:.$C$29]) + SUMPRODUCT([Thong_Tin_Ngay_Nghi_201405.$B$2:.$B$26]=[.B9];[Thong_Tin_Ngay_Nghi_201405.$C$2:.$C$26]) +SUMPRODUCT([Thong_Tin_Ngay_Nghi_201406.$B$3:.$B$30]=[.B9];[Thong_Tin_Ngay_Nghi_201406.$C$3:.$C$30]) + SUMPRODUCT([$Thong_Tin_Ngay_Nghi_201407.$B$3:.$B$29]=[.B9];[$Thong_Tin_Ngay_Nghi_201407.$C$3:.$C$29]) + SUMPRODUCT([Thong_Tin_Ngay_Nghi_201408.$B$3:.$B$32]=[.B9];[$Thong_Tin_Ngay_Nghi_201408.$C$3:.$C$32]) + SUMPRODUCT([Thong_Tin_Ngay_Nghi_201409.$B$3:.$B$34]=[.B9];[$Thong_Tin_Ngay_Nghi_201409.$C$3:.$C$34]) + SUMPRODUCT([Thong_Tin_Ngay_Nghi_201410.$B$3:.$B$36]=[.B9];[$Thong_Tin_Ngay_Nghi_201410.$C$3:.$C$36]) + SUMPRODUCT([Thong_Tin_Ngay_Nghi_201411.$B$3:.$B$36]=[.B9];[$Thong_Tin_Ngay_Nghi_201411.$C$3:.$C$36]) +  SUMPRODUCT([Thong_Tin_Ngay_Nghi_201412.$B$3:.$B$36]=[.B9];[$Thong_Tin_Ngay_Nghi_201412.$C$3:.$C$36])" office:value-type="float" office:value="3">
            <text:p>3</text:p>
          </table:table-cell>
          <table:table-cell table:style-name="ce120" table:formula="of:=IF(DATE(YEAR([.E9]);MONTH([.E9]);DAY([.E9]))&lt;=DATE(YEAR([.E9]);3;31); [.F9]+[.C9]-[.G9]; IF([.G9]-[.C9]&lt;0;[.F9]-[.H9];[.F9]+[.C9]-[.H9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0]);DATE(YEAR([.D10]);12;31);NOW())" office:value-type="date" office:date-value="2014-12-31">
            <text:p>12/31/14</text:p>
          </table:table-cell>
          <table:table-cell table:style-name="ce120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2">
            <text:p>12</text:p>
          </table:table-cell>
          <table:table-cell table:style-name="ce126" table:formula="of:=SUMPRODUCT([Thong_Tin_Ngay_Nghi_201401.$B$3:.$B$16]=[.B10];[Thong_Tin_Ngay_Nghi_201401.$C$3:.$C$16]) + SUMPRODUCT([Thong_Tin_Ngay_Nghi_201402.$B$3:.$B$19]=[.B10];[Thong_Tin_Ngay_Nghi_201402.$C$3:.$C$19]) + SUMPRODUCT([Thong_Tin_Ngay_Nghi_201403.$B$3:.$B$19]=[.B10];[Thong_Tin_Ngay_Nghi_201403.$C$3:.$C$19])" office:value-type="float" office:value="9">
            <text:p>9</text:p>
          </table:table-cell>
          <table:table-cell table:style-name="ce126" table:formula="of:=SUMPRODUCT([Thong_Tin_Ngay_Nghi_201401.$B$3:.$B$17]=[.B10];[Thong_Tin_Ngay_Nghi_201401.$C$3:.$C$17]) + SUMPRODUCT([Thong_Tin_Ngay_Nghi_201402.$B$3:.$B$20]=[.B10];[Thong_Tin_Ngay_Nghi_201402.$C$3:.$C$20]) + SUMPRODUCT([Thong_Tin_Ngay_Nghi_201403.$B$3:.$B$20]=[.B10];[Thong_Tin_Ngay_Nghi_201403.$C$3:.$C$20]) + SUMPRODUCT([Thong_Tin_Ngay_Nghi_201404.$B$3:.$B$29]=[.B10];[Thong_Tin_Ngay_Nghi_201404.$C$3:.$C$29]) + SUMPRODUCT([Thong_Tin_Ngay_Nghi_201405.$B$2:.$B$26]=[.B10];[Thong_Tin_Ngay_Nghi_201405.$C$2:.$C$26]) +SUMPRODUCT([Thong_Tin_Ngay_Nghi_201406.$B$3:.$B$30]=[.B10];[Thong_Tin_Ngay_Nghi_201406.$C$3:.$C$30]) + SUMPRODUCT([$Thong_Tin_Ngay_Nghi_201407.$B$3:.$B$29]=[.B10];[$Thong_Tin_Ngay_Nghi_201407.$C$3:.$C$29]) + SUMPRODUCT([Thong_Tin_Ngay_Nghi_201408.$B$3:.$B$32]=[.B10];[$Thong_Tin_Ngay_Nghi_201408.$C$3:.$C$32]) + SUMPRODUCT([Thong_Tin_Ngay_Nghi_201409.$B$3:.$B$34]=[.B10];[$Thong_Tin_Ngay_Nghi_201409.$C$3:.$C$34]) + SUMPRODUCT([Thong_Tin_Ngay_Nghi_201410.$B$3:.$B$36]=[.B10];[$Thong_Tin_Ngay_Nghi_201410.$C$3:.$C$36]) + SUMPRODUCT([Thong_Tin_Ngay_Nghi_201411.$B$3:.$B$36]=[.B10];[$Thong_Tin_Ngay_Nghi_201411.$C$3:.$C$36]) +  SUMPRODUCT([Thong_Tin_Ngay_Nghi_201412.$B$3:.$B$36]=[.B10];[$Thong_Tin_Ngay_Nghi_201412.$C$3:.$C$36])" office:value-type="float" office:value="10">
            <text:p>10</text:p>
          </table:table-cell>
          <table:table-cell table:style-name="ce120" table:formula="of:=IF(DATE(YEAR([.E10]);MONTH([.E10]);DAY([.E10]))&lt;=DATE(YEAR([.E10]);3;31); [.F10]+[.C10]-[.G10]; IF([.G10]-[.C10]&lt;0;[.F10]-[.H10];[.F10]+[.C10]-[.H1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2-17">
            <text:p>02/17/14</text:p>
          </table:table-cell>
          <table:table-cell table:style-name="ce123" table:formula="of:=IF(YEAR(NOW())&gt;YEAR([.D11]);DATE(YEAR([.D11]);12;31);NOW())" office:value-type="date" office:date-value="2014-12-31">
            <text:p>12/31/14</text:p>
          </table:table-cell>
          <table:table-cell table:style-name="ce120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10">
            <text:p>10</text:p>
          </table:table-cell>
          <table:table-cell table:style-name="ce126" table:formula="of:=SUMPRODUCT([Thong_Tin_Ngay_Nghi_201401.$B$3:.$B$16]=[.B11];[Thong_Tin_Ngay_Nghi_201401.$C$3:.$C$16]) + SUMPRODUCT([Thong_Tin_Ngay_Nghi_201402.$B$3:.$B$19]=[.B11];[Thong_Tin_Ngay_Nghi_201402.$C$3:.$C$19]) + SUMPRODUCT([Thong_Tin_Ngay_Nghi_201403.$B$3:.$B$19]=[.B11];[Thong_Tin_Ngay_Nghi_201403.$C$3:.$C$19])" office:value-type="float" office:value="0">
            <text:p>0</text:p>
          </table:table-cell>
          <table:table-cell table:style-name="ce126" table:formula="of:=SUMPRODUCT([Thong_Tin_Ngay_Nghi_201401.$B$3:.$B$17]=[.B11];[Thong_Tin_Ngay_Nghi_201401.$C$3:.$C$17]) + SUMPRODUCT([Thong_Tin_Ngay_Nghi_201402.$B$3:.$B$20]=[.B11];[Thong_Tin_Ngay_Nghi_201402.$C$3:.$C$20]) + SUMPRODUCT([Thong_Tin_Ngay_Nghi_201403.$B$3:.$B$20]=[.B11];[Thong_Tin_Ngay_Nghi_201403.$C$3:.$C$20]) + SUMPRODUCT([Thong_Tin_Ngay_Nghi_201404.$B$3:.$B$29]=[.B11];[Thong_Tin_Ngay_Nghi_201404.$C$3:.$C$29]) + SUMPRODUCT([Thong_Tin_Ngay_Nghi_201405.$B$2:.$B$26]=[.B11];[Thong_Tin_Ngay_Nghi_201405.$C$2:.$C$26]) +SUMPRODUCT([Thong_Tin_Ngay_Nghi_201406.$B$3:.$B$30]=[.B11];[Thong_Tin_Ngay_Nghi_201406.$C$3:.$C$30]) + SUMPRODUCT([$Thong_Tin_Ngay_Nghi_201407.$B$3:.$B$29]=[.B11];[$Thong_Tin_Ngay_Nghi_201407.$C$3:.$C$29]) + SUMPRODUCT([Thong_Tin_Ngay_Nghi_201408.$B$3:.$B$32]=[.B11];[$Thong_Tin_Ngay_Nghi_201408.$C$3:.$C$32]) + SUMPRODUCT([Thong_Tin_Ngay_Nghi_201409.$B$3:.$B$34]=[.B11];[$Thong_Tin_Ngay_Nghi_201409.$C$3:.$C$34]) + SUMPRODUCT([Thong_Tin_Ngay_Nghi_201410.$B$3:.$B$36]=[.B11];[$Thong_Tin_Ngay_Nghi_201410.$C$3:.$C$36]) + SUMPRODUCT([Thong_Tin_Ngay_Nghi_201411.$B$3:.$B$36]=[.B11];[$Thong_Tin_Ngay_Nghi_201411.$C$3:.$C$36]) +  SUMPRODUCT([Thong_Tin_Ngay_Nghi_201412.$B$3:.$B$36]=[.B11];[$Thong_Tin_Ngay_Nghi_201412.$C$3:.$C$36])" office:value-type="float" office:value="12.5">
            <text:p>12.5</text:p>
          </table:table-cell>
          <table:table-cell table:style-name="ce120" table:formula="of:=IF(DATE(YEAR([.E11]);MONTH([.E11]);DAY([.E11]))&lt;=DATE(YEAR([.E11]);3;31); [.F11]+[.C11]-[.G11]; IF([.G11]-[.C11]&lt;0;[.F11]-[.H11];[.F11]+[.C11]-[.H11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10-13">
            <text:p>10/13/14</text:p>
          </table:table-cell>
          <table:table-cell table:style-name="ce123" table:formula="of:=IF(YEAR(NOW())&gt;YEAR([.D12]);DATE(YEAR([.D12]);12;31);NOW())" office:value-type="date" office:date-value="2014-12-31">
            <text:p>12/31/14</text:p>
          </table:table-cell>
          <table:table-cell table:style-name="ce120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3">
            <text:p>3</text:p>
          </table:table-cell>
          <table:table-cell table:style-name="ce126" table:formula="of:=SUMPRODUCT([Thong_Tin_Ngay_Nghi_201401.$B$3:.$B$16]=[.B12];[Thong_Tin_Ngay_Nghi_201401.$C$3:.$C$16]) + SUMPRODUCT([Thong_Tin_Ngay_Nghi_201402.$B$3:.$B$19]=[.B12];[Thong_Tin_Ngay_Nghi_201402.$C$3:.$C$19]) + SUMPRODUCT([Thong_Tin_Ngay_Nghi_201403.$B$3:.$B$19]=[.B12];[Thong_Tin_Ngay_Nghi_201403.$C$3:.$C$19])" office:value-type="float" office:value="0">
            <text:p>0</text:p>
          </table:table-cell>
          <table:table-cell table:style-name="ce126" table:formula="of:=SUMPRODUCT([Thong_Tin_Ngay_Nghi_201401.$B$3:.$B$17]=[.B12];[Thong_Tin_Ngay_Nghi_201401.$C$3:.$C$17]) + SUMPRODUCT([Thong_Tin_Ngay_Nghi_201402.$B$3:.$B$20]=[.B12];[Thong_Tin_Ngay_Nghi_201402.$C$3:.$C$20]) + SUMPRODUCT([Thong_Tin_Ngay_Nghi_201403.$B$3:.$B$20]=[.B12];[Thong_Tin_Ngay_Nghi_201403.$C$3:.$C$20]) + SUMPRODUCT([Thong_Tin_Ngay_Nghi_201404.$B$3:.$B$29]=[.B12];[Thong_Tin_Ngay_Nghi_201404.$C$3:.$C$29]) + SUMPRODUCT([Thong_Tin_Ngay_Nghi_201405.$B$2:.$B$26]=[.B12];[Thong_Tin_Ngay_Nghi_201405.$C$2:.$C$26]) +SUMPRODUCT([Thong_Tin_Ngay_Nghi_201406.$B$3:.$B$30]=[.B12];[Thong_Tin_Ngay_Nghi_201406.$C$3:.$C$30]) + SUMPRODUCT([$Thong_Tin_Ngay_Nghi_201407.$B$3:.$B$29]=[.B12];[$Thong_Tin_Ngay_Nghi_201407.$C$3:.$C$29]) + SUMPRODUCT([Thong_Tin_Ngay_Nghi_201408.$B$3:.$B$32]=[.B12];[$Thong_Tin_Ngay_Nghi_201408.$C$3:.$C$32]) + SUMPRODUCT([Thong_Tin_Ngay_Nghi_201409.$B$3:.$B$34]=[.B12];[$Thong_Tin_Ngay_Nghi_201409.$C$3:.$C$34]) + SUMPRODUCT([Thong_Tin_Ngay_Nghi_201410.$B$3:.$B$36]=[.B12];[$Thong_Tin_Ngay_Nghi_201410.$C$3:.$C$36]) + SUMPRODUCT([Thong_Tin_Ngay_Nghi_201411.$B$3:.$B$36]=[.B12];[$Thong_Tin_Ngay_Nghi_201411.$C$3:.$C$36]) +  SUMPRODUCT([Thong_Tin_Ngay_Nghi_201412.$B$3:.$B$36]=[.B12];[$Thong_Tin_Ngay_Nghi_201412.$C$3:.$C$36])" office:value-type="float" office:value="2">
            <text:p>2</text:p>
          </table:table-cell>
          <table:table-cell table:style-name="ce120" table:formula="of:=IF(DATE(YEAR([.E12]);MONTH([.E12]);DAY([.E12]))&lt;=DATE(YEAR([.E12]);3;31); [.F12]+[.C12]-[.G12]; IF([.G12]-[.C12]&lt;0;[.F12]-[.H12];[.F12]+[.C12]-[.H12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3]);DATE(YEAR([.D13]);12;31);NOW())" office:value-type="date" office:date-value="2014-12-31">
            <text:p>12/31/14</text:p>
          </table:table-cell>
          <table:table-cell table:style-name="ce120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2">
            <text:p>12</text:p>
          </table:table-cell>
          <table:table-cell table:style-name="ce126" table:formula="of:=SUMPRODUCT([Thong_Tin_Ngay_Nghi_201401.$B$3:.$B$16]=[.B13];[Thong_Tin_Ngay_Nghi_201401.$C$3:.$C$16]) + SUMPRODUCT([Thong_Tin_Ngay_Nghi_201402.$B$3:.$B$19]=[.B13];[Thong_Tin_Ngay_Nghi_201402.$C$3:.$C$19]) + SUMPRODUCT([Thong_Tin_Ngay_Nghi_201403.$B$3:.$B$19]=[.B13];[Thong_Tin_Ngay_Nghi_201403.$C$3:.$C$19])" office:value-type="float" office:value="3">
            <text:p>3</text:p>
          </table:table-cell>
          <table:table-cell table:style-name="ce126" table:formula="of:=SUMPRODUCT([Thong_Tin_Ngay_Nghi_201401.$B$3:.$B$17]=[.B13];[Thong_Tin_Ngay_Nghi_201401.$C$3:.$C$17]) + SUMPRODUCT([Thong_Tin_Ngay_Nghi_201402.$B$3:.$B$20]=[.B13];[Thong_Tin_Ngay_Nghi_201402.$C$3:.$C$20]) + SUMPRODUCT([Thong_Tin_Ngay_Nghi_201403.$B$3:.$B$20]=[.B13];[Thong_Tin_Ngay_Nghi_201403.$C$3:.$C$20]) + SUMPRODUCT([Thong_Tin_Ngay_Nghi_201404.$B$3:.$B$29]=[.B13];[Thong_Tin_Ngay_Nghi_201404.$C$3:.$C$29]) + SUMPRODUCT([Thong_Tin_Ngay_Nghi_201405.$B$2:.$B$26]=[.B13];[Thong_Tin_Ngay_Nghi_201405.$C$2:.$C$26]) +SUMPRODUCT([Thong_Tin_Ngay_Nghi_201406.$B$3:.$B$30]=[.B13];[Thong_Tin_Ngay_Nghi_201406.$C$3:.$C$30]) + SUMPRODUCT([$Thong_Tin_Ngay_Nghi_201407.$B$3:.$B$29]=[.B13];[$Thong_Tin_Ngay_Nghi_201407.$C$3:.$C$29]) + SUMPRODUCT([Thong_Tin_Ngay_Nghi_201408.$B$3:.$B$32]=[.B13];[$Thong_Tin_Ngay_Nghi_201408.$C$3:.$C$32]) + SUMPRODUCT([Thong_Tin_Ngay_Nghi_201409.$B$3:.$B$34]=[.B13];[$Thong_Tin_Ngay_Nghi_201409.$C$3:.$C$34]) + SUMPRODUCT([Thong_Tin_Ngay_Nghi_201410.$B$3:.$B$36]=[.B13];[$Thong_Tin_Ngay_Nghi_201410.$C$3:.$C$36]) + SUMPRODUCT([Thong_Tin_Ngay_Nghi_201411.$B$3:.$B$36]=[.B13];[$Thong_Tin_Ngay_Nghi_201411.$C$3:.$C$36]) +  SUMPRODUCT([Thong_Tin_Ngay_Nghi_201412.$B$3:.$B$36]=[.B13];[$Thong_Tin_Ngay_Nghi_201412.$C$3:.$C$36])" office:value-type="float" office:value="8.5">
            <text:p>8.5</text:p>
          </table:table-cell>
          <table:table-cell table:style-name="ce120" table:formula="of:=IF(DATE(YEAR([.E13]);MONTH([.E13]);DAY([.E13]))&lt;=DATE(YEAR([.E13]);3;31); [.F13]+[.C13]-[.G13]; IF([.G13]-[.C13]&lt;0;[.F13]-[.H13];[.F13]+[.C13]-[.H13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117" office:value-type="string">
            <office:annotation draw:style-name="gr11" draw:text-style-name="P2" svg:width="1.1413in" svg:height="0.8567in" svg:x="1.5382in" svg:y="3.1783in" draw:caption-point-x="-0.2402in" draw:caption-point-y="0.6201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121" office:value-type="float" office:value="0">
            <text:p>0</text:p>
          </table:table-cell>
          <table:table-cell table:style-name="ce124" office:value-type="date" office:date-value="2014-03-17">
            <text:p>03/17/14</text:p>
          </table:table-cell>
          <table:table-cell table:style-name="ce124" table:formula="of:=IF(YEAR(NOW())&gt;YEAR([.D14]);DATE(YEAR([.D14]);12;31);NOW())" office:value-type="date" office:date-value="2014-12-31">
            <text:p>12/31/14</text:p>
          </table:table-cell>
          <table:table-cell table:style-name="ce121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9">
            <text:p>9</text:p>
          </table:table-cell>
          <table:table-cell table:style-name="ce127" table:formula="of:=SUMPRODUCT([Thong_Tin_Ngay_Nghi_201401.$B$3:.$B$16]=[.A14];[Thong_Tin_Ngay_Nghi_201401.$C$3:.$C$16]) + SUMPRODUCT([Thong_Tin_Ngay_Nghi_201402.$B$3:.$B$19]=[.A14];[Thong_Tin_Ngay_Nghi_201402.$C$3:.$C$19]) + SUMPRODUCT([Thong_Tin_Ngay_Nghi_201403.$B$3:.$B$19]=[.A14];[Thong_Tin_Ngay_Nghi_201403.$C$3:.$C$19])" office:value-type="float" office:value="0">
            <office:annotation draw:style-name="gr6" draw:text-style-name="P2" svg:width="1.1413in" svg:height="1.3232in" svg:x="6.1638in" svg:y="3.1874in" draw:caption-point-x="-0.2402in" draw:caption-point-y="0.611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27" table:formula="of:= SUMPRODUCT([Thong_Tin_Ngay_Nghi_201403.$B$3:.$B$21]=[.B14];[Thong_Tin_Ngay_Nghi_201403.$C$3:.$C$21]) -1.5 + SUMPRODUCT([Thong_Tin_Ngay_Nghi_201404.$B$3:.$B$30]=[.B14];[Thong_Tin_Ngay_Nghi_201404.$C$3:.$C$30]) + SUMPRODUCT([Thong_Tin_Ngay_Nghi_201405.$B$2:.$B$27]=[.B14];[Thong_Tin_Ngay_Nghi_201405.$C$2:.$C$27]) +SUMPRODUCT([Thong_Tin_Ngay_Nghi_201406.$B$3:.$B$31]=[.B14];[Thong_Tin_Ngay_Nghi_201406.$C$3:.$C$31]) + SUMPRODUCT([$Thong_Tin_Ngay_Nghi_201407.$B$3:.$B$30]=[.B14];[$Thong_Tin_Ngay_Nghi_201407.$C$3:.$C$30]) + SUMPRODUCT([$Thong_Tin_Ngay_Nghi_201408.$B$3:.$B$33]=[.B14];[$Thong_Tin_Ngay_Nghi_201408.$C$3:.$C$33]) + SUMPRODUCT([$Thong_Tin_Ngay_Nghi_201409.$B$3:.$B$35]=[.B14];[$Thong_Tin_Ngay_Nghi_201409.$C$3:.$C$35]) + SUMPRODUCT([$Thong_Tin_Ngay_Nghi_201410.$B$3:.$B$37]=[.B14];[$Thong_Tin_Ngay_Nghi_201410.$C$3:.$C$37]) + SUMPRODUCT([$Thong_Tin_Ngay_Nghi_201411.$B$3:.$B$37]=[.B14];[$Thong_Tin_Ngay_Nghi_201411.$C$3:.$C$37]) + SUMPRODUCT([$Thong_Tin_Ngay_Nghi_201412.$B$3:.$B$37]=[.B14];[$Thong_Tin_Ngay_Nghi_201412.$C$3:.$C$37])" office:value-type="float" office:value="7">
            <text:p>7</text:p>
          </table:table-cell>
          <table:table-cell table:style-name="ce121" table:formula="of:=IF(DATE(YEAR([.E14]);MONTH([.E14]);DAY([.E14]))&lt;=DATE(YEAR([.E14]);3;31); [.F14]+[.C14]-[.G14]; IF([.G14]-[.C14]&lt;0;[.F14]-[.H14];[.F14]+[.C14]-[.H14]))" office:value-type="float" office:value="2">
            <text:p>2</text:p>
          </table:table-cell>
          <table:table-cell table:style-name="ce149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5]);DATE(YEAR([.D15]);12;31);NOW())" office:value-type="date" office:date-value="2014-12-31">
            <text:p>12/31/14</text:p>
          </table:table-cell>
          <table:table-cell table:style-name="ce120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12">
            <text:p>12</text:p>
          </table:table-cell>
          <table:table-cell table:style-name="ce126" table:formula="of:=SUMPRODUCT([Thong_Tin_Ngay_Nghi_201401.$B$3:.$B$16]=[.B15];[Thong_Tin_Ngay_Nghi_201401.$C$3:.$C$16]) + SUMPRODUCT([Thong_Tin_Ngay_Nghi_201402.$B$3:.$B$19]=[.B15];[Thong_Tin_Ngay_Nghi_201402.$C$3:.$C$19]) + SUMPRODUCT([Thong_Tin_Ngay_Nghi_201403.$B$3:.$B$19]=[.B15];[Thong_Tin_Ngay_Nghi_201403.$C$3:.$C$19])" office:value-type="float" office:value="3.5">
            <text:p>3.5</text:p>
          </table:table-cell>
          <table:table-cell table:style-name="ce128" table:formula="of:=SUMPRODUCT([Thong_Tin_Ngay_Nghi_201401.$B$3:.$B$17]=[.B15];[Thong_Tin_Ngay_Nghi_201401.$C$3:.$C$17]) + SUMPRODUCT([Thong_Tin_Ngay_Nghi_201402.$B$3:.$B$20]=[.B15];[Thong_Tin_Ngay_Nghi_201402.$C$3:.$C$20]) + SUMPRODUCT([Thong_Tin_Ngay_Nghi_201403.$B$3:.$B$20]=[.B15];[Thong_Tin_Ngay_Nghi_201403.$C$3:.$C$20]) + SUMPRODUCT([Thong_Tin_Ngay_Nghi_201404.$B$3:.$B$29]=[.B15];[Thong_Tin_Ngay_Nghi_201404.$C$3:.$C$29]) + SUMPRODUCT([Thong_Tin_Ngay_Nghi_201405.$B$2:.$B$26]=[.B15];[Thong_Tin_Ngay_Nghi_201405.$C$2:.$C$26]) +SUMPRODUCT([Thong_Tin_Ngay_Nghi_201406.$B$3:.$B$30]=[.B15];[Thong_Tin_Ngay_Nghi_201406.$C$3:.$C$30]) + SUMPRODUCT([$Thong_Tin_Ngay_Nghi_201407.$B$3:.$B$29]=[.B15];[$Thong_Tin_Ngay_Nghi_201407.$C$3:.$C$29]) + SUMPRODUCT([Thong_Tin_Ngay_Nghi_201408.$B$3:.$B$32]=[.B15];[$Thong_Tin_Ngay_Nghi_201408.$C$3:.$C$32]) + SUMPRODUCT([Thong_Tin_Ngay_Nghi_201409.$B$3:.$B$34]=[.B15];[$Thong_Tin_Ngay_Nghi_201409.$C$3:.$C$34]) + SUMPRODUCT([Thong_Tin_Ngay_Nghi_201410.$B$3:.$B$36]=[.B15];[$Thong_Tin_Ngay_Nghi_201410.$C$3:.$C$36]) + SUMPRODUCT([Thong_Tin_Ngay_Nghi_201411.$B$3:.$B$36]=[.B15];[$Thong_Tin_Ngay_Nghi_201411.$C$3:.$C$36]) + SUMPRODUCT([Thong_Tin_Ngay_Nghi_201412.$B$3:.$B$36]=[.B15];[$Thong_Tin_Ngay_Nghi_201412.$C$3:.$C$36])" office:value-type="float" office:value="14">
            <text:p>14</text:p>
          </table:table-cell>
          <table:table-cell table:style-name="ce120" table:formula="of:=IF(DATE(YEAR([.E15]);MONTH([.E15]);DAY([.E15]))&lt;=DATE(YEAR([.E15]);3;31); [.F15]+[.C15]-[.G15]; IF([.G15]-[.C15]&lt;0;[.F15]-[.H15];[.F15]+[.C15]-[.H15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20" office:value-type="float" office:value="1">
            <text:p>1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6]);DATE(YEAR([.D16]);12;31);NOW())" office:value-type="date" office:date-value="2014-12-31">
            <text:p>12/31/14</text:p>
          </table:table-cell>
          <table:table-cell table:style-name="ce120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2">
            <text:p>12</text:p>
          </table:table-cell>
          <table:table-cell table:style-name="ce126" table:formula="of:=SUMPRODUCT([Thong_Tin_Ngay_Nghi_201401.$B$3:.$B$16]=[.B16];[Thong_Tin_Ngay_Nghi_201401.$C$3:.$C$16]) + SUMPRODUCT([Thong_Tin_Ngay_Nghi_201402.$B$3:.$B$19]=[.B16];[Thong_Tin_Ngay_Nghi_201402.$C$3:.$C$19]) + SUMPRODUCT([Thong_Tin_Ngay_Nghi_201403.$B$3:.$B$19]=[.B16];[Thong_Tin_Ngay_Nghi_201403.$C$3:.$C$19])" office:value-type="float" office:value="2">
            <text:p>2</text:p>
          </table:table-cell>
          <table:table-cell table:style-name="ce128" table:formula="of:=SUMPRODUCT([Thong_Tin_Ngay_Nghi_201401.$B$3:.$B$17]=[.B16];[Thong_Tin_Ngay_Nghi_201401.$C$3:.$C$17]) + SUMPRODUCT([Thong_Tin_Ngay_Nghi_201402.$B$3:.$B$20]=[.B16];[Thong_Tin_Ngay_Nghi_201402.$C$3:.$C$20]) + SUMPRODUCT([Thong_Tin_Ngay_Nghi_201403.$B$3:.$B$20]=[.B16];[Thong_Tin_Ngay_Nghi_201403.$C$3:.$C$20]) + SUMPRODUCT([Thong_Tin_Ngay_Nghi_201404.$B$3:.$B$29]=[.B16];[Thong_Tin_Ngay_Nghi_201404.$C$3:.$C$29]) + SUMPRODUCT([Thong_Tin_Ngay_Nghi_201405.$B$2:.$B$26]=[.B16];[Thong_Tin_Ngay_Nghi_201405.$C$2:.$C$26]) +SUMPRODUCT([Thong_Tin_Ngay_Nghi_201406.$B$3:.$B$30]=[.B16];[Thong_Tin_Ngay_Nghi_201406.$C$3:.$C$30]) + SUMPRODUCT([$Thong_Tin_Ngay_Nghi_201407.$B$3:.$B$29]=[.B16];[$Thong_Tin_Ngay_Nghi_201407.$C$3:.$C$29]) + SUMPRODUCT([Thong_Tin_Ngay_Nghi_201408.$B$3:.$B$32]=[.B16];[$Thong_Tin_Ngay_Nghi_201408.$C$3:.$C$32]) + SUMPRODUCT([Thong_Tin_Ngay_Nghi_201409.$B$3:.$B$34]=[.B16];[$Thong_Tin_Ngay_Nghi_201409.$C$3:.$C$34]) + SUMPRODUCT([Thong_Tin_Ngay_Nghi_201410.$B$3:.$B$36]=[.B16];[$Thong_Tin_Ngay_Nghi_201410.$C$3:.$C$36]) + SUMPRODUCT([Thong_Tin_Ngay_Nghi_201411.$B$3:.$B$36]=[.B16];[$Thong_Tin_Ngay_Nghi_201411.$C$3:.$C$36]) + SUMPRODUCT([Thong_Tin_Ngay_Nghi_201412.$B$3:.$B$36]=[.B16];[$Thong_Tin_Ngay_Nghi_201412.$C$3:.$C$36])" office:value-type="float" office:value="4">
            <text:p>4</text:p>
          </table:table-cell>
          <table:table-cell table:style-name="ce120" table:formula="of:=IF(DATE(YEAR([.E16]);MONTH([.E16]);DAY([.E16]))&lt;=DATE(YEAR([.E16]);3;31); [.F16]+[.C16]-[.G16]; IF([.G16]-[.C16]&lt;0;[.F16]-[.H16];[.F16]+[.C16]-[.H16]))" office:value-type="float" office:value="9">
            <text:p>9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yNN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9-25">
            <text:p>09/25/14</text:p>
          </table:table-cell>
          <table:table-cell table:style-name="ce123" table:formula="of:=IF(YEAR(NOW())&gt;YEAR([.D17]);DATE(YEAR([.D17]);12;31);NOW())" office:value-type="date" office:date-value="2014-12-31">
            <text:p>12/31/14</text:p>
          </table:table-cell>
          <table:table-cell table:style-name="ce120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3">
            <text:p>3</text:p>
          </table:table-cell>
          <table:table-cell table:style-name="ce126" table:formula="of:=SUMPRODUCT([Thong_Tin_Ngay_Nghi_201401.$B$3:.$B$16]=[.B17];[Thong_Tin_Ngay_Nghi_201401.$C$3:.$C$16]) + SUMPRODUCT([Thong_Tin_Ngay_Nghi_201402.$B$3:.$B$19]=[.B17];[Thong_Tin_Ngay_Nghi_201402.$C$3:.$C$19]) + SUMPRODUCT([Thong_Tin_Ngay_Nghi_201403.$B$3:.$B$19]=[.B17];[Thong_Tin_Ngay_Nghi_201403.$C$3:.$C$19])" office:value-type="float" office:value="0">
            <text:p>0</text:p>
          </table:table-cell>
          <table:table-cell table:style-name="ce128" table:formula="of:=SUMPRODUCT([Thong_Tin_Ngay_Nghi_201401.$B$3:.$B$17]=[.B17];[Thong_Tin_Ngay_Nghi_201401.$C$3:.$C$17]) + SUMPRODUCT([Thong_Tin_Ngay_Nghi_201402.$B$3:.$B$20]=[.B17];[Thong_Tin_Ngay_Nghi_201402.$C$3:.$C$20]) + SUMPRODUCT([Thong_Tin_Ngay_Nghi_201403.$B$3:.$B$20]=[.B17];[Thong_Tin_Ngay_Nghi_201403.$C$3:.$C$20]) + SUMPRODUCT([Thong_Tin_Ngay_Nghi_201404.$B$3:.$B$29]=[.B17];[Thong_Tin_Ngay_Nghi_201404.$C$3:.$C$29]) + SUMPRODUCT([Thong_Tin_Ngay_Nghi_201405.$B$2:.$B$26]=[.B17];[Thong_Tin_Ngay_Nghi_201405.$C$2:.$C$26]) +SUMPRODUCT([Thong_Tin_Ngay_Nghi_201406.$B$3:.$B$30]=[.B17];[Thong_Tin_Ngay_Nghi_201406.$C$3:.$C$30]) + SUMPRODUCT([$Thong_Tin_Ngay_Nghi_201407.$B$3:.$B$29]=[.B17];[$Thong_Tin_Ngay_Nghi_201407.$C$3:.$C$29]) + SUMPRODUCT([Thong_Tin_Ngay_Nghi_201408.$B$3:.$B$32]=[.B17];[$Thong_Tin_Ngay_Nghi_201408.$C$3:.$C$32]) + SUMPRODUCT([Thong_Tin_Ngay_Nghi_201409.$B$3:.$B$34]=[.B17];[$Thong_Tin_Ngay_Nghi_201409.$C$3:.$C$34]) + SUMPRODUCT([Thong_Tin_Ngay_Nghi_201410.$B$3:.$B$36]=[.B17];[$Thong_Tin_Ngay_Nghi_201410.$C$3:.$C$36]) + SUMPRODUCT([Thong_Tin_Ngay_Nghi_201411.$B$3:.$B$36]=[.B17];[$Thong_Tin_Ngay_Nghi_201411.$C$3:.$C$36]) + SUMPRODUCT([Thong_Tin_Ngay_Nghi_201412.$B$3:.$B$36]=[.B17];[$Thong_Tin_Ngay_Nghi_201412.$C$3:.$C$36])" office:value-type="float" office:value="4.5">
            <text:p>4.5</text:p>
          </table:table-cell>
          <table:table-cell table:style-name="ce120" table:formula="of:=IF(DATE(YEAR([.E17]);MONTH([.E17]);DAY([.E17]))&lt;=DATE(YEAR([.E17]);3;31); [.F17]+[.C17]-[.G17]; IF([.G17]-[.C17]&lt;0;[.F17]-[.H17];[.F17]+[.C17]-[.H17]))" office:value-type="float" office:value="-1.5">
            <text:p>-1.5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18]);DATE(YEAR([.D18]);12;31);NOW())" office:value-type="date" office:date-value="2014-12-31">
            <text:p>12/31/14</text:p>
          </table:table-cell>
          <table:table-cell table:style-name="ce120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12">
            <text:p>12</text:p>
          </table:table-cell>
          <table:table-cell table:style-name="ce126" table:formula="of:=SUMPRODUCT([Thong_Tin_Ngay_Nghi_201401.$B$3:.$B$16]=[.B18];[Thong_Tin_Ngay_Nghi_201401.$C$3:.$C$16]) + SUMPRODUCT([Thong_Tin_Ngay_Nghi_201402.$B$3:.$B$19]=[.B18];[Thong_Tin_Ngay_Nghi_201402.$C$3:.$C$19]) + SUMPRODUCT([Thong_Tin_Ngay_Nghi_201403.$B$3:.$B$19]=[.B18];[Thong_Tin_Ngay_Nghi_201403.$C$3:.$C$19])" office:value-type="float" office:value="10">
            <text:p>10</text:p>
          </table:table-cell>
          <table:table-cell table:style-name="ce128" table:formula="of:=SUMPRODUCT([Thong_Tin_Ngay_Nghi_201401.$B$3:.$B$17]=[.B18];[Thong_Tin_Ngay_Nghi_201401.$C$3:.$C$17]) + SUMPRODUCT([Thong_Tin_Ngay_Nghi_201402.$B$3:.$B$20]=[.B18];[Thong_Tin_Ngay_Nghi_201402.$C$3:.$C$20]) + SUMPRODUCT([Thong_Tin_Ngay_Nghi_201403.$B$3:.$B$20]=[.B18];[Thong_Tin_Ngay_Nghi_201403.$C$3:.$C$20]) + SUMPRODUCT([Thong_Tin_Ngay_Nghi_201404.$B$3:.$B$29]=[.B18];[Thong_Tin_Ngay_Nghi_201404.$C$3:.$C$29]) + SUMPRODUCT([Thong_Tin_Ngay_Nghi_201405.$B$2:.$B$26]=[.B18];[Thong_Tin_Ngay_Nghi_201405.$C$2:.$C$26]) +SUMPRODUCT([Thong_Tin_Ngay_Nghi_201406.$B$3:.$B$30]=[.B18];[Thong_Tin_Ngay_Nghi_201406.$C$3:.$C$30]) + SUMPRODUCT([$Thong_Tin_Ngay_Nghi_201407.$B$3:.$B$29]=[.B18];[$Thong_Tin_Ngay_Nghi_201407.$C$3:.$C$29]) + SUMPRODUCT([Thong_Tin_Ngay_Nghi_201408.$B$3:.$B$32]=[.B18];[$Thong_Tin_Ngay_Nghi_201408.$C$3:.$C$32]) + SUMPRODUCT([Thong_Tin_Ngay_Nghi_201409.$B$3:.$B$34]=[.B18];[$Thong_Tin_Ngay_Nghi_201409.$C$3:.$C$34]) + SUMPRODUCT([Thong_Tin_Ngay_Nghi_201410.$B$3:.$B$36]=[.B18];[$Thong_Tin_Ngay_Nghi_201410.$C$3:.$C$36]) + SUMPRODUCT([Thong_Tin_Ngay_Nghi_201411.$B$3:.$B$36]=[.B18];[$Thong_Tin_Ngay_Nghi_201411.$C$3:.$C$36]) + SUMPRODUCT([Thong_Tin_Ngay_Nghi_201412.$B$3:.$B$36]=[.B18];[$Thong_Tin_Ngay_Nghi_201412.$C$3:.$C$36])" office:value-type="float" office:value="13">
            <text:p>13</text:p>
          </table:table-cell>
          <table:table-cell table:style-name="ce120" table:formula="of:=IF(DATE(YEAR([.E18]);MONTH([.E18]);DAY([.E18]))&lt;=DATE(YEAR([.E18]);3;31); [.F18]+[.C18]-[.G18]; IF([.G18]-[.C18]&lt;0;[.F18]-[.H18];[.F18]+[.C18]-[.H18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8-11">
            <text:p>08/11/14</text:p>
          </table:table-cell>
          <table:table-cell table:style-name="ce123" table:formula="of:=IF(YEAR(NOW())&gt;YEAR([.D19]);DATE(YEAR([.D19]);12;31);NOW())" office:value-type="date" office:date-value="2014-12-31">
            <text:p>12/31/14</text:p>
          </table:table-cell>
          <table:table-cell table:style-name="ce120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5">
            <text:p>5</text:p>
          </table:table-cell>
          <table:table-cell table:style-name="ce126" table:formula="of:=SUMPRODUCT([Thong_Tin_Ngay_Nghi_201401.$B$3:.$B$16]=[.B19];[Thong_Tin_Ngay_Nghi_201401.$C$3:.$C$16]) + SUMPRODUCT([Thong_Tin_Ngay_Nghi_201402.$B$3:.$B$19]=[.B19];[Thong_Tin_Ngay_Nghi_201402.$C$3:.$C$19]) + SUMPRODUCT([Thong_Tin_Ngay_Nghi_201403.$B$3:.$B$19]=[.B19];[Thong_Tin_Ngay_Nghi_201403.$C$3:.$C$19])" office:value-type="float" office:value="0">
            <text:p>0</text:p>
          </table:table-cell>
          <table:table-cell table:style-name="ce128" table:formula="of:=SUMPRODUCT([Thong_Tin_Ngay_Nghi_201401.$B$3:.$B$17]=[.B19];[Thong_Tin_Ngay_Nghi_201401.$C$3:.$C$17]) + SUMPRODUCT([Thong_Tin_Ngay_Nghi_201402.$B$3:.$B$20]=[.B19];[Thong_Tin_Ngay_Nghi_201402.$C$3:.$C$20]) + SUMPRODUCT([Thong_Tin_Ngay_Nghi_201403.$B$3:.$B$20]=[.B19];[Thong_Tin_Ngay_Nghi_201403.$C$3:.$C$20]) + SUMPRODUCT([Thong_Tin_Ngay_Nghi_201404.$B$3:.$B$29]=[.B19];[Thong_Tin_Ngay_Nghi_201404.$C$3:.$C$29]) + SUMPRODUCT([Thong_Tin_Ngay_Nghi_201405.$B$2:.$B$26]=[.B19];[Thong_Tin_Ngay_Nghi_201405.$C$2:.$C$26]) +SUMPRODUCT([Thong_Tin_Ngay_Nghi_201406.$B$3:.$B$30]=[.B19];[Thong_Tin_Ngay_Nghi_201406.$C$3:.$C$30]) + SUMPRODUCT([$Thong_Tin_Ngay_Nghi_201407.$B$3:.$B$29]=[.B19];[$Thong_Tin_Ngay_Nghi_201407.$C$3:.$C$29]) + SUMPRODUCT([Thong_Tin_Ngay_Nghi_201408.$B$3:.$B$32]=[.B19];[$Thong_Tin_Ngay_Nghi_201408.$C$3:.$C$32]) + SUMPRODUCT([Thong_Tin_Ngay_Nghi_201409.$B$3:.$B$34]=[.B19];[$Thong_Tin_Ngay_Nghi_201409.$C$3:.$C$34]) + SUMPRODUCT([Thong_Tin_Ngay_Nghi_201410.$B$3:.$B$36]=[.B19];[$Thong_Tin_Ngay_Nghi_201410.$C$3:.$C$36]) + SUMPRODUCT([Thong_Tin_Ngay_Nghi_201411.$B$3:.$B$36]=[.B19];[$Thong_Tin_Ngay_Nghi_201411.$C$3:.$C$36]) + SUMPRODUCT([Thong_Tin_Ngay_Nghi_201412.$B$3:.$B$36]=[.B19];[$Thong_Tin_Ngay_Nghi_201412.$C$3:.$C$36])" office:value-type="float" office:value="2.5">
            <text:p>2.5</text:p>
          </table:table-cell>
          <table:table-cell table:style-name="ce120" table:formula="of:=IF(DATE(YEAR([.E19]);MONTH([.E19]);DAY([.E19]))&lt;=DATE(YEAR([.E19]);3;31); [.F19]+[.C19]-[.G19]; IF([.G19]-[.C19]&lt;0;[.F19]-[.H19];[.F19]+[.C19]-[.H19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0]);DATE(YEAR([.D20]);12;31);NOW())" office:value-type="date" office:date-value="2014-12-31">
            <text:p>12/31/14</text:p>
          </table:table-cell>
          <table:table-cell table:style-name="ce120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12">
            <text:p>12</text:p>
          </table:table-cell>
          <table:table-cell table:style-name="ce126" table:formula="of:=SUMPRODUCT([Thong_Tin_Ngay_Nghi_201401.$B$3:.$B$16]=[.B20];[Thong_Tin_Ngay_Nghi_201401.$C$3:.$C$16]) + SUMPRODUCT([Thong_Tin_Ngay_Nghi_201402.$B$3:.$B$19]=[.B20];[Thong_Tin_Ngay_Nghi_201402.$C$3:.$C$19]) + SUMPRODUCT([Thong_Tin_Ngay_Nghi_201403.$B$3:.$B$19]=[.B20];[Thong_Tin_Ngay_Nghi_201403.$C$3:.$C$19])" office:value-type="float" office:value="4">
            <text:p>4</text:p>
          </table:table-cell>
          <table:table-cell table:style-name="ce128" table:formula="of:=SUMPRODUCT([Thong_Tin_Ngay_Nghi_201401.$B$3:.$B$17]=[.B20];[Thong_Tin_Ngay_Nghi_201401.$C$3:.$C$17]) + SUMPRODUCT([Thong_Tin_Ngay_Nghi_201402.$B$3:.$B$20]=[.B20];[Thong_Tin_Ngay_Nghi_201402.$C$3:.$C$20]) + SUMPRODUCT([Thong_Tin_Ngay_Nghi_201403.$B$3:.$B$20]=[.B20];[Thong_Tin_Ngay_Nghi_201403.$C$3:.$C$20]) + SUMPRODUCT([Thong_Tin_Ngay_Nghi_201404.$B$3:.$B$29]=[.B20];[Thong_Tin_Ngay_Nghi_201404.$C$3:.$C$29]) + SUMPRODUCT([Thong_Tin_Ngay_Nghi_201405.$B$2:.$B$26]=[.B20];[Thong_Tin_Ngay_Nghi_201405.$C$2:.$C$26]) +SUMPRODUCT([Thong_Tin_Ngay_Nghi_201406.$B$3:.$B$30]=[.B20];[Thong_Tin_Ngay_Nghi_201406.$C$3:.$C$30]) + SUMPRODUCT([$Thong_Tin_Ngay_Nghi_201407.$B$3:.$B$29]=[.B20];[$Thong_Tin_Ngay_Nghi_201407.$C$3:.$C$29]) + SUMPRODUCT([Thong_Tin_Ngay_Nghi_201408.$B$3:.$B$32]=[.B20];[$Thong_Tin_Ngay_Nghi_201408.$C$3:.$C$32]) + SUMPRODUCT([Thong_Tin_Ngay_Nghi_201409.$B$3:.$B$34]=[.B20];[$Thong_Tin_Ngay_Nghi_201409.$C$3:.$C$34]) + SUMPRODUCT([Thong_Tin_Ngay_Nghi_201410.$B$3:.$B$36]=[.B20];[$Thong_Tin_Ngay_Nghi_201410.$C$3:.$C$36]) + SUMPRODUCT([Thong_Tin_Ngay_Nghi_201411.$B$3:.$B$36]=[.B20];[$Thong_Tin_Ngay_Nghi_201411.$C$3:.$C$36]) + SUMPRODUCT([Thong_Tin_Ngay_Nghi_201412.$B$3:.$B$36]=[.B20];[$Thong_Tin_Ngay_Nghi_201412.$C$3:.$C$36])" office:value-type="float" office:value="15">
            <text:p>15</text:p>
          </table:table-cell>
          <table:table-cell table:style-name="ce120" table:formula="of:=IF(DATE(YEAR([.E20]);MONTH([.E20]);DAY([.E20]))&lt;=DATE(YEAR([.E20]);3;31); [.F20]+[.C20]-[.G20]; IF([.G20]-[.C20]&lt;0;[.F20]-[.H20];[.F20]+[.C20]-[.H20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3-19">
            <text:p>03/19/14</text:p>
          </table:table-cell>
          <table:table-cell table:style-name="ce123" table:formula="of:=IF(YEAR(NOW())&gt;YEAR([.D21]);DATE(YEAR([.D21]);12;31);NOW())" office:value-type="date" office:date-value="2014-12-31">
            <text:p>12/31/14</text:p>
          </table:table-cell>
          <table:table-cell table:style-name="ce120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9">
            <text:p>9</text:p>
          </table:table-cell>
          <table:table-cell table:style-name="ce126" table:formula="of:=SUMPRODUCT([Thong_Tin_Ngay_Nghi_201401.$B$3:.$B$16]=[.B21];[Thong_Tin_Ngay_Nghi_201401.$C$3:.$C$16]) + SUMPRODUCT([Thong_Tin_Ngay_Nghi_201402.$B$3:.$B$19]=[.B21];[Thong_Tin_Ngay_Nghi_201402.$C$3:.$C$19]) + SUMPRODUCT([Thong_Tin_Ngay_Nghi_201403.$B$3:.$B$19]=[.B21];[Thong_Tin_Ngay_Nghi_201403.$C$3:.$C$19])" office:value-type="float" office:value="0">
            <text:p>0</text:p>
          </table:table-cell>
          <table:table-cell table:style-name="ce128" table:formula="of:=SUMPRODUCT([Thong_Tin_Ngay_Nghi_201401.$B$3:.$B$17]=[.B21];[Thong_Tin_Ngay_Nghi_201401.$C$3:.$C$17]) + SUMPRODUCT([Thong_Tin_Ngay_Nghi_201402.$B$3:.$B$20]=[.B21];[Thong_Tin_Ngay_Nghi_201402.$C$3:.$C$20]) + SUMPRODUCT([Thong_Tin_Ngay_Nghi_201403.$B$3:.$B$20]=[.B21];[Thong_Tin_Ngay_Nghi_201403.$C$3:.$C$20]) + SUMPRODUCT([Thong_Tin_Ngay_Nghi_201404.$B$3:.$B$29]=[.B21];[Thong_Tin_Ngay_Nghi_201404.$C$3:.$C$29]) + SUMPRODUCT([Thong_Tin_Ngay_Nghi_201405.$B$2:.$B$26]=[.B21];[Thong_Tin_Ngay_Nghi_201405.$C$2:.$C$26]) +SUMPRODUCT([Thong_Tin_Ngay_Nghi_201406.$B$3:.$B$30]=[.B21];[Thong_Tin_Ngay_Nghi_201406.$C$3:.$C$30]) + SUMPRODUCT([$Thong_Tin_Ngay_Nghi_201407.$B$3:.$B$29]=[.B21];[$Thong_Tin_Ngay_Nghi_201407.$C$3:.$C$29]) + SUMPRODUCT([Thong_Tin_Ngay_Nghi_201408.$B$3:.$B$32]=[.B21];[$Thong_Tin_Ngay_Nghi_201408.$C$3:.$C$32]) + SUMPRODUCT([Thong_Tin_Ngay_Nghi_201409.$B$3:.$B$34]=[.B21];[$Thong_Tin_Ngay_Nghi_201409.$C$3:.$C$34]) + SUMPRODUCT([Thong_Tin_Ngay_Nghi_201410.$B$3:.$B$36]=[.B21];[$Thong_Tin_Ngay_Nghi_201410.$C$3:.$C$36]) + SUMPRODUCT([Thong_Tin_Ngay_Nghi_201411.$B$3:.$B$36]=[.B21];[$Thong_Tin_Ngay_Nghi_201411.$C$3:.$C$36]) + SUMPRODUCT([Thong_Tin_Ngay_Nghi_201412.$B$3:.$B$36]=[.B21];[$Thong_Tin_Ngay_Nghi_201412.$C$3:.$C$36])" office:value-type="float" office:value="13">
            <text:p>13</text:p>
          </table:table-cell>
          <table:table-cell table:style-name="ce120" table:formula="of:=IF(DATE(YEAR([.E21]);MONTH([.E21]);DAY([.E21]))&lt;=DATE(YEAR([.E21]);3;31); [.F21]+[.C21]-[.G21]; IF([.G21]-[.C21]&lt;0;[.F21]-[.H21];[.F21]+[.C21]-[.H21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8-19">
            <text:p>08/19/14</text:p>
          </table:table-cell>
          <table:table-cell table:style-name="ce123" table:formula="of:=IF(YEAR(NOW())&gt;YEAR([.D22]);DATE(YEAR([.D22]);12;31);NOW())" office:value-type="date" office:date-value="2014-12-31">
            <text:p>12/31/14</text:p>
          </table:table-cell>
          <table:table-cell table:style-name="ce120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4">
            <text:p>4</text:p>
          </table:table-cell>
          <table:table-cell table:style-name="ce126" table:formula="of:=SUMPRODUCT([Thong_Tin_Ngay_Nghi_201401.$B$3:.$B$16]=[.B22];[Thong_Tin_Ngay_Nghi_201401.$C$3:.$C$16]) + SUMPRODUCT([Thong_Tin_Ngay_Nghi_201402.$B$3:.$B$19]=[.B22];[Thong_Tin_Ngay_Nghi_201402.$C$3:.$C$19]) + SUMPRODUCT([Thong_Tin_Ngay_Nghi_201403.$B$3:.$B$19]=[.B22];[Thong_Tin_Ngay_Nghi_201403.$C$3:.$C$19])" office:value-type="float" office:value="0">
            <text:p>0</text:p>
          </table:table-cell>
          <table:table-cell table:style-name="ce128" table:formula="of:=SUMPRODUCT([Thong_Tin_Ngay_Nghi_201401.$B$3:.$B$17]=[.B22];[Thong_Tin_Ngay_Nghi_201401.$C$3:.$C$17]) + SUMPRODUCT([Thong_Tin_Ngay_Nghi_201402.$B$3:.$B$20]=[.B22];[Thong_Tin_Ngay_Nghi_201402.$C$3:.$C$20]) + SUMPRODUCT([Thong_Tin_Ngay_Nghi_201403.$B$3:.$B$20]=[.B22];[Thong_Tin_Ngay_Nghi_201403.$C$3:.$C$20]) + SUMPRODUCT([Thong_Tin_Ngay_Nghi_201404.$B$3:.$B$29]=[.B22];[Thong_Tin_Ngay_Nghi_201404.$C$3:.$C$29]) + SUMPRODUCT([Thong_Tin_Ngay_Nghi_201405.$B$2:.$B$26]=[.B22];[Thong_Tin_Ngay_Nghi_201405.$C$2:.$C$26]) +SUMPRODUCT([Thong_Tin_Ngay_Nghi_201406.$B$3:.$B$30]=[.B22];[Thong_Tin_Ngay_Nghi_201406.$C$3:.$C$30]) + SUMPRODUCT([$Thong_Tin_Ngay_Nghi_201407.$B$3:.$B$29]=[.B22];[$Thong_Tin_Ngay_Nghi_201407.$C$3:.$C$29]) + SUMPRODUCT([Thong_Tin_Ngay_Nghi_201408.$B$3:.$B$32]=[.B22];[$Thong_Tin_Ngay_Nghi_201408.$C$3:.$C$32]) + SUMPRODUCT([Thong_Tin_Ngay_Nghi_201409.$B$3:.$B$34]=[.B22];[$Thong_Tin_Ngay_Nghi_201409.$C$3:.$C$34]) + SUMPRODUCT([Thong_Tin_Ngay_Nghi_201410.$B$3:.$B$36]=[.B22];[$Thong_Tin_Ngay_Nghi_201410.$C$3:.$C$36]) + SUMPRODUCT([Thong_Tin_Ngay_Nghi_201411.$B$3:.$B$36]=[.B22];[$Thong_Tin_Ngay_Nghi_201411.$C$3:.$C$36]) + SUMPRODUCT([Thong_Tin_Ngay_Nghi_201412.$B$3:.$B$36]=[.B22];[$Thong_Tin_Ngay_Nghi_201412.$C$3:.$C$36])" office:value-type="float" office:value="21">
            <text:p>21</text:p>
          </table:table-cell>
          <table:table-cell table:style-name="ce120" table:formula="of:=IF(DATE(YEAR([.E22]);MONTH([.E22]);DAY([.E22]))&lt;=DATE(YEAR([.E22]);3;31); [.F22]+[.C22]-[.G22]; IF([.G22]-[.C22]&lt;0;[.F22]-[.H22];[.F22]+[.C22]-[.H22]))" office:value-type="float" office:value="-17">
            <text:p>-17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6-09">
            <text:p>06/09/14</text:p>
          </table:table-cell>
          <table:table-cell table:style-name="ce123" table:formula="of:=IF(YEAR(NOW())&gt;YEAR([.D23]);DATE(YEAR([.D23]);12;31);NOW())" office:value-type="date" office:date-value="2014-12-31">
            <text:p>12/31/14</text:p>
          </table:table-cell>
          <table:table-cell table:style-name="ce120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7">
            <text:p>7</text:p>
          </table:table-cell>
          <table:table-cell table:style-name="ce126" table:formula="of:=SUMPRODUCT([Thong_Tin_Ngay_Nghi_201401.$B$3:.$B$16]=[.B23];[Thong_Tin_Ngay_Nghi_201401.$C$3:.$C$16]) + SUMPRODUCT([Thong_Tin_Ngay_Nghi_201402.$B$3:.$B$19]=[.B23];[Thong_Tin_Ngay_Nghi_201402.$C$3:.$C$19]) + SUMPRODUCT([Thong_Tin_Ngay_Nghi_201403.$B$3:.$B$19]=[.B23];[Thong_Tin_Ngay_Nghi_201403.$C$3:.$C$19])" office:value-type="float" office:value="0">
            <text:p>0</text:p>
          </table:table-cell>
          <table:table-cell table:style-name="ce128" table:formula="of:=SUMPRODUCT([Thong_Tin_Ngay_Nghi_201401.$B$3:.$B$17]=[.B23];[Thong_Tin_Ngay_Nghi_201401.$C$3:.$C$17]) + SUMPRODUCT([Thong_Tin_Ngay_Nghi_201402.$B$3:.$B$20]=[.B23];[Thong_Tin_Ngay_Nghi_201402.$C$3:.$C$20]) + SUMPRODUCT([Thong_Tin_Ngay_Nghi_201403.$B$3:.$B$20]=[.B23];[Thong_Tin_Ngay_Nghi_201403.$C$3:.$C$20]) + SUMPRODUCT([Thong_Tin_Ngay_Nghi_201404.$B$3:.$B$29]=[.B23];[Thong_Tin_Ngay_Nghi_201404.$C$3:.$C$29]) + SUMPRODUCT([Thong_Tin_Ngay_Nghi_201405.$B$2:.$B$26]=[.B23];[Thong_Tin_Ngay_Nghi_201405.$C$2:.$C$26]) +SUMPRODUCT([Thong_Tin_Ngay_Nghi_201406.$B$3:.$B$30]=[.B23];[Thong_Tin_Ngay_Nghi_201406.$C$3:.$C$30]) + SUMPRODUCT([$Thong_Tin_Ngay_Nghi_201407.$B$3:.$B$29]=[.B23];[$Thong_Tin_Ngay_Nghi_201407.$C$3:.$C$29]) + SUMPRODUCT([Thong_Tin_Ngay_Nghi_201408.$B$3:.$B$32]=[.B23];[$Thong_Tin_Ngay_Nghi_201408.$C$3:.$C$32]) + SUMPRODUCT([Thong_Tin_Ngay_Nghi_201409.$B$3:.$B$34]=[.B23];[$Thong_Tin_Ngay_Nghi_201409.$C$3:.$C$34]) + SUMPRODUCT([Thong_Tin_Ngay_Nghi_201410.$B$3:.$B$36]=[.B23];[$Thong_Tin_Ngay_Nghi_201410.$C$3:.$C$36]) + SUMPRODUCT([Thong_Tin_Ngay_Nghi_201411.$B$3:.$B$36]=[.B23];[$Thong_Tin_Ngay_Nghi_201411.$C$3:.$C$36]) + SUMPRODUCT([Thong_Tin_Ngay_Nghi_201412.$B$3:.$B$36]=[.B23];[$Thong_Tin_Ngay_Nghi_201412.$C$3:.$C$36])" office:value-type="float" office:value="8">
            <text:p>8</text:p>
          </table:table-cell>
          <table:table-cell table:style-name="ce120" table:formula="of:=IF(DATE(YEAR([.E23]);MONTH([.E23]);DAY([.E23]))&lt;=DATE(YEAR([.E23]);3;31); [.F23]+[.C23]-[.G23]; IF([.G23]-[.C23]&lt;0;[.F23]-[.H23];[.F23]+[.C23]-[.H23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20" office:value-type="float" office:value="1.5">
            <text:p>1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4]);DATE(YEAR([.D24]);12;31);NOW())" office:value-type="date" office:date-value="2014-12-31">
            <text:p>12/31/14</text:p>
          </table:table-cell>
          <table:table-cell table:style-name="ce120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12">
            <text:p>12</text:p>
          </table:table-cell>
          <table:table-cell table:style-name="ce126" table:formula="of:=SUMPRODUCT([Thong_Tin_Ngay_Nghi_201401.$B$3:.$B$16]=[.B24];[Thong_Tin_Ngay_Nghi_201401.$C$3:.$C$16]) + SUMPRODUCT([Thong_Tin_Ngay_Nghi_201402.$B$3:.$B$19]=[.B24];[Thong_Tin_Ngay_Nghi_201402.$C$3:.$C$19]) + SUMPRODUCT([Thong_Tin_Ngay_Nghi_201403.$B$3:.$B$19]=[.B24];[Thong_Tin_Ngay_Nghi_201403.$C$3:.$C$19])" office:value-type="float" office:value="7">
            <text:p>7</text:p>
          </table:table-cell>
          <table:table-cell table:style-name="ce128" table:formula="of:=SUMPRODUCT([Thong_Tin_Ngay_Nghi_201401.$B$3:.$B$17]=[.B24];[Thong_Tin_Ngay_Nghi_201401.$C$3:.$C$17]) + SUMPRODUCT([Thong_Tin_Ngay_Nghi_201402.$B$3:.$B$20]=[.B24];[Thong_Tin_Ngay_Nghi_201402.$C$3:.$C$20]) + SUMPRODUCT([Thong_Tin_Ngay_Nghi_201403.$B$3:.$B$20]=[.B24];[Thong_Tin_Ngay_Nghi_201403.$C$3:.$C$20]) + SUMPRODUCT([Thong_Tin_Ngay_Nghi_201404.$B$3:.$B$29]=[.B24];[Thong_Tin_Ngay_Nghi_201404.$C$3:.$C$29]) + SUMPRODUCT([Thong_Tin_Ngay_Nghi_201405.$B$2:.$B$26]=[.B24];[Thong_Tin_Ngay_Nghi_201405.$C$2:.$C$26]) +SUMPRODUCT([Thong_Tin_Ngay_Nghi_201406.$B$3:.$B$30]=[.B24];[Thong_Tin_Ngay_Nghi_201406.$C$3:.$C$30]) + SUMPRODUCT([$Thong_Tin_Ngay_Nghi_201407.$B$3:.$B$29]=[.B24];[$Thong_Tin_Ngay_Nghi_201407.$C$3:.$C$29]) + SUMPRODUCT([Thong_Tin_Ngay_Nghi_201408.$B$3:.$B$32]=[.B24];[$Thong_Tin_Ngay_Nghi_201408.$C$3:.$C$32]) + SUMPRODUCT([Thong_Tin_Ngay_Nghi_201409.$B$3:.$B$34]=[.B24];[$Thong_Tin_Ngay_Nghi_201409.$C$3:.$C$34]) + SUMPRODUCT([Thong_Tin_Ngay_Nghi_201410.$B$3:.$B$36]=[.B24];[$Thong_Tin_Ngay_Nghi_201410.$C$3:.$C$36]) + SUMPRODUCT([Thong_Tin_Ngay_Nghi_201411.$B$3:.$B$36]=[.B24];[$Thong_Tin_Ngay_Nghi_201411.$C$3:.$C$36]) + SUMPRODUCT([Thong_Tin_Ngay_Nghi_201412.$B$3:.$B$36]=[.B24];[$Thong_Tin_Ngay_Nghi_201412.$C$3:.$C$36])" office:value-type="float" office:value="11.5">
            <text:p>11.5</text:p>
          </table:table-cell>
          <table:table-cell table:style-name="ce120" table:formula="of:=IF(DATE(YEAR([.E24]);MONTH([.E24]);DAY([.E24]))&lt;=DATE(YEAR([.E24]);3;31); [.F24]+[.C24]-[.G24]; IF([.G24]-[.C24]&lt;0;[.F24]-[.H24];[.F24]+[.C24]-[.H24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5-05">
            <text:p>05/05/14</text:p>
          </table:table-cell>
          <table:table-cell table:style-name="ce123" table:formula="of:=IF(YEAR(NOW())&gt;YEAR([.D25]);DATE(YEAR([.D25]);12;31);NOW())" office:value-type="date" office:date-value="2014-12-31">
            <text:p>12/31/14</text:p>
          </table:table-cell>
          <table:table-cell table:style-name="ce120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8">
            <text:p>8</text:p>
          </table:table-cell>
          <table:table-cell table:style-name="ce126" table:formula="of:=SUMPRODUCT([Thong_Tin_Ngay_Nghi_201401.$B$3:.$B$16]=[.B25];[Thong_Tin_Ngay_Nghi_201401.$C$3:.$C$16]) + SUMPRODUCT([Thong_Tin_Ngay_Nghi_201402.$B$3:.$B$19]=[.B25];[Thong_Tin_Ngay_Nghi_201402.$C$3:.$C$19]) + SUMPRODUCT([Thong_Tin_Ngay_Nghi_201403.$B$3:.$B$19]=[.B25];[Thong_Tin_Ngay_Nghi_201403.$C$3:.$C$19])" office:value-type="float" office:value="0">
            <text:p>0</text:p>
          </table:table-cell>
          <table:table-cell table:style-name="ce128" table:formula="of:=SUMPRODUCT([Thong_Tin_Ngay_Nghi_201401.$B$3:.$B$17]=[.B25];[Thong_Tin_Ngay_Nghi_201401.$C$3:.$C$17]) + SUMPRODUCT([Thong_Tin_Ngay_Nghi_201402.$B$3:.$B$20]=[.B25];[Thong_Tin_Ngay_Nghi_201402.$C$3:.$C$20]) + SUMPRODUCT([Thong_Tin_Ngay_Nghi_201403.$B$3:.$B$20]=[.B25];[Thong_Tin_Ngay_Nghi_201403.$C$3:.$C$20]) + SUMPRODUCT([Thong_Tin_Ngay_Nghi_201404.$B$3:.$B$29]=[.B25];[Thong_Tin_Ngay_Nghi_201404.$C$3:.$C$29]) + SUMPRODUCT([Thong_Tin_Ngay_Nghi_201405.$B$2:.$B$26]=[.B25];[Thong_Tin_Ngay_Nghi_201405.$C$2:.$C$26]) +SUMPRODUCT([Thong_Tin_Ngay_Nghi_201406.$B$3:.$B$30]=[.B25];[Thong_Tin_Ngay_Nghi_201406.$C$3:.$C$30]) + SUMPRODUCT([$Thong_Tin_Ngay_Nghi_201407.$B$3:.$B$29]=[.B25];[$Thong_Tin_Ngay_Nghi_201407.$C$3:.$C$29]) + SUMPRODUCT([Thong_Tin_Ngay_Nghi_201408.$B$3:.$B$32]=[.B25];[$Thong_Tin_Ngay_Nghi_201408.$C$3:.$C$32]) + SUMPRODUCT([Thong_Tin_Ngay_Nghi_201409.$B$3:.$B$34]=[.B25];[$Thong_Tin_Ngay_Nghi_201409.$C$3:.$C$34]) + SUMPRODUCT([Thong_Tin_Ngay_Nghi_201410.$B$3:.$B$36]=[.B25];[$Thong_Tin_Ngay_Nghi_201410.$C$3:.$C$36]) + SUMPRODUCT([Thong_Tin_Ngay_Nghi_201411.$B$3:.$B$36]=[.B25];[$Thong_Tin_Ngay_Nghi_201411.$C$3:.$C$36]) + SUMPRODUCT([Thong_Tin_Ngay_Nghi_201412.$B$3:.$B$36]=[.B25];[$Thong_Tin_Ngay_Nghi_201412.$C$3:.$C$36])" office:value-type="float" office:value="8">
            <text:p>8</text:p>
          </table:table-cell>
          <table:table-cell table:style-name="ce120" table:formula="of:=IF(DATE(YEAR([.E25]);MONTH([.E25]);DAY([.E25]))&lt;=DATE(YEAR([.E25]);3;31); [.F25]+[.C25]-[.G25]; IF([.G25]-[.C25]&lt;0;[.F25]-[.H25];[.F25]+[.C25]-[.H25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20" office:value-type="float" office:value="0.5">
            <text:p>0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26]);DATE(YEAR([.D26]);12;31);NOW())" office:value-type="date" office:date-value="2014-12-31">
            <text:p>12/31/14</text:p>
          </table:table-cell>
          <table:table-cell table:style-name="ce120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12">
            <text:p>12</text:p>
          </table:table-cell>
          <table:table-cell table:style-name="ce126" table:formula="of:=SUMPRODUCT([Thong_Tin_Ngay_Nghi_201401.$B$3:.$B$16]=[.B26];[Thong_Tin_Ngay_Nghi_201401.$C$3:.$C$16]) + SUMPRODUCT([Thong_Tin_Ngay_Nghi_201402.$B$3:.$B$19]=[.B26];[Thong_Tin_Ngay_Nghi_201402.$C$3:.$C$19]) + SUMPRODUCT([Thong_Tin_Ngay_Nghi_201403.$B$3:.$B$19]=[.B26];[Thong_Tin_Ngay_Nghi_201403.$C$3:.$C$19])" office:value-type="float" office:value="5">
            <text:p>5</text:p>
          </table:table-cell>
          <table:table-cell table:style-name="ce128" table:formula="of:=SUMPRODUCT([Thong_Tin_Ngay_Nghi_201401.$B$3:.$B$17]=[.B26];[Thong_Tin_Ngay_Nghi_201401.$C$3:.$C$17]) + SUMPRODUCT([Thong_Tin_Ngay_Nghi_201402.$B$3:.$B$20]=[.B26];[Thong_Tin_Ngay_Nghi_201402.$C$3:.$C$20]) + SUMPRODUCT([Thong_Tin_Ngay_Nghi_201403.$B$3:.$B$20]=[.B26];[Thong_Tin_Ngay_Nghi_201403.$C$3:.$C$20]) + SUMPRODUCT([Thong_Tin_Ngay_Nghi_201404.$B$3:.$B$29]=[.B26];[Thong_Tin_Ngay_Nghi_201404.$C$3:.$C$29]) + SUMPRODUCT([Thong_Tin_Ngay_Nghi_201405.$B$2:.$B$26]=[.B26];[Thong_Tin_Ngay_Nghi_201405.$C$2:.$C$26]) +SUMPRODUCT([Thong_Tin_Ngay_Nghi_201406.$B$3:.$B$30]=[.B26];[Thong_Tin_Ngay_Nghi_201406.$C$3:.$C$30]) + SUMPRODUCT([$Thong_Tin_Ngay_Nghi_201407.$B$3:.$B$29]=[.B26];[$Thong_Tin_Ngay_Nghi_201407.$C$3:.$C$29]) + SUMPRODUCT([Thong_Tin_Ngay_Nghi_201408.$B$3:.$B$32]=[.B26];[$Thong_Tin_Ngay_Nghi_201408.$C$3:.$C$32]) + SUMPRODUCT([Thong_Tin_Ngay_Nghi_201409.$B$3:.$B$34]=[.B26];[$Thong_Tin_Ngay_Nghi_201409.$C$3:.$C$34]) + SUMPRODUCT([Thong_Tin_Ngay_Nghi_201410.$B$3:.$B$36]=[.B26];[$Thong_Tin_Ngay_Nghi_201410.$C$3:.$C$36]) + SUMPRODUCT([Thong_Tin_Ngay_Nghi_201411.$B$3:.$B$36]=[.B26];[$Thong_Tin_Ngay_Nghi_201411.$C$3:.$C$36]) + SUMPRODUCT([Thong_Tin_Ngay_Nghi_201412.$B$3:.$B$36]=[.B26];[$Thong_Tin_Ngay_Nghi_201412.$C$3:.$C$36])" office:value-type="float" office:value="9.5">
            <text:p>9.5</text:p>
          </table:table-cell>
          <table:table-cell table:style-name="ce120" table:formula="of:=IF(DATE(YEAR([.E26]);MONTH([.E26]);DAY([.E26]))&lt;=DATE(YEAR([.E26]);3;31); [.F26]+[.C26]-[.G26]; IF([.G26]-[.C26]&lt;0;[.F26]-[.H26];[.F26]+[.C26]-[.H26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24">
            <text:p>04/24/14</text:p>
          </table:table-cell>
          <table:table-cell table:style-name="ce123" table:formula="of:=IF(YEAR(NOW())&gt;YEAR([.D27]);DATE(YEAR([.D27]);12;31);NOW())" office:value-type="date" office:date-value="2014-12-31">
            <text:p>12/31/14</text:p>
          </table:table-cell>
          <table:table-cell table:style-name="ce120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8">
            <text:p>8</text:p>
          </table:table-cell>
          <table:table-cell table:style-name="ce126" table:formula="of:=SUMPRODUCT([Thong_Tin_Ngay_Nghi_201401.$B$3:.$B$16]=[.B27];[Thong_Tin_Ngay_Nghi_201401.$C$3:.$C$16]) + SUMPRODUCT([Thong_Tin_Ngay_Nghi_201402.$B$3:.$B$19]=[.B27];[Thong_Tin_Ngay_Nghi_201402.$C$3:.$C$19]) + SUMPRODUCT([Thong_Tin_Ngay_Nghi_201403.$B$3:.$B$19]=[.B27];[Thong_Tin_Ngay_Nghi_201403.$C$3:.$C$19])" office:value-type="float" office:value="0">
            <text:p>0</text:p>
          </table:table-cell>
          <table:table-cell table:style-name="ce128" table:formula="of:=SUMPRODUCT([Thong_Tin_Ngay_Nghi_201401.$B$3:.$B$17]=[.B27];[Thong_Tin_Ngay_Nghi_201401.$C$3:.$C$17]) + SUMPRODUCT([Thong_Tin_Ngay_Nghi_201402.$B$3:.$B$20]=[.B27];[Thong_Tin_Ngay_Nghi_201402.$C$3:.$C$20]) + SUMPRODUCT([Thong_Tin_Ngay_Nghi_201403.$B$3:.$B$20]=[.B27];[Thong_Tin_Ngay_Nghi_201403.$C$3:.$C$20]) + SUMPRODUCT([Thong_Tin_Ngay_Nghi_201404.$B$3:.$B$29]=[.B27];[Thong_Tin_Ngay_Nghi_201404.$C$3:.$C$29]) + SUMPRODUCT([Thong_Tin_Ngay_Nghi_201405.$B$2:.$B$26]=[.B27];[Thong_Tin_Ngay_Nghi_201405.$C$2:.$C$26]) +SUMPRODUCT([Thong_Tin_Ngay_Nghi_201406.$B$3:.$B$30]=[.B27];[Thong_Tin_Ngay_Nghi_201406.$C$3:.$C$30]) + SUMPRODUCT([$Thong_Tin_Ngay_Nghi_201407.$B$3:.$B$29]=[.B27];[$Thong_Tin_Ngay_Nghi_201407.$C$3:.$C$29]) + SUMPRODUCT([Thong_Tin_Ngay_Nghi_201408.$B$3:.$B$32]=[.B27];[$Thong_Tin_Ngay_Nghi_201408.$C$3:.$C$32]) + SUMPRODUCT([Thong_Tin_Ngay_Nghi_201409.$B$3:.$B$34]=[.B27];[$Thong_Tin_Ngay_Nghi_201409.$C$3:.$C$34]) + SUMPRODUCT([Thong_Tin_Ngay_Nghi_201410.$B$3:.$B$36]=[.B27];[$Thong_Tin_Ngay_Nghi_201410.$C$3:.$C$36]) + SUMPRODUCT([Thong_Tin_Ngay_Nghi_201411.$B$3:.$B$36]=[.B27];[$Thong_Tin_Ngay_Nghi_201411.$C$3:.$C$36]) + SUMPRODUCT([Thong_Tin_Ngay_Nghi_201412.$B$3:.$B$36]=[.B27];[$Thong_Tin_Ngay_Nghi_201412.$C$3:.$C$36])" office:value-type="float" office:value="17">
            <text:p>17</text:p>
          </table:table-cell>
          <table:table-cell table:style-name="ce120" table:formula="of:=IF(DATE(YEAR([.E27]);MONTH([.E27]);DAY([.E27]))&lt;=DATE(YEAR([.E27]);3;31); [.F27]+[.C27]-[.G27]; IF([.G27]-[.C27]&lt;0;[.F27]-[.H27];[.F27]+[.C27]-[.H27]))" office:value-type="float" office:value="-9">
            <text:p>-9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9-01">
            <text:p>09/01/14</text:p>
          </table:table-cell>
          <table:table-cell table:style-name="ce123" table:formula="of:=IF(YEAR(NOW())&gt;YEAR([.D28]);DATE(YEAR([.D28]);12;31);NOW())" office:value-type="date" office:date-value="2014-12-31">
            <text:p>12/31/14</text:p>
          </table:table-cell>
          <table:table-cell table:style-name="ce120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4">
            <text:p>4</text:p>
          </table:table-cell>
          <table:table-cell table:style-name="ce126" table:formula="of:=SUMPRODUCT([Thong_Tin_Ngay_Nghi_201401.$B$3:.$B$16]=[.B28];[Thong_Tin_Ngay_Nghi_201401.$C$3:.$C$16]) + SUMPRODUCT([Thong_Tin_Ngay_Nghi_201402.$B$3:.$B$19]=[.B28];[Thong_Tin_Ngay_Nghi_201402.$C$3:.$C$19]) + SUMPRODUCT([Thong_Tin_Ngay_Nghi_201403.$B$3:.$B$19]=[.B28];[Thong_Tin_Ngay_Nghi_201403.$C$3:.$C$19])" office:value-type="float" office:value="0">
            <text:p>0</text:p>
          </table:table-cell>
          <table:table-cell table:style-name="ce128" table:formula="of:=SUMPRODUCT([Thong_Tin_Ngay_Nghi_201401.$B$3:.$B$17]=[.B28];[Thong_Tin_Ngay_Nghi_201401.$C$3:.$C$17]) + SUMPRODUCT([Thong_Tin_Ngay_Nghi_201402.$B$3:.$B$20]=[.B28];[Thong_Tin_Ngay_Nghi_201402.$C$3:.$C$20]) + SUMPRODUCT([Thong_Tin_Ngay_Nghi_201403.$B$3:.$B$20]=[.B28];[Thong_Tin_Ngay_Nghi_201403.$C$3:.$C$20]) + SUMPRODUCT([Thong_Tin_Ngay_Nghi_201404.$B$3:.$B$29]=[.B28];[Thong_Tin_Ngay_Nghi_201404.$C$3:.$C$29]) + SUMPRODUCT([Thong_Tin_Ngay_Nghi_201405.$B$2:.$B$26]=[.B28];[Thong_Tin_Ngay_Nghi_201405.$C$2:.$C$26]) +SUMPRODUCT([Thong_Tin_Ngay_Nghi_201406.$B$3:.$B$30]=[.B28];[Thong_Tin_Ngay_Nghi_201406.$C$3:.$C$30]) + SUMPRODUCT([$Thong_Tin_Ngay_Nghi_201407.$B$3:.$B$29]=[.B28];[$Thong_Tin_Ngay_Nghi_201407.$C$3:.$C$29]) + SUMPRODUCT([Thong_Tin_Ngay_Nghi_201408.$B$3:.$B$32]=[.B28];[$Thong_Tin_Ngay_Nghi_201408.$C$3:.$C$32]) + SUMPRODUCT([Thong_Tin_Ngay_Nghi_201409.$B$3:.$B$34]=[.B28];[$Thong_Tin_Ngay_Nghi_201409.$C$3:.$C$34]) + SUMPRODUCT([Thong_Tin_Ngay_Nghi_201410.$B$3:.$B$36]=[.B28];[$Thong_Tin_Ngay_Nghi_201410.$C$3:.$C$36]) + SUMPRODUCT([Thong_Tin_Ngay_Nghi_201411.$B$3:.$B$36]=[.B28];[$Thong_Tin_Ngay_Nghi_201411.$C$3:.$C$36]) + SUMPRODUCT([Thong_Tin_Ngay_Nghi_201412.$B$3:.$B$36]=[.B28];[$Thong_Tin_Ngay_Nghi_201412.$C$3:.$C$36])" office:value-type="float" office:value="2.5">
            <text:p>2.5</text:p>
          </table:table-cell>
          <table:table-cell table:style-name="ce120" table:formula="of:=IF(DATE(YEAR([.E28]);MONTH([.E28]);DAY([.E28]))&lt;=DATE(YEAR([.E28]);3;31); [.F28]+[.C28]-[.G28]; IF([.G28]-[.C28]&lt;0;[.F28]-[.H28];[.F28]+[.C28]-[.H28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7-23">
            <text:p>07/23/14</text:p>
          </table:table-cell>
          <table:table-cell table:style-name="ce123" table:formula="of:=IF(YEAR(NOW())&gt;YEAR([.D29]);DATE(YEAR([.D29]);12;31);NOW())" office:value-type="date" office:date-value="2014-12-31">
            <text:p>12/31/14</text:p>
          </table:table-cell>
          <table:table-cell table:style-name="ce120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5">
            <text:p>5</text:p>
          </table:table-cell>
          <table:table-cell table:style-name="ce126" table:formula="of:=SUMPRODUCT([Thong_Tin_Ngay_Nghi_201401.$B$3:.$B$16]=[.B29];[Thong_Tin_Ngay_Nghi_201401.$C$3:.$C$16]) + SUMPRODUCT([Thong_Tin_Ngay_Nghi_201402.$B$3:.$B$19]=[.B29];[Thong_Tin_Ngay_Nghi_201402.$C$3:.$C$19]) + SUMPRODUCT([Thong_Tin_Ngay_Nghi_201403.$B$3:.$B$19]=[.B29];[Thong_Tin_Ngay_Nghi_201403.$C$3:.$C$19])" office:value-type="float" office:value="0">
            <text:p>0</text:p>
          </table:table-cell>
          <table:table-cell table:style-name="ce128" table:formula="of:=SUMPRODUCT([Thong_Tin_Ngay_Nghi_201401.$B$3:.$B$17]=[.B29];[Thong_Tin_Ngay_Nghi_201401.$C$3:.$C$17]) + SUMPRODUCT([Thong_Tin_Ngay_Nghi_201402.$B$3:.$B$20]=[.B29];[Thong_Tin_Ngay_Nghi_201402.$C$3:.$C$20]) + SUMPRODUCT([Thong_Tin_Ngay_Nghi_201403.$B$3:.$B$20]=[.B29];[Thong_Tin_Ngay_Nghi_201403.$C$3:.$C$20]) + SUMPRODUCT([Thong_Tin_Ngay_Nghi_201404.$B$3:.$B$29]=[.B29];[Thong_Tin_Ngay_Nghi_201404.$C$3:.$C$29]) + SUMPRODUCT([Thong_Tin_Ngay_Nghi_201405.$B$2:.$B$26]=[.B29];[Thong_Tin_Ngay_Nghi_201405.$C$2:.$C$26]) +SUMPRODUCT([Thong_Tin_Ngay_Nghi_201406.$B$3:.$B$30]=[.B29];[Thong_Tin_Ngay_Nghi_201406.$C$3:.$C$30]) + SUMPRODUCT([$Thong_Tin_Ngay_Nghi_201407.$B$3:.$B$29]=[.B29];[$Thong_Tin_Ngay_Nghi_201407.$C$3:.$C$29]) + SUMPRODUCT([Thong_Tin_Ngay_Nghi_201408.$B$3:.$B$32]=[.B29];[$Thong_Tin_Ngay_Nghi_201408.$C$3:.$C$32]) + SUMPRODUCT([Thong_Tin_Ngay_Nghi_201409.$B$3:.$B$34]=[.B29];[$Thong_Tin_Ngay_Nghi_201409.$C$3:.$C$34]) + SUMPRODUCT([Thong_Tin_Ngay_Nghi_201410.$B$3:.$B$36]=[.B29];[$Thong_Tin_Ngay_Nghi_201410.$C$3:.$C$36]) + SUMPRODUCT([Thong_Tin_Ngay_Nghi_201411.$B$3:.$B$36]=[.B29];[$Thong_Tin_Ngay_Nghi_201411.$C$3:.$C$36]) + SUMPRODUCT([Thong_Tin_Ngay_Nghi_201412.$B$3:.$B$36]=[.B29];[$Thong_Tin_Ngay_Nghi_201412.$C$3:.$C$36])" office:value-type="float" office:value="6">
            <text:p>6</text:p>
          </table:table-cell>
          <table:table-cell table:style-name="ce120" table:formula="of:=IF(DATE(YEAR([.E29]);MONTH([.E29]);DAY([.E29]))&lt;=DATE(YEAR([.E29]);3;31); [.F29]+[.C29]-[.G29]; IF([.G29]-[.C29]&lt;0;[.F29]-[.H29];[.F29]+[.C29]-[.H29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120" office:value-type="float" office:value="1.5">
            <text:p>1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0]);DATE(YEAR([.D30]);12;31);NOW())" office:value-type="date" office:date-value="2014-12-31">
            <text:p>12/31/14</text:p>
          </table:table-cell>
          <table:table-cell table:style-name="ce120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12">
            <text:p>12</text:p>
          </table:table-cell>
          <table:table-cell table:style-name="ce126" table:formula="of:=SUMPRODUCT([Thong_Tin_Ngay_Nghi_201401.$B$3:.$B$16]=[.B30];[Thong_Tin_Ngay_Nghi_201401.$C$3:.$C$16]) + SUMPRODUCT([Thong_Tin_Ngay_Nghi_201402.$B$3:.$B$19]=[.B30];[Thong_Tin_Ngay_Nghi_201402.$C$3:.$C$19]) + SUMPRODUCT([Thong_Tin_Ngay_Nghi_201403.$B$3:.$B$19]=[.B30];[Thong_Tin_Ngay_Nghi_201403.$C$3:.$C$19])" office:value-type="float" office:value="8">
            <text:p>8</text:p>
          </table:table-cell>
          <table:table-cell table:style-name="ce128" table:formula="of:=SUMPRODUCT([Thong_Tin_Ngay_Nghi_201401.$B$3:.$B$17]=[.B30];[Thong_Tin_Ngay_Nghi_201401.$C$3:.$C$17]) + SUMPRODUCT([Thong_Tin_Ngay_Nghi_201402.$B$3:.$B$20]=[.B30];[Thong_Tin_Ngay_Nghi_201402.$C$3:.$C$20]) + SUMPRODUCT([Thong_Tin_Ngay_Nghi_201403.$B$3:.$B$20]=[.B30];[Thong_Tin_Ngay_Nghi_201403.$C$3:.$C$20]) + SUMPRODUCT([Thong_Tin_Ngay_Nghi_201404.$B$3:.$B$29]=[.B30];[Thong_Tin_Ngay_Nghi_201404.$C$3:.$C$29]) + SUMPRODUCT([Thong_Tin_Ngay_Nghi_201405.$B$2:.$B$26]=[.B30];[Thong_Tin_Ngay_Nghi_201405.$C$2:.$C$26]) +SUMPRODUCT([Thong_Tin_Ngay_Nghi_201406.$B$3:.$B$30]=[.B30];[Thong_Tin_Ngay_Nghi_201406.$C$3:.$C$30]) + SUMPRODUCT([$Thong_Tin_Ngay_Nghi_201407.$B$3:.$B$29]=[.B30];[$Thong_Tin_Ngay_Nghi_201407.$C$3:.$C$29]) + SUMPRODUCT([Thong_Tin_Ngay_Nghi_201408.$B$3:.$B$32]=[.B30];[$Thong_Tin_Ngay_Nghi_201408.$C$3:.$C$32]) + SUMPRODUCT([Thong_Tin_Ngay_Nghi_201409.$B$3:.$B$34]=[.B30];[$Thong_Tin_Ngay_Nghi_201409.$C$3:.$C$34]) + SUMPRODUCT([Thong_Tin_Ngay_Nghi_201410.$B$3:.$B$36]=[.B30];[$Thong_Tin_Ngay_Nghi_201410.$C$3:.$C$36]) + SUMPRODUCT([Thong_Tin_Ngay_Nghi_201411.$B$3:.$B$36]=[.B30];[$Thong_Tin_Ngay_Nghi_201411.$C$3:.$C$36]) + SUMPRODUCT([Thong_Tin_Ngay_Nghi_201412.$B$3:.$B$36]=[.B30];[$Thong_Tin_Ngay_Nghi_201412.$C$3:.$C$36])" office:value-type="float" office:value="18.5">
            <text:p>18.5</text:p>
          </table:table-cell>
          <table:table-cell table:style-name="ce120" table:formula="of:=IF(DATE(YEAR([.E30]);MONTH([.E30]);DAY([.E30]))&lt;=DATE(YEAR([.E30]);3;31); [.F30]+[.C30]-[.G30]; IF([.G30]-[.C30]&lt;0;[.F30]-[.H30];[.F30]+[.C30]-[.H30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118" office:value-type="string">
            <text:p>ThaoTP</text:p>
          </table:table-cell>
          <table:table-cell table:style-name="ce122" office:value-type="float" office:value="0">
            <text:p>0</text:p>
          </table:table-cell>
          <table:table-cell table:style-name="ce125" office:value-type="date" office:date-value="2014-06-16">
            <text:p>06/16/14</text:p>
          </table:table-cell>
          <table:table-cell table:style-name="ce125" table:formula="of:=IF(YEAR(NOW())&gt;YEAR([.D31]);DATE(YEAR([.D31]);12;31);NOW())" office:value-type="date" office:date-value="2014-12-31">
            <text:p>12/31/14</text:p>
          </table:table-cell>
          <table:table-cell table:style-name="ce122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7">
            <text:p>7</text:p>
          </table:table-cell>
          <table:table-cell table:style-name="ce126" table:formula="of:=SUMPRODUCT([Thong_Tin_Ngay_Nghi_201401.$B$3:.$B$16]=[.B31];[Thong_Tin_Ngay_Nghi_201401.$C$3:.$C$16]) + SUMPRODUCT([Thong_Tin_Ngay_Nghi_201402.$B$3:.$B$19]=[.B31];[Thong_Tin_Ngay_Nghi_201402.$C$3:.$C$19]) + SUMPRODUCT([Thong_Tin_Ngay_Nghi_201403.$B$3:.$B$19]=[.B31];[Thong_Tin_Ngay_Nghi_201403.$C$3:.$C$19])" office:value-type="float" office:value="0">
            <text:p>0</text:p>
          </table:table-cell>
          <table:table-cell table:style-name="ce128" table:formula="of:=SUMPRODUCT([Thong_Tin_Ngay_Nghi_201401.$B$3:.$B$17]=[.B31];[Thong_Tin_Ngay_Nghi_201401.$C$3:.$C$17]) + SUMPRODUCT([Thong_Tin_Ngay_Nghi_201402.$B$3:.$B$20]=[.B31];[Thong_Tin_Ngay_Nghi_201402.$C$3:.$C$20]) + SUMPRODUCT([Thong_Tin_Ngay_Nghi_201403.$B$3:.$B$20]=[.B31];[Thong_Tin_Ngay_Nghi_201403.$C$3:.$C$20]) + SUMPRODUCT([Thong_Tin_Ngay_Nghi_201404.$B$3:.$B$29]=[.B31];[Thong_Tin_Ngay_Nghi_201404.$C$3:.$C$29]) + SUMPRODUCT([Thong_Tin_Ngay_Nghi_201405.$B$2:.$B$26]=[.B31];[Thong_Tin_Ngay_Nghi_201405.$C$2:.$C$26]) +SUMPRODUCT([Thong_Tin_Ngay_Nghi_201406.$B$3:.$B$30]=[.B31];[Thong_Tin_Ngay_Nghi_201406.$C$3:.$C$30]) + SUMPRODUCT([$Thong_Tin_Ngay_Nghi_201407.$B$3:.$B$29]=[.B31];[$Thong_Tin_Ngay_Nghi_201407.$C$3:.$C$29]) + SUMPRODUCT([Thong_Tin_Ngay_Nghi_201408.$B$3:.$B$32]=[.B31];[$Thong_Tin_Ngay_Nghi_201408.$C$3:.$C$32]) + SUMPRODUCT([Thong_Tin_Ngay_Nghi_201409.$B$3:.$B$34]=[.B31];[$Thong_Tin_Ngay_Nghi_201409.$C$3:.$C$34]) + SUMPRODUCT([Thong_Tin_Ngay_Nghi_201410.$B$3:.$B$36]=[.B31];[$Thong_Tin_Ngay_Nghi_201410.$C$3:.$C$36]) + SUMPRODUCT([Thong_Tin_Ngay_Nghi_201411.$B$3:.$B$36]=[.B31];[$Thong_Tin_Ngay_Nghi_201411.$C$3:.$C$36]) + SUMPRODUCT([Thong_Tin_Ngay_Nghi_201412.$B$3:.$B$36]=[.B31];[$Thong_Tin_Ngay_Nghi_201412.$C$3:.$C$36])" office:value-type="float" office:value="9.5">
            <text:p>9.5</text:p>
          </table:table-cell>
          <table:table-cell table:style-name="ce122" table:formula="of:=IF(DATE(YEAR([.E31]);MONTH([.E31]);DAY([.E31]))&lt;=DATE(YEAR([.E31]);3;31); [.F31]+[.C31]-[.G31]; IF([.G31]-[.C31]&lt;0;[.F31]-[.H31];[.F31]+[.C31]-[.H31]))" office:value-type="float" office:value="-2.5">
            <text:p>-2.5</text:p>
          </table:table-cell>
          <table:table-cell table:style-name="ce150"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3-13">
            <text:p>03/13/14</text:p>
          </table:table-cell>
          <table:table-cell table:style-name="ce123" table:formula="of:=IF(YEAR(NOW())&gt;YEAR([.D32]);DATE(YEAR([.D32]);12;31);NOW())" office:value-type="date" office:date-value="2014-12-31">
            <text:p>12/31/14</text:p>
          </table:table-cell>
          <table:table-cell table:style-name="ce120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10">
            <text:p>10</text:p>
          </table:table-cell>
          <table:table-cell table:style-name="ce126" table:formula="of:=SUMPRODUCT([Thong_Tin_Ngay_Nghi_201401.$B$3:.$B$16]=[.B32];[Thong_Tin_Ngay_Nghi_201401.$C$3:.$C$16]) + SUMPRODUCT([Thong_Tin_Ngay_Nghi_201402.$B$3:.$B$19]=[.B32];[Thong_Tin_Ngay_Nghi_201402.$C$3:.$C$19]) + SUMPRODUCT([Thong_Tin_Ngay_Nghi_201403.$B$3:.$B$19]=[.B32];[Thong_Tin_Ngay_Nghi_201403.$C$3:.$C$19])" office:value-type="float" office:value="0">
            <text:p>0</text:p>
          </table:table-cell>
          <table:table-cell table:style-name="ce128" table:formula="of:=SUMPRODUCT([Thong_Tin_Ngay_Nghi_201401.$B$3:.$B$17]=[.B32];[Thong_Tin_Ngay_Nghi_201401.$C$3:.$C$17]) + SUMPRODUCT([Thong_Tin_Ngay_Nghi_201402.$B$3:.$B$20]=[.B32];[Thong_Tin_Ngay_Nghi_201402.$C$3:.$C$20]) + SUMPRODUCT([Thong_Tin_Ngay_Nghi_201403.$B$3:.$B$20]=[.B32];[Thong_Tin_Ngay_Nghi_201403.$C$3:.$C$20]) + SUMPRODUCT([Thong_Tin_Ngay_Nghi_201404.$B$3:.$B$29]=[.B32];[Thong_Tin_Ngay_Nghi_201404.$C$3:.$C$29]) + SUMPRODUCT([Thong_Tin_Ngay_Nghi_201405.$B$2:.$B$26]=[.B32];[Thong_Tin_Ngay_Nghi_201405.$C$2:.$C$26]) +SUMPRODUCT([Thong_Tin_Ngay_Nghi_201406.$B$3:.$B$30]=[.B32];[Thong_Tin_Ngay_Nghi_201406.$C$3:.$C$30]) + SUMPRODUCT([$Thong_Tin_Ngay_Nghi_201407.$B$3:.$B$29]=[.B32];[$Thong_Tin_Ngay_Nghi_201407.$C$3:.$C$29]) + SUMPRODUCT([Thong_Tin_Ngay_Nghi_201408.$B$3:.$B$32]=[.B32];[$Thong_Tin_Ngay_Nghi_201408.$C$3:.$C$32]) + SUMPRODUCT([Thong_Tin_Ngay_Nghi_201409.$B$3:.$B$34]=[.B32];[$Thong_Tin_Ngay_Nghi_201409.$C$3:.$C$34]) + SUMPRODUCT([Thong_Tin_Ngay_Nghi_201410.$B$3:.$B$36]=[.B32];[$Thong_Tin_Ngay_Nghi_201410.$C$3:.$C$36]) + SUMPRODUCT([Thong_Tin_Ngay_Nghi_201411.$B$3:.$B$36]=[.B32];[$Thong_Tin_Ngay_Nghi_201411.$C$3:.$C$36]) + SUMPRODUCT([Thong_Tin_Ngay_Nghi_201412.$B$3:.$B$36]=[.B32];[$Thong_Tin_Ngay_Nghi_201412.$C$3:.$C$36])" office:value-type="float" office:value="3.5">
            <text:p>3.5</text:p>
          </table:table-cell>
          <table:table-cell table:style-name="ce120" table:formula="of:=IF(DATE(YEAR([.E32]);MONTH([.E32]);DAY([.E32]))&lt;=DATE(YEAR([.E32]);3;31); [.F32]+[.C32]-[.G32]; IF([.G32]-[.C32]&lt;0;[.F32]-[.H32];[.F32]+[.C32]-[.H32]))" office:value-type="float" office:value="6.5">
            <text:p>6.5</text:p>
          </table:table-cell>
          <table:table-cell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120" office:value-type="float" office:value="4.5">
            <text:p>4.5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3]);DATE(YEAR([.D33]);12;31);NOW())" office:value-type="date" office:date-value="2014-12-31">
            <text:p>12/31/14</text:p>
          </table:table-cell>
          <table:table-cell table:style-name="ce120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12">
            <text:p>12</text:p>
          </table:table-cell>
          <table:table-cell table:style-name="ce126" table:formula="of:=SUMPRODUCT([Thong_Tin_Ngay_Nghi_201401.$B$3:.$B$16]=[.B33];[Thong_Tin_Ngay_Nghi_201401.$C$3:.$C$16]) + SUMPRODUCT([Thong_Tin_Ngay_Nghi_201402.$B$3:.$B$19]=[.B33];[Thong_Tin_Ngay_Nghi_201402.$C$3:.$C$19]) + SUMPRODUCT([Thong_Tin_Ngay_Nghi_201403.$B$3:.$B$19]=[.B33];[Thong_Tin_Ngay_Nghi_201403.$C$3:.$C$19])" office:value-type="float" office:value="6">
            <text:p>6</text:p>
          </table:table-cell>
          <table:table-cell table:style-name="ce128" table:formula="of:=SUMPRODUCT([Thong_Tin_Ngay_Nghi_201401.$B$3:.$B$17]=[.B33];[Thong_Tin_Ngay_Nghi_201401.$C$3:.$C$17]) + SUMPRODUCT([Thong_Tin_Ngay_Nghi_201402.$B$3:.$B$20]=[.B33];[Thong_Tin_Ngay_Nghi_201402.$C$3:.$C$20]) + SUMPRODUCT([Thong_Tin_Ngay_Nghi_201403.$B$3:.$B$20]=[.B33];[Thong_Tin_Ngay_Nghi_201403.$C$3:.$C$20]) + SUMPRODUCT([Thong_Tin_Ngay_Nghi_201404.$B$3:.$B$29]=[.B33];[Thong_Tin_Ngay_Nghi_201404.$C$3:.$C$29]) + SUMPRODUCT([Thong_Tin_Ngay_Nghi_201405.$B$2:.$B$26]=[.B33];[Thong_Tin_Ngay_Nghi_201405.$C$2:.$C$26]) +SUMPRODUCT([Thong_Tin_Ngay_Nghi_201406.$B$3:.$B$30]=[.B33];[Thong_Tin_Ngay_Nghi_201406.$C$3:.$C$30]) + SUMPRODUCT([$Thong_Tin_Ngay_Nghi_201407.$B$3:.$B$29]=[.B33];[$Thong_Tin_Ngay_Nghi_201407.$C$3:.$C$29]) + SUMPRODUCT([Thong_Tin_Ngay_Nghi_201408.$B$3:.$B$32]=[.B33];[$Thong_Tin_Ngay_Nghi_201408.$C$3:.$C$32]) + SUMPRODUCT([Thong_Tin_Ngay_Nghi_201409.$B$3:.$B$34]=[.B33];[$Thong_Tin_Ngay_Nghi_201409.$C$3:.$C$34]) + SUMPRODUCT([Thong_Tin_Ngay_Nghi_201410.$B$3:.$B$36]=[.B33];[$Thong_Tin_Ngay_Nghi_201410.$C$3:.$C$36]) + SUMPRODUCT([Thong_Tin_Ngay_Nghi_201411.$B$3:.$B$36]=[.B33];[$Thong_Tin_Ngay_Nghi_201411.$C$3:.$C$36]) + SUMPRODUCT([Thong_Tin_Ngay_Nghi_201412.$B$3:.$B$36]=[.B33];[$Thong_Tin_Ngay_Nghi_201412.$C$3:.$C$36])" office:value-type="float" office:value="11.5">
            <text:p>11.5</text:p>
          </table:table-cell>
          <table:table-cell table:style-name="ce120" table:formula="of:=IF(DATE(YEAR([.E33]);MONTH([.E33]);DAY([.E33]))&lt;=DATE(YEAR([.E33]);3;31); [.F33]+[.C33]-[.G33]; IF([.G33]-[.C33]&lt;0;[.F33]-[.H33];[.F33]+[.C33]-[.H33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4]);DATE(YEAR([.D34]);12;31);NOW())" office:value-type="date" office:date-value="2014-12-31">
            <text:p>12/31/14</text:p>
          </table:table-cell>
          <table:table-cell table:style-name="ce120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12">
            <text:p>12</text:p>
          </table:table-cell>
          <table:table-cell table:style-name="ce126" table:formula="of:=SUMPRODUCT([Thong_Tin_Ngay_Nghi_201401.$B$3:.$B$16]=[.B34];[Thong_Tin_Ngay_Nghi_201401.$C$3:.$C$16]) + SUMPRODUCT([Thong_Tin_Ngay_Nghi_201402.$B$3:.$B$19]=[.B34];[Thong_Tin_Ngay_Nghi_201402.$C$3:.$C$19]) + SUMPRODUCT([Thong_Tin_Ngay_Nghi_201403.$B$3:.$B$19]=[.B34];[Thong_Tin_Ngay_Nghi_201403.$C$3:.$C$19])" office:value-type="float" office:value="5">
            <text:p>5</text:p>
          </table:table-cell>
          <table:table-cell table:style-name="ce128" table:formula="of:=SUMPRODUCT([Thong_Tin_Ngay_Nghi_201401.$B$3:.$B$17]=[.B34];[Thong_Tin_Ngay_Nghi_201401.$C$3:.$C$17]) + SUMPRODUCT([Thong_Tin_Ngay_Nghi_201402.$B$3:.$B$20]=[.B34];[Thong_Tin_Ngay_Nghi_201402.$C$3:.$C$20]) + SUMPRODUCT([Thong_Tin_Ngay_Nghi_201403.$B$3:.$B$20]=[.B34];[Thong_Tin_Ngay_Nghi_201403.$C$3:.$C$20]) + SUMPRODUCT([Thong_Tin_Ngay_Nghi_201404.$B$3:.$B$29]=[.B34];[Thong_Tin_Ngay_Nghi_201404.$C$3:.$C$29]) + SUMPRODUCT([Thong_Tin_Ngay_Nghi_201405.$B$2:.$B$26]=[.B34];[Thong_Tin_Ngay_Nghi_201405.$C$2:.$C$26]) +SUMPRODUCT([Thong_Tin_Ngay_Nghi_201406.$B$3:.$B$30]=[.B34];[Thong_Tin_Ngay_Nghi_201406.$C$3:.$C$30]) + SUMPRODUCT([$Thong_Tin_Ngay_Nghi_201407.$B$3:.$B$29]=[.B34];[$Thong_Tin_Ngay_Nghi_201407.$C$3:.$C$29]) + SUMPRODUCT([Thong_Tin_Ngay_Nghi_201408.$B$3:.$B$32]=[.B34];[$Thong_Tin_Ngay_Nghi_201408.$C$3:.$C$32]) + SUMPRODUCT([Thong_Tin_Ngay_Nghi_201409.$B$3:.$B$34]=[.B34];[$Thong_Tin_Ngay_Nghi_201409.$C$3:.$C$34]) + SUMPRODUCT([Thong_Tin_Ngay_Nghi_201410.$B$3:.$B$36]=[.B34];[$Thong_Tin_Ngay_Nghi_201410.$C$3:.$C$36]) + SUMPRODUCT([Thong_Tin_Ngay_Nghi_201411.$B$3:.$B$36]=[.B34];[$Thong_Tin_Ngay_Nghi_201411.$C$3:.$C$36]) + SUMPRODUCT([Thong_Tin_Ngay_Nghi_201412.$B$3:.$B$36]=[.B34];[$Thong_Tin_Ngay_Nghi_201412.$C$3:.$C$36])" office:value-type="float" office:value="8">
            <text:p>8</text:p>
          </table:table-cell>
          <table:table-cell table:style-name="ce120" table:formula="of:=IF(DATE(YEAR([.E34]);MONTH([.E34]);DAY([.E34]))&lt;=DATE(YEAR([.E34]);3;31); [.F34]+[.C34]-[.G34]; IF([.G34]-[.C34]&lt;0;[.F34]-[.H34];[.F34]+[.C34]-[.H34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8-18">
            <text:p>08/18/14</text:p>
          </table:table-cell>
          <table:table-cell table:style-name="ce123" office:value-type="date" office:date-value="2014-11-30">
            <text:p>11/30/14</text:p>
          </table:table-cell>
          <table:table-cell table:style-name="ce120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3">
            <text:p>3</text:p>
          </table:table-cell>
          <table:table-cell table:style-name="ce126" table:formula="of:=SUMPRODUCT([Thong_Tin_Ngay_Nghi_201401.$B$3:.$B$16]=[.B35];[Thong_Tin_Ngay_Nghi_201401.$C$3:.$C$16]) + SUMPRODUCT([Thong_Tin_Ngay_Nghi_201402.$B$3:.$B$19]=[.B35];[Thong_Tin_Ngay_Nghi_201402.$C$3:.$C$19]) + SUMPRODUCT([Thong_Tin_Ngay_Nghi_201403.$B$3:.$B$19]=[.B35];[Thong_Tin_Ngay_Nghi_201403.$C$3:.$C$19])" office:value-type="float" office:value="0">
            <text:p>0</text:p>
          </table:table-cell>
          <table:table-cell table:style-name="ce128" table:formula="of:=SUMPRODUCT([Thong_Tin_Ngay_Nghi_201401.$B$3:.$B$17]=[.B35];[Thong_Tin_Ngay_Nghi_201401.$C$3:.$C$17]) + SUMPRODUCT([Thong_Tin_Ngay_Nghi_201402.$B$3:.$B$20]=[.B35];[Thong_Tin_Ngay_Nghi_201402.$C$3:.$C$20]) + SUMPRODUCT([Thong_Tin_Ngay_Nghi_201403.$B$3:.$B$20]=[.B35];[Thong_Tin_Ngay_Nghi_201403.$C$3:.$C$20]) + SUMPRODUCT([Thong_Tin_Ngay_Nghi_201404.$B$3:.$B$29]=[.B35];[Thong_Tin_Ngay_Nghi_201404.$C$3:.$C$29]) + SUMPRODUCT([Thong_Tin_Ngay_Nghi_201405.$B$2:.$B$26]=[.B35];[Thong_Tin_Ngay_Nghi_201405.$C$2:.$C$26]) +SUMPRODUCT([Thong_Tin_Ngay_Nghi_201406.$B$3:.$B$30]=[.B35];[Thong_Tin_Ngay_Nghi_201406.$C$3:.$C$30]) + SUMPRODUCT([$Thong_Tin_Ngay_Nghi_201407.$B$3:.$B$29]=[.B35];[$Thong_Tin_Ngay_Nghi_201407.$C$3:.$C$29]) + SUMPRODUCT([Thong_Tin_Ngay_Nghi_201408.$B$3:.$B$32]=[.B35];[$Thong_Tin_Ngay_Nghi_201408.$C$3:.$C$32]) + SUMPRODUCT([Thong_Tin_Ngay_Nghi_201409.$B$3:.$B$34]=[.B35];[$Thong_Tin_Ngay_Nghi_201409.$C$3:.$C$34]) + SUMPRODUCT([Thong_Tin_Ngay_Nghi_201410.$B$3:.$B$36]=[.B35];[$Thong_Tin_Ngay_Nghi_201410.$C$3:.$C$36]) + SUMPRODUCT([Thong_Tin_Ngay_Nghi_201411.$B$3:.$B$36]=[.B35];[$Thong_Tin_Ngay_Nghi_201411.$C$3:.$C$36]) + SUMPRODUCT([Thong_Tin_Ngay_Nghi_201412.$B$3:.$B$36]=[.B35];[$Thong_Tin_Ngay_Nghi_201412.$C$3:.$C$36])" office:value-type="float" office:value="2">
            <text:p>2</text:p>
          </table:table-cell>
          <table:table-cell table:style-name="ce120" table:formula="of:=IF(DATE(YEAR([.E35]);MONTH([.E35]);DAY([.E35]))&lt;=DATE(YEAR([.E35]);3;31); [.F35]+[.C35]-[.G35]; IF([.G35]-[.C35]&lt;0;[.F35]-[.H35];[.F35]+[.C35]-[.H35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20" office:value-type="float" office:value="2">
            <text:p>2</text:p>
          </table:table-cell>
          <table:table-cell table:style-name="ce123" office:value-type="date" office:date-value="2014-01-01">
            <text:p>01/01/14</text:p>
          </table:table-cell>
          <table:table-cell table:style-name="ce123" table:formula="of:=IF(YEAR(NOW())&gt;YEAR([.D36]);DATE(YEAR([.D36]);12;31);NOW())" office:value-type="date" office:date-value="2014-12-31">
            <text:p>12/31/14</text:p>
          </table:table-cell>
          <table:table-cell table:style-name="ce120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12">
            <text:p>12</text:p>
          </table:table-cell>
          <table:table-cell table:style-name="ce126" table:formula="of:=SUMPRODUCT([Thong_Tin_Ngay_Nghi_201401.$B$3:.$B$16]=[.B36];[Thong_Tin_Ngay_Nghi_201401.$C$3:.$C$16]) + SUMPRODUCT([Thong_Tin_Ngay_Nghi_201402.$B$3:.$B$19]=[.B36];[Thong_Tin_Ngay_Nghi_201402.$C$3:.$C$19]) + SUMPRODUCT([Thong_Tin_Ngay_Nghi_201403.$B$3:.$B$19]=[.B36];[Thong_Tin_Ngay_Nghi_201403.$C$3:.$C$19])" office:value-type="float" office:value="3.5">
            <text:p>3.5</text:p>
          </table:table-cell>
          <table:table-cell table:style-name="ce128" table:formula="of:=SUMPRODUCT([Thong_Tin_Ngay_Nghi_201401.$B$3:.$B$17]=[.B36];[Thong_Tin_Ngay_Nghi_201401.$C$3:.$C$17]) + SUMPRODUCT([Thong_Tin_Ngay_Nghi_201402.$B$3:.$B$20]=[.B36];[Thong_Tin_Ngay_Nghi_201402.$C$3:.$C$20]) + SUMPRODUCT([Thong_Tin_Ngay_Nghi_201403.$B$3:.$B$20]=[.B36];[Thong_Tin_Ngay_Nghi_201403.$C$3:.$C$20]) + SUMPRODUCT([Thong_Tin_Ngay_Nghi_201404.$B$3:.$B$29]=[.B36];[Thong_Tin_Ngay_Nghi_201404.$C$3:.$C$29]) + SUMPRODUCT([Thong_Tin_Ngay_Nghi_201405.$B$2:.$B$26]=[.B36];[Thong_Tin_Ngay_Nghi_201405.$C$2:.$C$26]) +SUMPRODUCT([Thong_Tin_Ngay_Nghi_201406.$B$3:.$B$30]=[.B36];[Thong_Tin_Ngay_Nghi_201406.$C$3:.$C$30]) + SUMPRODUCT([$Thong_Tin_Ngay_Nghi_201407.$B$3:.$B$29]=[.B36];[$Thong_Tin_Ngay_Nghi_201407.$C$3:.$C$29]) + SUMPRODUCT([Thong_Tin_Ngay_Nghi_201408.$B$3:.$B$32]=[.B36];[$Thong_Tin_Ngay_Nghi_201408.$C$3:.$C$32]) + SUMPRODUCT([Thong_Tin_Ngay_Nghi_201409.$B$3:.$B$34]=[.B36];[$Thong_Tin_Ngay_Nghi_201409.$C$3:.$C$34]) + SUMPRODUCT([Thong_Tin_Ngay_Nghi_201410.$B$3:.$B$36]=[.B36];[$Thong_Tin_Ngay_Nghi_201410.$C$3:.$C$36]) + SUMPRODUCT([Thong_Tin_Ngay_Nghi_201411.$B$3:.$B$36]=[.B36];[$Thong_Tin_Ngay_Nghi_201411.$C$3:.$C$36]) + SUMPRODUCT([Thong_Tin_Ngay_Nghi_201412.$B$3:.$B$36]=[.B36];[$Thong_Tin_Ngay_Nghi_201412.$C$3:.$C$36])" office:value-type="float" office:value="13">
            <text:p>13</text:p>
          </table:table-cell>
          <table:table-cell table:style-name="ce120" table:formula="of:=IF(DATE(YEAR([.E36]);MONTH([.E36]);DAY([.E36]))&lt;=DATE(YEAR([.E36]);3;31); [.F36]+[.C36]-[.G36]; IF([.G36]-[.C36]&lt;0;[.F36]-[.H36];[.F36]+[.C36]-[.H36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20" office:value-type="float" office:value="0">
            <text:p>0</text:p>
          </table:table-cell>
          <table:table-cell table:style-name="ce123" office:value-type="date" office:date-value="2014-04-06">
            <text:p>04/06/14</text:p>
          </table:table-cell>
          <table:table-cell table:style-name="ce123" table:formula="of:=IF(YEAR(NOW())&gt;YEAR([.D37]);DATE(YEAR([.D37]);12;31);NOW())" office:value-type="date" office:date-value="2014-12-31">
            <text:p>12/31/14</text:p>
          </table:table-cell>
          <table:table-cell table:style-name="ce120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9">
            <text:p>9</text:p>
          </table:table-cell>
          <table:table-cell table:style-name="ce126" table:formula="of:=SUMPRODUCT([Thong_Tin_Ngay_Nghi_201401.$B$3:.$B$16]=[.B37];[Thong_Tin_Ngay_Nghi_201401.$C$3:.$C$16]) + SUMPRODUCT([Thong_Tin_Ngay_Nghi_201402.$B$3:.$B$19]=[.B37];[Thong_Tin_Ngay_Nghi_201402.$C$3:.$C$19]) + SUMPRODUCT([Thong_Tin_Ngay_Nghi_201403.$B$3:.$B$19]=[.B37];[Thong_Tin_Ngay_Nghi_201403.$C$3:.$C$19])" office:value-type="float" office:value="0">
            <text:p>0</text:p>
          </table:table-cell>
          <table:table-cell table:style-name="ce128" table:formula="of:=SUMPRODUCT([Thong_Tin_Ngay_Nghi_201401.$B$3:.$B$17]=[.B37];[Thong_Tin_Ngay_Nghi_201401.$C$3:.$C$17]) + SUMPRODUCT([Thong_Tin_Ngay_Nghi_201402.$B$3:.$B$20]=[.B37];[Thong_Tin_Ngay_Nghi_201402.$C$3:.$C$20]) + SUMPRODUCT([Thong_Tin_Ngay_Nghi_201403.$B$3:.$B$20]=[.B37];[Thong_Tin_Ngay_Nghi_201403.$C$3:.$C$20]) + SUMPRODUCT([Thong_Tin_Ngay_Nghi_201404.$B$3:.$B$29]=[.B37];[Thong_Tin_Ngay_Nghi_201404.$C$3:.$C$29]) + SUMPRODUCT([Thong_Tin_Ngay_Nghi_201405.$B$2:.$B$26]=[.B37];[Thong_Tin_Ngay_Nghi_201405.$C$2:.$C$26]) +SUMPRODUCT([Thong_Tin_Ngay_Nghi_201406.$B$3:.$B$30]=[.B37];[Thong_Tin_Ngay_Nghi_201406.$C$3:.$C$30]) + SUMPRODUCT([$Thong_Tin_Ngay_Nghi_201407.$B$3:.$B$29]=[.B37];[$Thong_Tin_Ngay_Nghi_201407.$C$3:.$C$29]) + SUMPRODUCT([Thong_Tin_Ngay_Nghi_201408.$B$3:.$B$32]=[.B37];[$Thong_Tin_Ngay_Nghi_201408.$C$3:.$C$32]) + SUMPRODUCT([Thong_Tin_Ngay_Nghi_201409.$B$3:.$B$34]=[.B37];[$Thong_Tin_Ngay_Nghi_201409.$C$3:.$C$34]) + SUMPRODUCT([Thong_Tin_Ngay_Nghi_201410.$B$3:.$B$36]=[.B37];[$Thong_Tin_Ngay_Nghi_201410.$C$3:.$C$36]) + SUMPRODUCT([Thong_Tin_Ngay_Nghi_201411.$B$3:.$B$36]=[.B37];[$Thong_Tin_Ngay_Nghi_201411.$C$3:.$C$36]) + SUMPRODUCT([Thong_Tin_Ngay_Nghi_201412.$B$3:.$B$36]=[.B37];[$Thong_Tin_Ngay_Nghi_201412.$C$3:.$C$36])" office:value-type="float" office:value="8.5">
            <text:p>8.5</text:p>
          </table:table-cell>
          <table:table-cell table:style-name="ce120" table:formula="of:=IF(DATE(YEAR([.E37]);MONTH([.E37]);DAY([.E37]))&lt;=DATE(YEAR([.E37]);3;31); [.F37]+[.C37]-[.G37]; IF([.G37]-[.C37]&lt;0;[.F37]-[.H37];[.F37]+[.C37]-[.H37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30" office:value-type="string" table:number-columns-spanned="31" table:number-rows-spanned="1">
            <text:p>January</text:p>
          </table:table-cell>
          <table:covered-table-cell table:number-columns-repeated="30" table:style-name="ce133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1" office:value-type="float" office:value="1">
            <office:annotation draw:style-name="gr7" draw:text-style-name="P2" svg:width="1.1413in" svg:height="0.2346in" svg:x="2.5587in" svg:y="0in" draw:caption-point-x="-0.2402in" draw:caption-point-y="0.237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-4">
            <text:p>-4</text:p>
          </table:table-cell>
          <table:table-cell table:style-name="ce131" office:value-type="float" office:value="-5">
            <text:p>-5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-11">
            <text:p>-11</text:p>
          </table:table-cell>
          <table:table-cell table:style-name="ce131" office:value-type="float" office:value="-12">
            <text:p>-12</text:p>
          </table:table-cell>
          <table:table-cell table:style-name="ce131" office:value-type="float" office:value="13">
            <text:p>13</text:p>
          </table:table-cell>
          <table:table-cell table:style-name="ce131" office:value-type="float" office:value="14">
            <text:p>14</text:p>
          </table:table-cell>
          <table:table-cell table:style-name="ce131" office:value-type="float" office:value="15">
            <text:p>15</text:p>
          </table:table-cell>
          <table:table-cell table:style-name="ce131" office:value-type="float" office:value="16">
            <text:p>16</text:p>
          </table:table-cell>
          <table:table-cell table:style-name="ce131" office:value-type="float" office:value="17">
            <text:p>17</text:p>
          </table:table-cell>
          <table:table-cell table:style-name="ce131" office:value-type="float" office:value="-18">
            <text:p>-18</text:p>
          </table:table-cell>
          <table:table-cell table:style-name="ce131" office:value-type="float" office:value="-19">
            <text:p>-19</text:p>
          </table:table-cell>
          <table:table-cell table:style-name="ce131" office:value-type="float" office:value="20">
            <text:p>20</text:p>
          </table:table-cell>
          <table:table-cell table:style-name="ce131" office:value-type="float" office:value="21">
            <text:p>21</text:p>
          </table:table-cell>
          <table:table-cell table:style-name="ce131" office:value-type="float" office:value="22">
            <text:p>22</text:p>
          </table:table-cell>
          <table:table-cell table:style-name="ce131" office:value-type="float" office:value="23">
            <text:p>23</text:p>
          </table:table-cell>
          <table:table-cell table:style-name="ce131" office:value-type="float" office:value="24">
            <text:p>24</text:p>
          </table:table-cell>
          <table:table-cell table:style-name="ce131" office:value-type="float" office:value="-25">
            <text:p>-25</text:p>
          </table:table-cell>
          <table:table-cell table:style-name="ce131" office:value-type="float" office:value="-26">
            <text:p>-26</text:p>
          </table:table-cell>
          <table:table-cell table:style-name="ce131" office:value-type="float" office:value="27">
            <text:p>27</text:p>
          </table:table-cell>
          <table:table-cell table:style-name="ce131" office:value-type="float" office:value="28">
            <text:p>28</text:p>
          </table:table-cell>
          <table:table-cell table:style-name="ce131" office:value-type="float" office:value="29">
            <text:p>29</text:p>
          </table:table-cell>
          <table:table-cell table:style-name="ce131" office:value-type="float" office:value="30">
            <office:annotation draw:style-name="gr7" draw:text-style-name="P2" svg:width="1.1413in" svg:height="0.2346in" svg:x="13.2724in" svg:y="0in" draw:caption-point-x="-0.2402in" draw:caption-point-y="0.237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131" office:value-type="float" office:value="31">
            <office:annotation draw:style-name="gr7" draw:text-style-name="P2" svg:width="1.1413in" svg:height="0.2346in" svg:x="13.6421in" svg:y="0.0524in" draw:caption-point-x="-0.2402in" draw:caption-point-y="0.1846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29" table:formula="of:=SUM([.D3:.AH3])" office:value-type="float" office:value="0">
            <text:p>0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29" table:formula="of:=SUM([.D4:.AH4])" office:value-type="float" office:value="7">
            <text:p>7</text:p>
          </table:table-cell>
          <table:table-cell table:style-name="ce132"/>
          <table:table-cell table:number-columns-repeated="2" table:style-name="ce132" office:value-type="float" office:value="1">
            <text:p>1</text:p>
          </table:table-cell>
          <table:table-cell table:style-name="ce132" table:number-columns-repeated="2"/>
          <table:table-cell table:number-columns-repeated="2" table:style-name="ce132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129" table:formula="of:=SUM([.D5:.AH5])" office:value-type="float" office:value="0.5">
            <text:p>0.5</text:p>
          </table:table-cell>
          <table:table-cell table:style-name="ce132"/>
          <table:table-cell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129" table:formula="of:=SUM([.D6:.AH6])" office:value-type="float" office:value="3">
            <text:p>3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129" table:formula="of:=SUM([.D7:.AH7])" office:value-type="float" office:value="0">
            <text:p>0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129" table:formula="of:=SUM([.D8:.AH8])" office:value-type="float" office:value="0">
            <text:p>0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5457in" svg:x="6.9921in" svg:y="1.1244in" draw:caption-point-x="-0.2402in" draw:caption-point-y="0.5984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129" table:formula="of:=SUM([.D9:.AH9])" office:value-type="float" office:value="7.5">
            <text:p>7.5</text:p>
          </table:table-cell>
          <table:table-cell table:style-name="ce132"/>
          <table:table-cell table:number-columns-repeated="2" table:style-name="ce132" office:value-type="float" office:value="1">
            <text:p>1</text:p>
          </table:table-cell>
          <table:table-cell table:style-name="ce132" table:number-columns-repeated="2"/>
          <table:table-cell table:number-columns-repeated="2" table:style-name="ce132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129" table:formula="of:=SUM([.D10:.AH10])" office:value-type="float" office:value="0">
            <text:p>0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5457in" svg:x="4.4059in" svg:y="1.6201in" draw:caption-point-x="-0.2402in" draw:caption-point-y="0.5984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5457in" svg:x="6.9921in" svg:y="1.6201in" draw:caption-point-x="-0.2402in" draw:caption-point-y="0.5984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129" table:formula="of:=SUM([.D11:.AH11])" office:value-type="float" office:value="1">
            <text:p>1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129" table:formula="of:=SUM([.D12:.AH12])" office:value-type="float" office:value="1.5">
            <text:p>1.5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.5">
            <text:p>0.5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aoDTH</text:p>
          </table:table-cell>
          <table:table-cell table:style-name="ce129" table:formula="of:=SUM([.D13:.AH13])" office:value-type="float" office:value="3.5">
            <text:p>3.5</text:p>
          </table:table-cell>
          <table:table-cell table:style-name="ce132"/>
          <table:table-cell table:style-name="ce132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ieuNV</text:p>
          </table:table-cell>
          <table:table-cell table:style-name="ce129" table:formula="of:=SUM([.D14:.AH14])" office:value-type="float" office:value="3">
            <text:p>3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129" table:formula="of:=SUM([.D15:.AH15])" office:value-type="float" office:value="3.5">
            <text:p>3.5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1">
            <text:p>1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VietBA</text:p>
          </table:table-cell>
          <table:table-cell table:style-name="ce129" table:formula="of:=SUM([.D16:.AH16])" office:value-type="float" office:value="1.5">
            <text:p>1.5</text:p>
          </table:table-cell>
          <table:table-cell table:style-name="ce13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office:value-type="float" office:value="1"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35" office:value-type="string" table:number-columns-spanned="28" table:number-rows-spanned="1">
            <text:p>February</text:p>
          </table:table-cell>
          <table:covered-table-cell table:number-columns-repeated="27" table:style-name="ce138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6" office:value-type="float" office:value="1">
            <office:annotation draw:style-name="gr7" draw:text-style-name="P2" svg:width="1.1413in" svg:height="0.2346in" svg:x="2.5587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136" office:value-type="float" office:value="2">
            <office:annotation draw:style-name="gr7" draw:text-style-name="P2" svg:width="1.1413in" svg:height="0.2346in" svg:x="2.928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136" office:value-type="float" office:value="3">
            <office:annotation draw:style-name="gr7" draw:text-style-name="P2" svg:width="1.1413in" svg:height="0.2346in" svg:x="3.2976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136" office:value-type="float" office:value="4">
            <office:annotation draw:style-name="gr7" draw:text-style-name="P2" svg:width="1.1413in" svg:height="0.2346in" svg:x="3.6669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136" office:value-type="float" office:value="5">
            <office:annotation draw:style-name="gr7" draw:text-style-name="P2" svg:width="1.1413in" svg:height="0.2346in" svg:x="4.0362in" svg:y="0.0492in" draw:caption-point-x="-0.2402in" draw:caption-point-y="0.1882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136" office:value-type="float" office:value="6">
            <text:p>6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-8">
            <text:p>-8</text:p>
          </table:table-cell>
          <table:table-cell table:style-name="ce136" office:value-type="float" office:value="-9">
            <text:p>-9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2">
            <text:p>12</text:p>
          </table:table-cell>
          <table:table-cell table:style-name="ce136" office:value-type="float" office:value="13">
            <text:p>13</text:p>
          </table:table-cell>
          <table:table-cell table:style-name="ce136" office:value-type="float" office:value="14">
            <text:p>14</text:p>
          </table:table-cell>
          <table:table-cell table:style-name="ce136" office:value-type="float" office:value="-15">
            <text:p>-15</text:p>
          </table:table-cell>
          <table:table-cell table:style-name="ce136" office:value-type="float" office:value="-16">
            <text:p>-16</text:p>
          </table:table-cell>
          <table:table-cell table:style-name="ce136" office:value-type="float" office:value="17">
            <text:p>17</text:p>
          </table:table-cell>
          <table:table-cell table:style-name="ce136" office:value-type="float" office:value="18">
            <text:p>18</text:p>
          </table:table-cell>
          <table:table-cell table:style-name="ce136" office:value-type="float" office:value="19">
            <text:p>19</text:p>
          </table:table-cell>
          <table:table-cell table:style-name="ce136" office:value-type="float" office:value="20">
            <text:p>20</text:p>
          </table:table-cell>
          <table:table-cell table:style-name="ce136" office:value-type="float" office:value="21">
            <text:p>21</text:p>
          </table:table-cell>
          <table:table-cell table:style-name="ce136" office:value-type="float" office:value="-22">
            <text:p>-22</text:p>
          </table:table-cell>
          <table:table-cell table:style-name="ce136" office:value-type="float" office:value="-23">
            <text:p>-23</text:p>
          </table:table-cell>
          <table:table-cell table:style-name="ce136" office:value-type="float" office:value="24">
            <text:p>24</text:p>
          </table:table-cell>
          <table:table-cell table:style-name="ce136" office:value-type="float" office:value="25">
            <text:p>25</text:p>
          </table:table-cell>
          <table:table-cell table:style-name="ce136" office:value-type="float" office:value="26">
            <text:p>26</text:p>
          </table:table-cell>
          <table:table-cell table:style-name="ce136" office:value-type="float" office:value="27">
            <text:p>27</text:p>
          </table:table-cell>
          <table:table-cell table:style-name="ce136" office:value-type="float" office:value="28">
            <text:p>28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34" table:formula="of:=SUM([.D3:.AE3])" office:value-type="float" office:value="0">
            <text:p>0</text:p>
          </table:table-cell>
          <table:table-cell table:style-name="ce137" table:number-columns-repeated="5"/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34" table:formula="of:=SUM([.D4:.AE4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134" table:formula="of:=SUM([.D5:.AE5])" office:value-type="float" office:value="0">
            <text:p>0</text:p>
          </table:table-cell>
          <table:table-cell table:style-name="ce137" table:number-columns-repeated="16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34" table:formula="of:=SUM([.D6:.AE6])" office:value-type="float" office:value="2.5">
            <text:p>2.5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text:p>0.5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7" draw:text-style-name="P2" svg:width="1.1413in" svg:height="0.8567in" svg:x="9.9476in" svg:y="0.6287in" draw:caption-point-x="-0.2402in" draw:caption-point-y="0.5992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7" draw:text-style-name="P2" svg:width="1.1413in" svg:height="0.8567in" svg:x="11.0559in" svg:y="0.6287in" draw:caption-point-x="-0.2402in" draw:caption-point-y="0.5992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137" office:value-type="float" office:value="0">
            <office:annotation draw:style-name="gr7" draw:text-style-name="P2" svg:width="1.1413in" svg:height="0.8567in" svg:x="11.4252in" svg:y="0.6287in" draw:caption-point-x="-0.2402in" draw:caption-point-y="0.5992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7" draw:text-style-name="P2" svg:width="1.1413in" svg:height="0.8567in" svg:x="12.1642in" svg:y="0.6287in" draw:caption-point-x="-0.2402in" draw:caption-point-y="0.5992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134" table:formula="of:=SUM([.D7:.AE7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34" table:formula="of:=SUM([.D8:.AE8])" office:value-type="float" office:value="3">
            <text:p>3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34" table:formula="of:=SUM([.D9:.AE9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134" table:formula="of:=SUM([.D10:.AE10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134" table:formula="of:=SUM([.D11:.AE11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134" table:formula="of:=SUM([.D12:.AE12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134" table:formula="of:=SUM([.D13:.AE13])" office:value-type="float" office:value="3">
            <text:p>3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134" table:formula="of:=SUM([.D14:.AE14])" office:value-type="float" office:value="2.5">
            <text:p>2.5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ieuNV</text:p>
          </table:table-cell>
          <table:table-cell table:style-name="ce134" table:formula="of:=SUM([.D15:.AE15])" office:value-type="float" office:value="2.5">
            <text:p>2.5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uyLTT</text:p>
          </table:table-cell>
          <table:table-cell table:style-name="ce134" table:formula="of:=SUM([.D16:.AE16])" office:value-type="float" office:value="0">
            <text:p>0</text:p>
          </table:table-cell>
          <table:table-cell table:style-name="ce137" table:number-columns-repeated="5"/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VietBA</text:p>
          </table:table-cell>
          <table:table-cell table:style-name="ce134" table:formula="of:=SUM([.D17:.AE17])" office:value-type="float" office:value="2">
            <text:p>2</text:p>
          </table:table-cell>
          <table:table-cell table:style-name="ce137" table:number-columns-repeated="5"/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40" office:value-type="string" table:number-columns-spanned="31" table:number-rows-spanned="1">
            <text:p>March</text:p>
          </table:table-cell>
          <table:covered-table-cell table:number-columns-repeated="30" table:style-name="ce143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41" office:value-type="float" office:value="-1">
            <text:p>-1</text:p>
          </table:table-cell>
          <table:table-cell table:style-name="ce141" office:value-type="float" office:value="-2">
            <text:p>-2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4">
            <text:p>4</text:p>
          </table:table-cell>
          <table:table-cell table:style-name="ce141" office:value-type="float" office:value="5">
            <text:p>5</text:p>
          </table:table-cell>
          <table:table-cell table:style-name="ce141" office:value-type="float" office:value="6">
            <text:p>6</text:p>
          </table:table-cell>
          <table:table-cell table:style-name="ce141" office:value-type="float" office:value="7">
            <text:p>7</text:p>
          </table:table-cell>
          <table:table-cell table:style-name="ce141" office:value-type="float" office:value="-8">
            <text:p>-8</text:p>
          </table:table-cell>
          <table:table-cell table:style-name="ce141" office:value-type="float" office:value="-9">
            <text:p>-9</text:p>
          </table:table-cell>
          <table:table-cell table:style-name="ce141" office:value-type="float" office:value="10">
            <text:p>10</text:p>
          </table:table-cell>
          <table:table-cell table:style-name="ce141" office:value-type="float" office:value="11">
            <text:p>11</text:p>
          </table:table-cell>
          <table:table-cell table:style-name="ce141" office:value-type="float" office:value="12">
            <text:p>12</text:p>
          </table:table-cell>
          <table:table-cell table:style-name="ce141" office:value-type="float" office:value="13">
            <text:p>13</text:p>
          </table:table-cell>
          <table:table-cell table:style-name="ce141" office:value-type="float" office:value="14">
            <text:p>14</text:p>
          </table:table-cell>
          <table:table-cell table:style-name="ce141" office:value-type="float" office:value="-15">
            <text:p>-15</text:p>
          </table:table-cell>
          <table:table-cell table:style-name="ce141" office:value-type="float" office:value="-16">
            <text:p>-16</text:p>
          </table:table-cell>
          <table:table-cell table:style-name="ce141" office:value-type="float" office:value="17">
            <text:p>17</text:p>
          </table:table-cell>
          <table:table-cell table:style-name="ce141" office:value-type="float" office:value="18">
            <text:p>18</text:p>
          </table:table-cell>
          <table:table-cell table:style-name="ce141" office:value-type="float" office:value="19">
            <text:p>19</text:p>
          </table:table-cell>
          <table:table-cell table:style-name="ce141" office:value-type="float" office:value="20">
            <text:p>20</text:p>
          </table:table-cell>
          <table:table-cell table:style-name="ce141" office:value-type="float" office:value="21">
            <text:p>21</text:p>
          </table:table-cell>
          <table:table-cell table:style-name="ce141" office:value-type="float" office:value="-22">
            <text:p>-22</text:p>
          </table:table-cell>
          <table:table-cell table:style-name="ce141" office:value-type="float" office:value="-23">
            <text:p>-23</text:p>
          </table:table-cell>
          <table:table-cell table:style-name="ce141" office:value-type="float" office:value="24">
            <text:p>24</text:p>
          </table:table-cell>
          <table:table-cell table:style-name="ce141" office:value-type="float" office:value="25">
            <text:p>25</text:p>
          </table:table-cell>
          <table:table-cell table:style-name="ce141" office:value-type="float" office:value="26">
            <text:p>26</text:p>
          </table:table-cell>
          <table:table-cell table:style-name="ce141" office:value-type="float" office:value="27">
            <text:p>27</text:p>
          </table:table-cell>
          <table:table-cell table:style-name="ce141" office:value-type="float" office:value="28">
            <text:p>28</text:p>
          </table:table-cell>
          <table:table-cell table:style-name="ce141" office:value-type="float" office:value="-29">
            <text:p>-29</text:p>
          </table:table-cell>
          <table:table-cell table:style-name="ce141" office:value-type="float" office:value="-30">
            <text:p>-30</text:p>
          </table:table-cell>
          <table:table-cell table:style-name="ce141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39" table:formula="of:=SUM([.D3:.AE3])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39" table:formula="of:=SUM([.D4:.AE4])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">
            <office:annotation draw:style-name="gr7" draw:text-style-name="P2" svg:width="1.1413in" svg:height="0.3902in" svg:x="9.578in" svg:y="0.1303in" draw:caption-point-x="-0.2402in" draw:caption-point-y="0.6024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139" table:formula="of:=SUM([.D5:.AE5])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39" table:formula="of:=SUM([.D6:.AE6])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2" svg:width="1.1413in" svg:height="0.8567in" svg:x="3.2976in" svg:y="0.6248in" draw:caption-point-x="-0.2402in" draw:caption-point-y="0.6031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2" svg:width="1.1413in" svg:height="0.8567in" svg:x="3.6669in" svg:y="0.6248in" draw:caption-point-x="-0.2402in" draw:caption-point-y="0.6031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2" svg:width="1.1413in" svg:height="0.8567in" svg:x="4.0362in" svg:y="0.6248in" draw:caption-point-x="-0.2402in" draw:caption-point-y="0.6031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2" svg:width="1.1413in" svg:height="0.8567in" svg:x="5.8835in" svg:y="0.6248in" draw:caption-point-x="-0.2402in" draw:caption-point-y="0.6031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2" svg:width="1.1413in" svg:height="0.2346in" svg:x="13.6421in" svg:y="0.6272in" draw:caption-point-x="-0.2402in" draw:caption-point-y="0.6008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139" table:formula="of:=SUM([.D7:.AE7])" office:value-type="float" office:value="1.5">
            <text:p>1.5</text:p>
          </table:table-cell>
          <table:table-cell table:style-name="ce142" table:number-columns-repeated="2"/>
          <table:table-cell table:style-name="ce142" office:value-type="float" office:value="0.5">
            <text:p>0.5</text:p>
          </table:table-cell>
          <table:table-cell table:style-name="ce142" office:value-type="float" office:value="0">
            <text:p>0</text:p>
          </table:table-cell>
          <table:table-cell table:style-name="ce142" office:value-type="float" office:value="1"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39" table:formula="of:=SUM([.D8:.AE8])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39" table:formula="of:=SUM([.D9:.AE9])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139" table:formula="of:=SUM([.D10:.AE10])" office:value-type="float" office:value="0.5">
            <text:p>0.5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139" table:formula="of:=SUM([.D11:.AE11])" office:value-type="float" office:value="2">
            <text:p>2</text:p>
          </table:table-cell>
          <table:table-cell table:style-name="ce142" table:number-columns-repeated="2"/>
          <table:table-cell table:style-name="ce142" office:value-type="float" office:value="0.5">
            <text:p>0.5</text:p>
          </table:table-cell>
          <table:table-cell table:style-name="ce142" office:value-type="float" office:value="0">
            <office:annotation draw:style-name="gr7" draw:text-style-name="P2" svg:width="1.1413in" svg:height="0.7012in" svg:x="3.6669in" svg:y="1.8634in" draw:caption-point-x="-0.2402in" draw:caption-point-y="0.6031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2" svg:width="1.1413in" svg:height="0.5457in" svg:x="7.3614in" svg:y="1.8638in" draw:caption-point-x="-0.2402in" draw:caption-point-y="0.6028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2" svg:width="1.1413in" svg:height="0.5457in" svg:x="9.578in" svg:y="1.8642in" draw:caption-point-x="-0.2402in" draw:caption-point-y="0.6024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">
            <office:annotation draw:style-name="gr7" draw:text-style-name="P2" svg:width="1.1413in" svg:height="0.3902in" svg:x="12.1642in" svg:y="1.8646in" draw:caption-point-x="-0.2402in" draw:caption-point-y="0.602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139" table:formula="of:=SUM([.D12:.AE12])" office:value-type="float" office:value="0">
            <text:p>0</text:p>
          </table:table-cell>
          <table:table-cell table:style-name="ce142" table:number-columns-repeated="18"/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139" table:formula="of:=SUM([.D13:.AE13])" office:value-type="float" office:value="4">
            <text:p>4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139" table:formula="of:=SUM([.D14:.AE14])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7" draw:text-style-name="P2" svg:width="1.1413in" svg:height="1.3232in" svg:x="11.4252in" svg:y="2.6071in" draw:caption-point-x="-0.2402in" draw:caption-point-y="0.6024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139" table:formula="of:=SUM([.D15:.AE15])" office:value-type="float" office:value="2">
            <text:p>2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office:value-type="float" office:value="0">
            <office:annotation draw:style-name="gr7" draw:text-style-name="P2" svg:width="1.1413in" svg:height="0.3902in" svg:x="9.578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2" svg:width="1.1413in" svg:height="0.3902in" svg:x="9.9476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2" svg:width="1.1413in" svg:height="0.3902in" svg:x="11.0559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42" office:value-type="float" office:value="0.5">
            <office:annotation draw:style-name="gr7" draw:text-style-name="P2" svg:width="1.1413in" svg:height="0.5457in" svg:x="11.4252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142" office:value-type="float" office:value="0.5">
            <office:annotation draw:style-name="gr7" draw:text-style-name="P2" svg:width="1.1413in" svg:height="0.5457in" svg:x="11.7949in" svg:y="2.8547in" draw:caption-point-x="-0.2402in" draw:caption-point-y="0.6024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mDT</text:p>
          </table:table-cell>
          <table:table-cell table:style-name="ce139" table:formula="of:=SUM([.D16:.AE16])" office:value-type="float" office:value="0">
            <text:p>0</text:p>
          </table:table-cell>
          <table:table-cell table:style-name="ce142" table:number-columns-repeated="12"/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139" table:formula="of:=SUM([.D17:.AE17])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.5">
            <text:p>0.5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139" table:formula="of:=SUM([.D18:.AE18])" office:value-type="float" office:value="1.5">
            <text:p>1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0.5">
            <text:p>0.5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139" table:formula="of:=SUM([.D19:.AE19])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7" draw:text-style-name="P2" svg:width="1.1413in" svg:height="0.2346in" svg:x="11.0559in" svg:y="3.8457in" draw:caption-point-x="-0.2402in" draw:caption-point-y="0.6024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2" svg:width="1.1413in" svg:height="0.2346in" svg:x="11.4252in" svg:y="3.8484in" draw:caption-point-x="-0.2402in" draw:caption-point-y="0.599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142" office:value-type="float" office:value="0">
            <office:annotation draw:style-name="gr7" draw:text-style-name="P2" svg:width="1.1413in" svg:height="0.2346in" svg:x="11.7949in" svg:y="3.8484in" draw:caption-point-x="-0.2402in" draw:caption-point-y="0.599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5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29" table:style-name="ce7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6">
            <text:p>-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office:annotation draw:style-name="gr7" draw:text-style-name="P2" svg:width="1.1413in" svg:height="0.3902in" svg:x="5.5142in" svg:y="0in" draw:caption-point-x="-0.2402in" draw:caption-point-y="0.237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-13">
            <text:p>-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-20">
            <text:p>-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-26">
            <office:annotation draw:style-name="gr7" draw:text-style-name="P2" svg:width="1.1413in" svg:height="0.3902in" svg:x="11.7949in" svg:y="0in" draw:caption-point-x="-0.2402in" draw:caption-point-y="0.237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9" office:value-type="float" office:value="-27">
            <text:p>-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office:annotation draw:style-name="gr7" draw:text-style-name="P2" svg:width="1.1413in" svg:height="0.2346in" svg:x="13.2724in" svg:y="0in" draw:caption-point-x="-0.2402in" draw:caption-point-y="0.237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7" table:formula="of:=SUM([.D3:.AG3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in" draw:caption-point-x="-0.2402in" draw:caption-point-y="0.4846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7" table:formula="of:=SUM([.D4:.AG4])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number-columns-repeated="2" table:style-name="ce70" office:value-type="float" office:value="0.5"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7" table:formula="of:=SUM([.D7:.AG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5457in" svg:x="2.928in" svg:y="0.8654in" draw:caption-point-x="-0.2402in" draw:caption-point-y="0.6098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2346in" svg:x="4.7752in" svg:y="0.8669in" draw:caption-point-x="-0.2402in" draw:caption-point-y="0.6083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7.3614in" svg:y="0.8681in" draw:caption-point-x="-0.2402in" draw:caption-point-y="0.6071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8.1004in" svg:y="0.8689in" draw:caption-point-x="-0.2402in" draw:caption-point-y="0.6063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.8701in" draw:caption-point-x="-0.2402in" draw:caption-point-y="0.605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10.6866in" svg:y="0.8713in" draw:caption-point-x="-0.2402in" draw:caption-point-y="0.603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7" table:formula="of:=SUM([.D8:.AG8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115in" draw:caption-point-x="-0.2402in" draw:caption-point-y="0.6079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7" table:formula="of:=SUM([.D9:.AG9])" office:value-type="float" office:value="3">
            <text:p>3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7" table:formula="of:=SUM([.D10:.AG1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4.7752in" svg:y="1.6094in" draw:caption-point-x="-0.2402in" draw:caption-point-y="0.609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5.1449in" svg:y="1.6102in" draw:caption-point-x="-0.2402in" draw:caption-point-y="0.6083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/>
          <table:table-cell table:style-name="ce70" office:value-type="float" office:value="0">
            <office:annotation draw:style-name="gr7" draw:text-style-name="P2" svg:width="1.1413in" svg:height="0.3902in" svg:x="5.8835in" svg:y="1.6106in" draw:caption-point-x="-0.2402in" draw:caption-point-y="0.607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6106in" draw:caption-point-x="-0.2402in" draw:caption-point-y="0.607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7" table:formula="of:=SUM([.D11:.AG1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7" table:formula="of:=SUM([.D13:.AG13])" office:value-type="float" office:value="5">
            <text:p>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2.3571in" draw:caption-point-x="-0.2402in" draw:caption-point-y="0.6043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2.3575in" draw:caption-point-x="-0.2402in" draw:caption-point-y="0.6039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2.3587in" draw:caption-point-x="-0.2402in" draw:caption-point-y="0.6028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1">
            <office:annotation draw:style-name="gr7" draw:text-style-name="P2" svg:width="1.1413in" svg:height="0.2346in" svg:x="12.5335in" svg:y="2.3606in" draw:caption-point-x="-0.2402in" draw:caption-point-y="0.6008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2.9031in" svg:y="2.3606in" draw:caption-point-x="-0.2402in" draw:caption-point-y="0.6008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7" table:formula="of:=SUM([.D14:.AG14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7" table:formula="of:=SUM([.D15:.AG15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5457in" svg:x="4.7752in" svg:y="2.8476in" draw:caption-point-x="-0.2402in" draw:caption-point-y="0.6091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0" office:value-type="float" office:value="0.5">
            <office:annotation draw:style-name="gr7" draw:text-style-name="P2" svg:width="1.1413in" svg:height="0.5457in" svg:x="5.1449in" svg:y="2.8535in" draw:caption-point-x="-0.2402in" draw:caption-point-y="0.6031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V</text:p>
          </table:table-cell>
          <table:table-cell table:style-name="ce67" table:formula="of:=SUM([.D16:.AG16])" office:value-type="float" office:value="0">
            <text:p>0</text:p>
          </table:table-cell>
          <table:table-cell table:style-name="ce70" table:number-columns-repeated="23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67" table:formula="of:=SUM([.D17:.AG17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mDT</text:p>
          </table:table-cell>
          <table:table-cell table:style-name="ce67" table:formula="of:=SUM([.D18:.AG18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ieuNV</text:p>
          </table:table-cell>
          <table:table-cell table:style-name="ce67" table:formula="of:=SUM([.D19:.AG19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uyLTT</text:p>
          </table:table-cell>
          <table:table-cell table:style-name="ce67" table:formula="of:=SUM([.D20:.AG2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VietBA</text:p>
          </table:table-cell>
          <table:table-cell table:style-name="ce67" table:formula="of:=SUM([.D21:.AG21])" office:value-type="float" office:value="6">
            <text:p>6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7" draw:text-style-name="P2" svg:width="1.1413in" svg:height="0.2346in" svg:x="9.9476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4252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7949in" svg:y="4.3335in" draw:caption-point-x="-0.2402in" draw:caption-point-y="0.6094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TH</text:p>
          </table:table-cell>
          <table:table-cell table:style-name="ce67" table:formula="of:=SUM([.D22:.AG22])" office:value-type="float" office:value="0">
            <text:p>0</text:p>
          </table:table-cell>
          <table:table-cell table:style-name="ce70" table:number-columns-repeated="6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7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3" office:value-type="string" table:number-columns-spanned="31" table:number-rows-spanned="1">
            <text:p>May</text:p>
          </table:table-cell>
          <table:covered-table-cell table:number-columns-repeated="30" table:style-name="ce7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office:annotation draw:style-name="gr7" draw:text-style-name="P2" svg:width="1.1413in" svg:height="0.2346in" svg:x="2.5587in" svg:y="0in" draw:caption-point-x="-0.2402in" draw:caption-point-y="0.237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4" office:value-type="float" office:value="2">
            <office:annotation draw:style-name="gr7" draw:text-style-name="P2" svg:width="1.1413in" svg:height="0.2346in" svg:x="2.928in" svg:y="0in" draw:caption-point-x="-0.2402in" draw:caption-point-y="0.237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4" office:value-type="float" office:value="-3">
            <text:p>-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-10">
            <text:p>-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-17">
            <text:p>-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19">
            <text:p>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-24">
            <text:p>-24</text:p>
          </table:table-cell>
          <table:table-cell table:style-name="ce74" office:value-type="float" office:value="-25">
            <text:p>-25</text:p>
          </table:table-cell>
          <table:table-cell table:style-name="ce7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text:p>28</text:p>
          </table:table-cell>
          <table:table-cell table:style-name="ce74" office:value-type="float" office:value="29">
            <text:p>29</text:p>
          </table:table-cell>
          <table:table-cell table:style-name="ce74" office:value-type="float" office:value="30">
            <text:p>30</text:p>
          </table:table-cell>
          <table:table-cell table:style-name="ce74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2" table:formula="of:=SUM([.D3:.AH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2" table:formula="of:=SUM([.D4:.AH4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9.578in" svg:y="0.128in" draw:caption-point-x="-0.2402in" draw:caption-point-y="0.6043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0.1291in" draw:caption-point-x="-0.2402in" draw:caption-point-y="0.6031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2" svg:width="1.1413in" svg:height="0.2346in" svg:x="11.7949in" svg:y="0.1299in" draw:caption-point-x="-0.2402in" draw:caption-point-y="0.6024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2" table:formula="of:=SUM([.D6:.AH6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2.1642in" svg:y="0.6252in" draw:caption-point-x="-0.2402in" draw:caption-point-y="0.6024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2" table:formula="of:=SUM([.D7:.AH7])" office:value-type="float" office:value="1.5">
            <text:p>1.5</text:p>
          </table:table-cell>
          <table:table-cell table:style-name="ce75" table:number-columns-repeated="4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4.7752in" svg:y="0.8638in" draw:caption-point-x="-0.2402in" draw:caption-point-y="0.6114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.5"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3902in" svg:x="6.6224in" svg:y="0.8657in" draw:caption-point-x="-0.2402in" draw:caption-point-y="0.6094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5457in" svg:x="7.3614in" svg:y="0.8689in" draw:caption-point-x="-0.2402in" draw:caption-point-y="0.6063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9.9476in" svg:y="0.8728in" draw:caption-point-x="-0.2402in" draw:caption-point-y="0.6024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2346in" svg:x="11.7949in" svg:y="0.8728in" draw:caption-point-x="-0.2402in" draw:caption-point-y="0.6024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2" table:formula="of:=SUM([.D8:.AH8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2" table:formula="of:=SUM([.D9:.AH9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2" table:formula="of:=SUM([.D11:.AH11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2" table:formula="of:=SUM([.D12:.AH12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3169in" svg:y="2.1098in" draw:caption-point-x="-0.2402in" draw:caption-point-y="0.6039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2" table:formula="of:=SUM([.D13:.AH13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2.3587in" draw:caption-point-x="-0.2402in" draw:caption-point-y="0.6028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72" table:formula="of:=SUM([.D14:.AH14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guyenHTT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V</text:p>
          </table:table-cell>
          <table:table-cell table:style-name="ce72" table:formula="of:=SUM([.D17:.AH17])" office:value-type="float" office:value="3.5">
            <text:p>3.5</text:p>
          </table:table-cell>
          <table:table-cell table:style-name="ce75" table:number-columns-repeated="4"/>
          <table:table-cell table:style-name="ce75" office:value-type="float" office:value="0.5">
            <office:annotation draw:style-name="gr7" draw:text-style-name="P2" svg:width="1.1413in" svg:height="0.2346in" svg:x="4.0362in" svg:y="3.3457in" draw:caption-point-x="-0.2402in" draw:caption-point-y="0.6063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6.9921in" svg:y="3.3457in" draw:caption-point-x="-0.2402in" draw:caption-point-y="0.6063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7.7307in" svg:y="3.3461in" draw:caption-point-x="-0.2402in" draw:caption-point-y="0.6059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9.578in" svg:y="3.3476in" draw:caption-point-x="-0.2402in" draw:caption-point-y="0.6043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0.3169in" svg:y="3.3484in" draw:caption-point-x="-0.2402in" draw:caption-point-y="0.6035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1642in" svg:y="3.3512in" draw:caption-point-x="-0.2402in" draw:caption-point-y="0.6008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9031in" svg:y="3.3512in" draw:caption-point-x="-0.2402in" draw:caption-point-y="0.6008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72" table:formula="of:=SUM([.D18:.AH18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72" table:formula="of:=SUM([.D19:.AH19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72" table:formula="of:=SUM([.D20:.AH20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0.6866in" svg:y="4.0929in" draw:caption-point-x="-0.2402in" draw:caption-point-y="0.6024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72" table:formula="of:=SUM([.D21:.AH21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72" table:formula="of:=SUM([.D22:.AH22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TH</text:p>
          </table:table-cell>
          <table:table-cell table:style-name="ce72" table:formula="of:=SUM([.D23:.AH23])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8" office:value-type="string" table:number-columns-spanned="30" table:number-rows-spanned="1">
            <text:p>June</text:p>
          </table:table-cell>
          <table:covered-table-cell table:number-columns-repeated="29" table:style-name="ce8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9" office:value-type="float" office:value="-29">
            <text:p>-29</text:p>
          </table:table-cell>
          <table:table-cell table:style-name="ce79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7" table:formula="of:=SUM([.D3:.AG3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9.578in" svg:y="0in" draw:caption-point-x="-0.2402in" draw:caption-point-y="0.4846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7" table:formula="of:=SUM([.D4:.AG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1311in" draw:caption-point-x="-0.2402in" draw:caption-point-y="0.6012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7" table:formula="of:=SUM([.D5:.AG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0559in" svg:y="0.3791in" draw:caption-point-x="-0.2402in" draw:caption-point-y="0.6008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7" table:formula="of:=SUM([.D6:.AG6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5.5142in" svg:y="0.622in" draw:caption-point-x="-0.2402in" draw:caption-point-y="0.6055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3902in" svg:x="13.2724in" svg:y="0.628in" draw:caption-point-x="-0.2402in" draw:caption-point-y="0.5996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7" table:formula="of:=SUM([.D7:.AG7])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7" draw:text-style-name="P2" svg:width="1.1413in" svg:height="0.2346in" svg:x="2.928in" svg:y="0.8685in" draw:caption-point-x="-0.2402in" draw:caption-point-y="0.6067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3.6669in" svg:y="0.8685in" draw:caption-point-x="-0.2402in" draw:caption-point-y="0.6067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5.5142in" svg:y="0.8701in" draw:caption-point-x="-0.2402in" draw:caption-point-y="0.6051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6.2531in" svg:y="0.8705in" draw:caption-point-x="-0.2402in" draw:caption-point-y="0.6047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8.1004in" svg:y="0.872in" draw:caption-point-x="-0.2402in" draw:caption-point-y="0.6031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8772in" draw:caption-point-x="-0.2402in" draw:caption-point-y="0.59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4252in" svg:y="0.8772in" draw:caption-point-x="-0.2402in" draw:caption-point-y="0.59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7" table:formula="of:=SUM([.D8:.AG8])" office:value-type="float" office:value="1">
            <text:p>1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7" table:formula="of:=SUM([.D9:.AG9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7" table:formula="of:=SUM([.D10:.AG10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7" table:formula="of:=SUM([.D11:.AG11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7" table:formula="of:=SUM([.D12:.AG12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2.1142in" draw:caption-point-x="-0.2402in" draw:caption-point-y="0.5996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7" table:formula="of:=SUM([.D13:.AG13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77" table:formula="of:=SUM([.D14:.AG14])" office:value-type="float" office:value="1">
            <text:p>1</text:p>
          </table:table-cell>
          <table:table-cell table:style-name="ce80" table:number-columns-repeated="9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2" svg:width="1.1413in" svg:height="0.3902in" svg:x="10.6866in" svg:y="2.6075in" draw:caption-point-x="-0.2402in" draw:caption-point-y="0.6016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7" table:formula="of:=SUM([.D15:.AG15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7" table:formula="of:=SUM([.D16:.AG1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7" table:formula="of:=SUM([.D17:.AG17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9.578in" svg:y="3.35in" draw:caption-point-x="-0.2402in" draw:caption-point-y="0.602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7" table:formula="of:=SUM([.D18:.AG18])" office:value-type="float" office:value="3.5">
            <text:p>3.5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3.2976in" svg:y="3.5949in" draw:caption-point-x="-0.2402in" draw:caption-point-y="0.6051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4.0362in" svg:y="3.5949in" draw:caption-point-x="-0.2402in" draw:caption-point-y="0.6051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5.8835in" svg:y="3.5949in" draw:caption-point-x="-0.2402in" draw:caption-point-y="0.6051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6.6224in" svg:y="3.5961in" draw:caption-point-x="-0.2402in" draw:caption-point-y="0.6039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8.4697in" svg:y="3.5988in" draw:caption-point-x="-0.2402in" draw:caption-point-y="0.6012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0559in" svg:y="3.5996in" draw:caption-point-x="-0.2402in" draw:caption-point-y="0.6004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7949in" svg:y="3.5996in" draw:caption-point-x="-0.2402in" draw:caption-point-y="0.6004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oDTH</text:p>
          </table:table-cell>
          <table:table-cell table:style-name="ce77" table:formula="of:=SUM([.D19:.AG19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TP</text:p>
          </table:table-cell>
          <table:table-cell table:style-name="ce77" table:formula="of:=SUM([.D20:.AG20])" office:value-type="float" office:value="4">
            <text:p>4</text:p>
          </table:table-cell>
          <table:table-cell table:style-name="ce80" table:number-columns-repeated="15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2" svg:width="1.1413in" svg:height="0.2346in" svg:x="11.4252in" svg:y="4.0949in" draw:caption-point-x="-0.2402in" draw:caption-point-y="0.6004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1">
            <office:annotation draw:style-name="gr7" draw:text-style-name="P2" svg:width="1.1413in" svg:height="0.2346in" svg:x="11.7949in" svg:y="4.0949in" draw:caption-point-x="-0.2402in" draw:caption-point-y="0.6004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4.0957in" draw:caption-point-x="-0.2402in" draw:caption-point-y="0.5996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mDT</text:p>
          </table:table-cell>
          <table:table-cell table:style-name="ce77" table:formula="of:=SUM([.D21:.AG21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ieuNV</text:p>
          </table:table-cell>
          <table:table-cell table:style-name="ce77" table:formula="of:=SUM([.D22:.AG22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uyLTT</text:p>
          </table:table-cell>
          <table:table-cell table:style-name="ce77" table:formula="of:=SUM([.D23:.AG23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7" table:formula="of:=SUM([.D24:.AG2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TH</text:p>
          </table:table-cell>
          <table:table-cell table:style-name="ce77" table:formula="of:=SUM([.D25:.AG25])" office:value-type="float" office:value="1.5">
            <text:p>1.5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12.1642in" svg:y="5.3335in" draw:caption-point-x="-0.2402in" draw:caption-point-y="0.6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4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3" office:value-type="string" table:number-columns-spanned="31" table:number-rows-spanned="1">
            <text:p>July</text:p>
          </table:table-cell>
          <table:covered-table-cell table:number-columns-repeated="30" table:style-name="ce8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-5">
            <text:p>-5</text:p>
          </table:table-cell>
          <table:table-cell table:style-name="ce84" office:value-type="float" office:value="-6">
            <text:p>-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9">
            <text:p>9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-12">
            <text:p>-12</text:p>
          </table:table-cell>
          <table:table-cell table:style-name="ce84" office:value-type="float" office:value="-13">
            <text:p>-13</text:p>
          </table:table-cell>
          <table:table-cell table:style-name="ce84" office:value-type="float" office:value="14">
            <text:p>14</text:p>
          </table:table-cell>
          <table:table-cell table:style-name="ce84" office:value-type="float" office:value="15">
            <text:p>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-19">
            <text:p>-19</text:p>
          </table:table-cell>
          <table:table-cell table:style-name="ce84" office:value-type="float" office:value="-20">
            <text:p>-20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-26">
            <text:p>-26</text:p>
          </table:table-cell>
          <table:table-cell table:style-name="ce84" office:value-type="float" office:value="-27">
            <text:p>-27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2" table:formula="of:=SUM([.D3:.AH3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2" table:formula="of:=SUM([.D4:.AH4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2" table:formula="of:=SUM([.D5:.AH5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2" table:formula="of:=SUM([.D6:.AH6])" office:value-type="float" office:value="1.5">
            <text:p>1.5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2" table:formula="of:=SUM([.D7:.AH7])" office:value-type="float" office:value="0.5">
            <text:p>0.5</text:p>
          </table:table-cell>
          <table:table-cell table:style-name="ce85" office:value-type="float" office:value="0">
            <office:annotation draw:style-name="gr7" draw:text-style-name="P2" svg:width="1.1413in" svg:height="0.2346in" svg:x="2.5587in" svg:y="0.8787in" draw:caption-point-x="-0.2402in" draw:caption-point-y="0.5969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8.1004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office:display="true" draw:style-name="gr7" draw:text-style-name="P2" svg:width="1.1413in" svg:height="0.2346in" svg:x="8.7724in" svg:y="0.8791in" draw:caption-point-x="-0.1732in" draw:caption-point-y="0.5961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0.6866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1.4252in" svg:y="0.8787in" draw:caption-point-x="-0.2402in" draw:caption-point-y="0.5969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3.2724in" svg:y="0.8791in" draw:caption-point-x="-0.2402in" draw:caption-point-y="0.5965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2" table:formula="of:=SUM([.D8:.AH8])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3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2"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2" table:formula="of:=SUM([.D9:.AH9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2" table:formula="of:=SUM([.D10:.AH10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2" table:formula="of:=SUM([.D11:.AH11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82" table:formula="of:=SUM([.D12:.AH12])" office:value-type="float" office:value="3">
            <text:p>3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7" draw:text-style-name="P2" svg:width="1.1413in" svg:height="0.2346in" svg:x="12.5335in" svg:y="2.1138in" draw:caption-point-x="-0.2402in" draw:caption-point-y="0.6004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2.9031in" svg:y="2.1146in" draw:caption-point-x="-0.2402in" draw:caption-point-y="0.5996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82" table:formula="of:=SUM([.D13:.AH13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82" table:formula="of:=SUM([.D14:.AH14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82" table:formula="of:=SUM([.D15:.AH15])" office:value-type="float" office:value="1.5">
            <text:p>1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82" table:formula="of:=SUM([.D16:.AH16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82" table:formula="of:=SUM([.D17:.AH17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82" table:formula="of:=SUM([.D18:.AH18])" office:value-type="float" office:value="4.5">
            <text:p>4.5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7" draw:text-style-name="P2" svg:width="1.1413in" svg:height="0.2346in" svg:x="7.7307in" svg:y="3.5929in" draw:caption-point-x="-0.2402in" draw:caption-point-y="0.6075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0.5">
            <office:annotation draw:style-name="gr7" draw:text-style-name="P2" svg:width="1.1413in" svg:height="0.2346in" svg:x="10.3169in" svg:y="3.5969in" draw:caption-point-x="-0.2402in" draw:caption-point-y="0.6035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>
            <office:annotation office:display="true" draw:style-name="gr7" draw:text-style-name="P2" svg:width="1.1413in" svg:height="0.5457in" svg:x="10.6866in" svg:y="3.613in" draw:caption-point-x="-0.2402in" draw:caption-point-y="0.587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5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chBK</text:p>
          </table:table-cell>
          <table:table-cell table:style-name="ce82" table:formula="of:=SUM([.D19:.AH19])" office:value-type="float" office:value="0">
            <text:p>0</text:p>
          </table:table-cell>
          <table:table-cell table:style-name="ce85" table:number-columns-repeated="22"/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DTH</text:p>
          </table:table-cell>
          <table:table-cell table:style-name="ce82" table:formula="of:=SUM([.D20:.AH20])" office:value-type="float" office:value="2">
            <text:p>2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office:annotation draw:style-name="gr7" draw:text-style-name="P2" svg:width="1.1413in" svg:height="0.2346in" svg:x="13.6421in" svg:y="4.0976in" draw:caption-point-x="-0.2402in" draw:caption-point-y="0.598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TP</text:p>
          </table:table-cell>
          <table:table-cell table:style-name="ce82" table:formula="of:=SUM([.D21:.AH21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82" table:formula="of:=SUM([.D22:.AH22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82" table:formula="of:=SUM([.D23:.AH23])" office:value-type="float" office:value="2">
            <text:p>2</text:p>
          </table:table-cell>
          <table:table-cell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uyLTT</text:p>
          </table:table-cell>
          <table:table-cell table:style-name="ce82" table:formula="of:=SUM([.D24:.AH24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BA</text:p>
          </table:table-cell>
          <table:table-cell table:style-name="ce82" table:formula="of:=SUM([.D25:.AH25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TH</text:p>
          </table:table-cell>
          <table:table-cell table:style-name="ce82" table:formula="of:=SUM([.D26:.AH26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8" office:value-type="string" table:number-columns-spanned="31" table:number-rows-spanned="1">
            <text:p>August</text:p>
          </table:table-cell>
          <table:covered-table-cell table:number-columns-repeated="30" table:style-name="ce9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-2">
            <text:p>-2</text:p>
          </table:table-cell>
          <table:table-cell table:style-name="ce89" office:value-type="float" office:value="-3">
            <text:p>-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6">
            <text:p>6</text:p>
          </table:table-cell>
          <table:table-cell table:style-name="ce89" office:value-type="float" office:value="7">
            <text:p>7</text:p>
          </table:table-cell>
          <table:table-cell table:style-name="ce89" office:value-type="float" office:value="8">
            <text:p>8</text:p>
          </table:table-cell>
          <table:table-cell table:style-name="ce89" office:value-type="float" office:value="-9">
            <text:p>-9</text:p>
          </table:table-cell>
          <table:table-cell table:style-name="ce89" office:value-type="float" office:value="-10">
            <text:p>-10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14">
            <text:p>14</text:p>
          </table:table-cell>
          <table:table-cell table:style-name="ce89" office:value-type="float" office:value="15">
            <text:p>15</text:p>
          </table:table-cell>
          <table:table-cell table:style-name="ce89" office:value-type="float" office:value="-16">
            <text:p>-16</text:p>
          </table:table-cell>
          <table:table-cell table:style-name="ce89" office:value-type="float" office:value="-17">
            <text:p>-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19">
            <text:p>1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21">
            <text:p>21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-23">
            <text:p>-23</text:p>
          </table:table-cell>
          <table:table-cell table:style-name="ce89" office:value-type="float" office:value="-24">
            <text:p>-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26">
            <text:p>26</text:p>
          </table:table-cell>
          <table:table-cell table:style-name="ce89" office:value-type="float" office:value="27">
            <text:p>27</text:p>
          </table:table-cell>
          <table:table-cell table:style-name="ce89" office:value-type="float" office:value="28">
            <text:p>28</text:p>
          </table:table-cell>
          <table:table-cell table:style-name="ce89" office:value-type="float" office:value="29">
            <text:p>29</text:p>
          </table:table-cell>
          <table:table-cell table:style-name="ce89" office:value-type="float" office:value="-30">
            <text:p>-30</text:p>
          </table:table-cell>
          <table:table-cell table:style-name="ce89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7" table:formula="of:=SUM([.D3:.AH3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7" table:formula="of:=SUM([.D4:.AH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7" table:formula="of:=SUM([.D5:.AH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7" table:formula="of:=SUM([.D6:.AH6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7" table:formula="of:=SUM([.D7:.AH7])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5.1449in" svg:y="0.8744in" draw:caption-point-x="-0.2402in" draw:caption-point-y="0.600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2" svg:width="1.1413in" svg:height="0.3902in" svg:x="6.9921in" svg:y="0.8744in" draw:caption-point-x="-0.2402in" draw:caption-point-y="0.6008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0.8744in" draw:caption-point-x="-0.2402in" draw:caption-point-y="0.6008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10.3169in" svg:y="0.8748in" draw:caption-point-x="-0.2402in" draw:caption-point-y="0.600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7" table:formula="of:=SUM([.D8:.AH8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7" table:formula="of:=SUM([.D9:.AH9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number-columns-repeated="2" table:style-name="ce90" office:value-type="float" office:value="0.5">
            <text:p>0.5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7" table:formula="of:=SUM([.D10:.AH10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7" table:formula="of:=SUM([.D11:.AH11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KhoiNLD</text:p>
          </table:table-cell>
          <table:table-cell table:style-name="ce87"/>
          <table:table-cell table:style-name="ce90" table:number-columns-repeated="1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7" table:formula="of:=SUM([.D13:.AH13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7" table:formula="of:=SUM([.D14:.AH1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aiDTP</text:p>
          </table:table-cell>
          <table:table-cell table:style-name="ce87" table:formula="of:=SUM([.D15:.AH15])" office:value-type="float" office:value="1">
            <text:p>1</text:p>
          </table:table-cell>
          <table:table-cell table:style-name="ce90" table:number-columns-repeated="19"/>
          <table:table-cell table:style-name="ce90" office:value-type="float" office:value="0">
            <office:annotation draw:style-name="gr3" draw:text-style-name="P2" svg:width="1.1413in" svg:height="0.7012in" svg:x="9.578in" svg:y="2.8417in" draw:caption-point-x="-0.2402in" draw:caption-point-y="0.6004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7" draw:text-style-name="P2" svg:width="1.1413in" svg:height="0.2346in" svg:x="12.5335in" svg:y="2.8413in" draw:caption-point-x="-0.2402in" draw:caption-point-y="0.6008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87" table:formula="of:=SUM([.D16:.AH16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87" table:formula="of:=SUM([.D17:.AH17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87" table:formula="of:=SUM([.D18:.AH18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87" table:formula="of:=SUM([.D20:.AH20])" office:value-type="float" office:value="0.5">
            <text:p>0.5</text:p>
          </table:table-cell>
          <table:table-cell table:style-name="ce90" table:number-columns-repeated="19"/>
          <table:table-cell table:style-name="ce90" office:value-type="float" office:value="0">
            <office:annotation draw:style-name="gr8" draw:text-style-name="P2" svg:width="1.1413in" svg:height="0.5457in" svg:x="9.578in" svg:y="4.0831in" draw:caption-point-x="-0.2402in" draw:caption-point-y="0.5976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chBK</text:p>
          </table:table-cell>
          <table:table-cell table:style-name="ce87" table:formula="of:=SUM([.D21:.AH21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4.322in" draw:caption-point-x="-0.2402in" draw:caption-point-y="0.6063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DTH</text:p>
          </table:table-cell>
          <table:table-cell table:style-name="ce87" table:formula="of:=SUM([.D22:.AH22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7" draw:text-style-name="P2" svg:width="1.1413in" svg:height="0.2346in" svg:x="3.6669in" svg:y="4.5654in" draw:caption-point-x="-0.2402in" draw:caption-point-y="0.6106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90" office:value-type="float" office:value="1">
            <office:annotation draw:style-name="gr7" draw:text-style-name="P2" svg:width="1.1413in" svg:height="0.2346in" svg:x="4.0362in" svg:y="4.5654in" draw:caption-point-x="-0.2402in" draw:caption-point-y="0.6106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TP</text:p>
          </table:table-cell>
          <table:table-cell table:style-name="ce87" table:formula="of:=SUM([.D23:.AH23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2" svg:width="1.1413in" svg:height="0.3902in" svg:x="5.1449in" svg:y="4.815in" draw:caption-point-x="-0.2402in" draw:caption-point-y="0.6087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87" table:formula="of:=SUM([.D24:.AH2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87" table:formula="of:=SUM([.D25:.AH2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87" table:formula="of:=SUM([.D26:.AH26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anN</text:p>
          </table:table-cell>
          <table:table-cell table:style-name="ce87" table:formula="of:=SUM([.D27:.AH27])" office:value-type="float" office:value="0">
            <text:p>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87" table:formula="of:=SUM([.D28:.AH28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87" table:formula="of:=SUM([.D29:.AH29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3" office:value-type="string" table:number-columns-spanned="30" table:number-rows-spanned="1">
            <text:p>September</text:p>
          </table:table-cell>
          <table:covered-table-cell table:number-columns-repeated="29" table:style-name="ce9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office:annotation draw:style-name="gr8" draw:text-style-name="P2" svg:width="1.1413in" svg:height="0.3902in" svg:x="2.928in" svg:y="0in" draw:caption-point-x="-0.2402in" draw:caption-point-y="0.237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4" office:value-type="float" office:value="-6">
            <text:p>-6</text:p>
          </table:table-cell>
          <table:table-cell table:style-name="ce94" office:value-type="float" office:value="-7">
            <text:p>-7</text:p>
          </table:table-cell>
          <table:table-cell table:style-name="ce94" office:value-type="float" office:value="8">
            <text:p>8</text:p>
          </table:table-cell>
          <table:table-cell table:style-name="ce94" office:value-type="float" office:value="9">
            <text:p>9</text:p>
          </table:table-cell>
          <table:table-cell table:style-name="ce94" office:value-type="float" office:value="10">
            <text:p>10</text:p>
          </table:table-cell>
          <table:table-cell table:style-name="ce94" office:value-type="float" office:value="11">
            <text:p>11</text:p>
          </table:table-cell>
          <table:table-cell table:style-name="ce94" office:value-type="float" office:value="12">
            <text:p>12</text:p>
          </table:table-cell>
          <table:table-cell table:style-name="ce94" office:value-type="float" office:value="-13">
            <text:p>-13</text:p>
          </table:table-cell>
          <table:table-cell table:style-name="ce94" office:value-type="float" office:value="-14">
            <text:p>-14</text:p>
          </table:table-cell>
          <table:table-cell table:style-name="ce94" office:value-type="float" office:value="15">
            <text:p>15</text:p>
          </table:table-cell>
          <table:table-cell table:style-name="ce94" office:value-type="float" office:value="16">
            <text:p>16</text:p>
          </table:table-cell>
          <table:table-cell table:style-name="ce94" office:value-type="float" office:value="17">
            <text:p>17</text:p>
          </table:table-cell>
          <table:table-cell table:style-name="ce94" office:value-type="float" office:value="18">
            <text:p>18</text:p>
          </table:table-cell>
          <table:table-cell table:style-name="ce94" office:value-type="float" office:value="19">
            <text:p>19</text:p>
          </table:table-cell>
          <table:table-cell table:style-name="ce94" office:value-type="float" office:value="-20">
            <text:p>-20</text:p>
          </table:table-cell>
          <table:table-cell table:style-name="ce94" office:value-type="float" office:value="-21">
            <text:p>-21</text:p>
          </table:table-cell>
          <table:table-cell table:style-name="ce94" office:value-type="float" office:value="22">
            <text:p>22</text:p>
          </table:table-cell>
          <table:table-cell table:style-name="ce94" office:value-type="float" office:value="23">
            <text:p>23</text:p>
          </table:table-cell>
          <table:table-cell table:style-name="ce94" office:value-type="float" office:value="24">
            <text:p>24</text:p>
          </table:table-cell>
          <table:table-cell table:style-name="ce94" office:value-type="float" office:value="25">
            <text:p>25</text:p>
          </table:table-cell>
          <table:table-cell table:style-name="ce94" office:value-type="float" office:value="26">
            <text:p>26</text:p>
          </table:table-cell>
          <table:table-cell table:style-name="ce94" office:value-type="float" office:value="-27">
            <text:p>-27</text:p>
          </table:table-cell>
          <table:table-cell table:style-name="ce94" office:value-type="float" office:value="-28">
            <text:p>-28</text:p>
          </table:table-cell>
          <table:table-cell table:style-name="ce94" office:value-type="float" office:value="29">
            <text:p>29</text:p>
          </table:table-cell>
          <table:table-cell table:style-name="ce94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92" table:formula="of:=SUM([.D3:.AG3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92" table:formula="of:=SUM([.D4:.AG4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92" table:formula="of:=SUM([.D5:.AG5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92" table:formula="of:=SUM([.D6:.AG6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92" table:formula="of:=SUM([.D7:.AG7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style-name="ce95" office:value-type="float" office:value="0">
            <office:annotation draw:style-name="gr8" draw:text-style-name="P2" svg:width="1.1413in" svg:height="0.3902in" svg:x="3.2976in" svg:y="0.8634in" draw:caption-point-x="-0.2402in" draw:caption-point-y="0.6118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4.0362in" svg:y="0.8634in" draw:caption-point-x="-0.2402in" draw:caption-point-y="0.6118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5.8835in" svg:y="0.8677in" draw:caption-point-x="-0.2402in" draw:caption-point-y="0.6075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6.6224in" svg:y="0.8689in" draw:caption-point-x="-0.2402in" draw:caption-point-y="0.6063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8.4697in" svg:y="0.8724in" draw:caption-point-x="-0.2402in" draw:caption-point-y="0.6028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9.2087in" svg:y="0.8724in" draw:caption-point-x="-0.2402in" draw:caption-point-y="0.6028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1.0559in" svg:y="0.874in" draw:caption-point-x="-0.2402in" draw:caption-point-y="0.6012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1.4252in" svg:y="0.8748in" draw:caption-point-x="-0.2402in" draw:caption-point-y="0.6004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92" table:formula="of:=SUM([.D8:.AG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92" table:formula="of:=SUM([.D9:.AG9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.5">
            <text:p>0.5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92" table:formula="of:=SUM([.D10:.AG10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yNN</text:p>
          </table:table-cell>
          <table:table-cell table:style-name="ce92" table:formula="of:=SUM([.D11:.AG11])" office:value-type="float" office:value="0.5">
            <text:p>0.5</text:p>
          </table:table-cell>
          <table:table-cell table:style-name="ce95" table:number-columns-repeated="24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8" draw:text-style-name="P2" svg:width="1.1413in" svg:height="0.3902in" svg:x="13.2724in" svg:y="1.8681in" draw:caption-point-x="-0.2402in" draw:caption-point-y="0.598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92" table:formula="of:=SUM([.D12:.AG12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KhoiNLD</text:p>
          </table:table-cell>
          <table:table-cell table:style-name="ce92" table:formula="of:=SUM([.D13:.AG13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92" table:formula="of:=SUM([.D14:.AG14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">
            <office:annotation draw:style-name="gr8" draw:text-style-name="P2" svg:width="1.1413in" svg:height="0.2346in" svg:x="3.2976in" svg:y="2.5961in" draw:caption-point-x="-0.2402in" draw:caption-point-y="0.613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6.2531in" svg:y="2.6024in" draw:caption-point-x="-0.2402in" draw:caption-point-y="0.6067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3.2724in" svg:y="2.6114in" draw:caption-point-x="-0.2402in" draw:caption-point-y="0.5976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92" table:formula="of:=SUM([.D15:.AG15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aiDTP</text:p>
          </table:table-cell>
          <table:table-cell table:style-name="ce92" table:formula="of:=SUM([.D16:.AG16])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3.6669in" svg:y="3.0996in" draw:caption-point-x="-0.2402in" draw:caption-point-y="0.6047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3902in" svg:x="6.2531in" svg:y="3.0976in" draw:caption-point-x="-0.2402in" draw:caption-point-y="0.6067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8.8394in" svg:y="3.0996in" draw:caption-point-x="-0.2402in" draw:caption-point-y="0.6047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11.4252in" svg:y="3.1035in" draw:caption-point-x="-0.2402in" draw:caption-point-y="0.6008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inhHA</text:p>
          </table:table-cell>
          <table:table-cell table:style-name="ce92" table:formula="of:=SUM([.D17:.AG17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.5">
            <text:p>0.5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92" table:formula="of:=SUM([.D18:.AG1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92" table:formula="of:=SUM([.D19:.AG19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92" table:formula="of:=SUM([.D20:.AG20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92" table:formula="of:=SUM([.D21:.AG21])" office:value-type="float" office:value="2.5">
            <text:p>2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.5">
            <text:p>0.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8" draw:text-style-name="P2" svg:width="1.1413in" svg:height="0.2346in" svg:x="10.6866in" svg:y="4.3409in" draw:caption-point-x="-0.2402in" draw:caption-point-y="0.602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PhucTV</text:p>
          </table:table-cell>
          <table:table-cell table:style-name="ce92" table:formula="of:=SUM([.D22:.AG22])" office:value-type="float" office:value="2.5">
            <text:p>2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8" draw:text-style-name="P2" svg:width="1.1413in" svg:height="0.2346in" svg:x="7.7307in" svg:y="4.585in" draw:caption-point-x="-0.2402in" draw:caption-point-y="0.6055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>
            <office:annotation draw:style-name="gr8" draw:text-style-name="P2" svg:width="1.1413in" svg:height="0.3902in" svg:x="11.0559in" svg:y="4.5921in" draw:caption-point-x="-0.2402in" draw:caption-point-y="0.5984in">
              <dc:date>2014-09-29T00:00:00</dc:date>
              <text:p text:style-name="P2"><text:span text:style-name="T1">Nghỉ để chữa bệnh</text:span></text:p>
            </office:annotation>
          </table:table-cell>
          <table:table-cell table:style-name="ce95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chBK</text:p>
          </table:table-cell>
          <table:table-cell table:style-name="ce92" table:formula="of:=SUM([.D23:.AG23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5.8835in" svg:y="4.8295in" draw:caption-point-x="-0.2402in" draw:caption-point-y="0.6087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DTH</text:p>
          </table:table-cell>
          <table:table-cell table:style-name="ce92" table:formula="of:=SUM([.D24:.AG24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oTP</text:p>
          </table:table-cell>
          <table:table-cell table:style-name="ce92" table:formula="of:=SUM([.D25:.AG25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8" draw:text-style-name="P2" svg:width="1.1413in" svg:height="0.3902in" svg:x="7.7307in" svg:y="5.3272in" draw:caption-point-x="-0.2402in" draw:caption-point-y="0.6063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mDT</text:p>
          </table:table-cell>
          <table:table-cell table:style-name="ce92" table:formula="of:=SUM([.D26:.AG26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ieuNV</text:p>
          </table:table-cell>
          <table:table-cell table:style-name="ce92" table:formula="of:=SUM([.D27:.AG27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uyLTT</text:p>
          </table:table-cell>
          <table:table-cell table:style-name="ce92" table:formula="of:=SUM([.D28:.AG2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anN</text:p>
          </table:table-cell>
          <table:table-cell table:style-name="ce92" table:formula="of:=SUM([.D29:.AG29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92" table:formula="of:=SUM([.D30:.AG30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92" table:formula="of:=SUM([.D31:.AG31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6.6224in" svg:y="6.8134in" draw:caption-point-x="-0.2402in" draw:caption-point-y="0.6063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8" office:value-type="string" table:number-columns-spanned="31" table:number-rows-spanned="1">
            <text:p>October</text:p>
          </table:table-cell>
          <table:covered-table-cell table:number-columns-repeated="30" table:style-name="ce10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9" office:value-type="float" office:value="1">
            <text:p>1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style-name="ce99" office:value-type="float" office:value="-4">
            <text:p>-4</text:p>
          </table:table-cell>
          <table:table-cell table:style-name="ce99" office:value-type="float" office:value="-5">
            <text:p>-5</text:p>
          </table:table-cell>
          <table:table-cell table:style-name="ce99" office:value-type="float" office:value="6">
            <text:p>6</text:p>
          </table:table-cell>
          <table:table-cell table:style-name="ce99" office:value-type="float" office:value="7">
            <text:p>7</text:p>
          </table:table-cell>
          <table:table-cell table:style-name="ce99" office:value-type="float" office:value="8">
            <text:p>8</text:p>
          </table:table-cell>
          <table:table-cell table:style-name="ce99" office:value-type="float" office:value="9">
            <text:p>9</text:p>
          </table:table-cell>
          <table:table-cell table:style-name="ce99" office:value-type="float" office:value="10">
            <text:p>10</text:p>
          </table:table-cell>
          <table:table-cell table:style-name="ce99" office:value-type="float" office:value="-11">
            <text:p>-11</text:p>
          </table:table-cell>
          <table:table-cell table:style-name="ce99" office:value-type="float" office:value="-12">
            <text:p>-12</text:p>
          </table:table-cell>
          <table:table-cell table:style-name="ce99" office:value-type="float" office:value="13">
            <text:p>13</text:p>
          </table:table-cell>
          <table:table-cell table:style-name="ce99" office:value-type="float" office:value="14">
            <text:p>14</text:p>
          </table:table-cell>
          <table:table-cell table:style-name="ce99" office:value-type="float" office:value="15">
            <text:p>15</text:p>
          </table:table-cell>
          <table:table-cell table:style-name="ce99" office:value-type="float" office:value="16">
            <text:p>16</text:p>
          </table:table-cell>
          <table:table-cell table:style-name="ce99" office:value-type="float" office:value="17">
            <text:p>17</text:p>
          </table:table-cell>
          <table:table-cell table:style-name="ce99" office:value-type="float" office:value="-18">
            <text:p>-18</text:p>
          </table:table-cell>
          <table:table-cell table:style-name="ce99" office:value-type="float" office:value="-19">
            <text:p>-19</text:p>
          </table:table-cell>
          <table:table-cell table:style-name="ce99" office:value-type="float" office:value="20">
            <text:p>20</text:p>
          </table:table-cell>
          <table:table-cell table:style-name="ce99" office:value-type="float" office:value="21">
            <text:p>21</text:p>
          </table:table-cell>
          <table:table-cell table:style-name="ce99" office:value-type="float" office:value="22">
            <text:p>22</text:p>
          </table:table-cell>
          <table:table-cell table:style-name="ce99" office:value-type="float" office:value="23">
            <text:p>23</text:p>
          </table:table-cell>
          <table:table-cell table:style-name="ce99" office:value-type="float" office:value="24">
            <text:p>24</text:p>
          </table:table-cell>
          <table:table-cell table:style-name="ce99" office:value-type="float" office:value="-25">
            <text:p>-25</text:p>
          </table:table-cell>
          <table:table-cell table:style-name="ce99" office:value-type="float" office:value="-26">
            <text:p>-26</text:p>
          </table:table-cell>
          <table:table-cell table:style-name="ce99" office:value-type="float" office:value="27">
            <text:p>27</text:p>
          </table:table-cell>
          <table:table-cell table:style-name="ce99" office:value-type="float" office:value="28">
            <text:p>28</text:p>
          </table:table-cell>
          <table:table-cell table:style-name="ce99" office:value-type="float" office:value="29">
            <text:p>29</text:p>
          </table:table-cell>
          <table:table-cell table:style-name="ce99" office:value-type="float" office:value="30">
            <text:p>30</text:p>
          </table:table-cell>
          <table:table-cell table:style-name="ce99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7" table:formula="of:=SUM([.D3:.AH3])" office:value-type="float" office:value="0">
            <text:p>0</text:p>
          </table:table-cell>
          <table:table-cell table:style-name="ce100" table:number-columns-repeated="1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7" table:formula="of:=SUM([.D4:.AH4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7" table:formula="of:=SUM([.D5:.AH5])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7" table:formula="of:=SUM([.D6:.AH6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7" table:formula="of:=SUM([.D7:.AH7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97" table:formula="of:=SUM([.D8:.AH8])" office:value-type="float" office:value="0.5">
            <text:p>0.5</text:p>
          </table:table-cell>
          <table:table-cell table:style-name="ce100" table:number-columns-repeated="1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7" table:formula="of:=SUM([.D9:.AH9])" office:value-type="float" office:value="1.5">
            <text:p>1.5</text:p>
          </table:table-cell>
          <table:table-cell table:style-name="ce100" office:value-type="float" office:value="0">
            <office:annotation draw:style-name="gr8" draw:text-style-name="P2" svg:width="1.1413in" svg:height="0.2346in" svg:x="2.5587in" svg:y="1.3563in" draw:caption-point-x="-0.2402in" draw:caption-point-y="0.6146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3.2976in" svg:y="1.361in" draw:caption-point-x="-0.2402in" draw:caption-point-y="0.6098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4.7752in" svg:y="1.361in" draw:caption-point-x="-0.2402in" draw:caption-point-y="0.6098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5.8835in" svg:y="1.361in" draw:caption-point-x="-0.2402in" draw:caption-point-y="0.6098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3902in" svg:x="7.7307in" svg:y="1.3665in" draw:caption-point-x="-0.2402in" draw:caption-point-y="0.6043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5457in" svg:x="8.4697in" svg:y="1.3665in" draw:caption-point-x="-0.2402in" draw:caption-point-y="0.6043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office:annotation draw:style-name="gr8" draw:text-style-name="P2" svg:width="1.1413in" svg:height="0.2346in" svg:x="12.9031in" svg:y="1.3744in" draw:caption-point-x="-0.2402in" draw:caption-point-y="0.5965in">
              <dc:date>2014-10-29T00:00:00</dc:date>
              <text:p text:style-name="P2"><text:span text:style-name="T1">Đi học buổi sáng</text:span></text:p>
            </office:annotation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97" table:formula="of:=SUM([.D10:.AH10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7" table:formula="of:=SUM([.D11:.AH11])" office:value-type="float" office:value="2">
            <text:p>2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number-columns-repeated="2"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7" table:formula="of:=SUM([.D12:.AH12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7" table:formula="of:=SUM([.D13:.AH13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97" table:formula="of:=SUM([.D14:.AH14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2346in" svg:x="4.7752in" svg:y="2.6024in" draw:caption-point-x="-0.2402in" draw:caption-point-y="0.6067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2346in" svg:x="7.3614in" svg:y="2.6024in" draw:caption-point-x="-0.2402in" draw:caption-point-y="0.6067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97" table:formula="of:=SUM([.D15:.AH15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7" table:formula="of:=SUM([.D16:.AH16])" office:value-type="float" office:value="2">
            <text:p>2</text:p>
          </table:table-cell>
          <table:table-cell table:style-name="ce100" office:value-type="float" office:value="0">
            <office:annotation draw:style-name="gr8" draw:text-style-name="P2" svg:width="1.1413in" svg:height="0.2346in" svg:x="2.5587in" svg:y="3.0898in" draw:caption-point-x="-0.2402in" draw:caption-point-y="0.6146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number-columns-repeated="2"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7" table:formula="of:=SUM([.D17:.AH17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office:annotation draw:style-name="gr8" draw:text-style-name="P2" svg:width="1.1413in" svg:height="0.2346in" svg:x="6.9921in" svg:y="3.3441in" draw:caption-point-x="-0.2402in" draw:caption-point-y="0.6079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97" table:formula="of:=SUM([.D18:.AH18])" office:value-type="float" office:value="7">
            <text:p>7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8" draw:text-style-name="P2" svg:width="1.1413in" svg:height="0.2346in" svg:x="2.928in" svg:y="3.5862in" draw:caption-point-x="-0.2402in" draw:caption-point-y="0.6138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97" table:formula="of:=SUM([.D19:.AH19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97" table:formula="of:=SUM([.D20:.AH20])" office:value-type="float" office:value="1.5">
            <text:p>1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97" table:formula="of:=SUM([.D21:.AH21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97" table:formula="of:=SUM([.D22:.AH22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97" table:formula="of:=SUM([.D23:.AH23])" office:value-type="float" office:value="1.5">
            <text:p>1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.5">
            <office:annotation draw:style-name="gr8" draw:text-style-name="P2" svg:width="1.1413in" svg:height="0.2346in" svg:x="3.2976in" svg:y="4.8244in" draw:caption-point-x="-0.2402in" draw:caption-point-y="0.6138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97" table:formula="of:=SUM([.D24:.AH24])" office:value-type="float" office:value="0">
            <text:p>0</text:p>
          </table:table-cell>
          <table:table-cell table:style-name="ce10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97" table:formula="of:=SUM([.D25:.AH25])" office:value-type="float" office:value="2.5">
            <text:p>2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97" table:formula="of:=SUM([.D26:.AH26])" office:value-type="float" office:value="3">
            <text:p>3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>
            <office:annotation draw:style-name="gr8" draw:text-style-name="P2" svg:width="1.1413in" svg:height="0.3902in" svg:x="9.9476in" svg:y="5.5803in" draw:caption-point-x="-0.2402in" draw:caption-point-y="0.6008in">
              <dc:date>2014-10-21T00:00:00</dc:date>
              <text:p text:style-name="P2"><text:span text:style-name="T1">Bắt đầu thời gian tạm nghỉ</text:span></text:p>
            </office:annotation>
          </table:table-cell>
          <table:table-cell table:style-name="ce100" table:number-columns-repeated="1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97" table:formula="of:=SUM([.D27:.AH27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97" table:formula="of:=SUM([.D28:.AH28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97" table:formula="of:=SUM([.D29:.AH29])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97" table:formula="of:=SUM([.D30:.AH30])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97" table:formula="of:=SUM([.D31:.AH31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97" table:formula="of:=SUM([.D32:.AH32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97" table:formula="of:=SUM([.D33:.AH33])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11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45" office:value-type="string" table:number-columns-spanned="30" table:number-rows-spanned="1">
            <text:p>November</text:p>
          </table:table-cell>
          <table:covered-table-cell table:number-columns-repeated="29" table:style-name="ce148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46" office:value-type="float" office:value="-1">
            <text:p>-1</text:p>
          </table:table-cell>
          <table:table-cell table:style-name="ce146" office:value-type="float" office:value="-2">
            <text:p>-2</text:p>
          </table:table-cell>
          <table:table-cell table:style-name="ce146" office:value-type="float" office:value="3">
            <text:p>3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5">
            <text:p>5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-8">
            <text:p>-8</text:p>
          </table:table-cell>
          <table:table-cell table:style-name="ce146" office:value-type="float" office:value="-9">
            <text:p>-9</text:p>
          </table:table-cell>
          <table:table-cell table:style-name="ce146" office:value-type="float" office:value="10">
            <text:p>10</text:p>
          </table:table-cell>
          <table:table-cell table:style-name="ce146" office:value-type="float" office:value="11">
            <text:p>11</text:p>
          </table:table-cell>
          <table:table-cell table:style-name="ce146" office:value-type="float" office:value="12">
            <text:p>12</text:p>
          </table:table-cell>
          <table:table-cell table:style-name="ce146" office:value-type="float" office:value="13">
            <text:p>13</text:p>
          </table:table-cell>
          <table:table-cell table:style-name="ce146" office:value-type="float" office:value="14">
            <text:p>14</text:p>
          </table:table-cell>
          <table:table-cell table:style-name="ce146" office:value-type="float" office:value="-15">
            <text:p>-15</text:p>
          </table:table-cell>
          <table:table-cell table:style-name="ce146" office:value-type="float" office:value="-16">
            <text:p>-16</text:p>
          </table:table-cell>
          <table:table-cell table:style-name="ce146" office:value-type="float" office:value="17">
            <text:p>17</text:p>
          </table:table-cell>
          <table:table-cell table:style-name="ce146" office:value-type="float" office:value="18">
            <text:p>18</text:p>
          </table:table-cell>
          <table:table-cell table:style-name="ce146" office:value-type="float" office:value="19">
            <text:p>19</text:p>
          </table:table-cell>
          <table:table-cell table:style-name="ce146" office:value-type="float" office:value="20">
            <text:p>20</text:p>
          </table:table-cell>
          <table:table-cell table:style-name="ce146" office:value-type="float" office:value="21">
            <text:p>21</text:p>
          </table:table-cell>
          <table:table-cell table:style-name="ce146" office:value-type="float" office:value="-22">
            <text:p>-22</text:p>
          </table:table-cell>
          <table:table-cell table:style-name="ce146" office:value-type="float" office:value="-23">
            <text:p>-23</text:p>
          </table:table-cell>
          <table:table-cell table:style-name="ce146" office:value-type="float" office:value="24">
            <text:p>24</text:p>
          </table:table-cell>
          <table:table-cell table:style-name="ce146" office:value-type="float" office:value="25">
            <text:p>25</text:p>
          </table:table-cell>
          <table:table-cell table:style-name="ce146" office:value-type="float" office:value="26">
            <text:p>26</text:p>
          </table:table-cell>
          <table:table-cell table:style-name="ce146" office:value-type="float" office:value="27">
            <text:p>27</text:p>
          </table:table-cell>
          <table:table-cell table:style-name="ce146" office:value-type="float" office:value="28">
            <text:p>28</text:p>
          </table:table-cell>
          <table:table-cell table:style-name="ce146" office:value-type="float" office:value="-29">
            <text:p>-29</text:p>
          </table:table-cell>
          <table:table-cell table:style-name="ce146" office:value-type="float" office:value="-30">
            <text:p>-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44" table:formula="of:=SUM([.D3:.AG3])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44" table:formula="of:=SUM([.D4:.AG4])" office:value-type="float" office:value="1.5">
            <text:p>1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44" table:formula="of:=SUM([.D5:.AG5])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44" table:formula="of:=SUM([.D6:.AG6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44" table:formula="of:=SUM([.D7:.AG7])" office:value-type="float" office:value="4">
            <text:p>4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4.0362in" svg:y="0.8681in" draw:caption-point-x="-0.2402in" draw:caption-point-y="0.6071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47" office:value-type="float" office:value="1">
            <office:annotation draw:style-name="gr8" draw:text-style-name="P2" svg:width="1.1413in" svg:height="0.2346in" svg:x="4.4059in" svg:y="0.8681in" draw:caption-point-x="-0.2402in" draw:caption-point-y="0.6071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47" office:value-type="float" office:value="1">
            <office:annotation draw:style-name="gr8" draw:text-style-name="P2" svg:width="1.1413in" svg:height="0.2346in" svg:x="4.7752in" svg:y="0.8705in" draw:caption-point-x="-0.2402in" draw:caption-point-y="0.6047in">
              <dc:date>2014-11-07T00:00:00</dc:date>
              <text:p text:style-name="P2"><text:span text:style-name="T1">Nghỉ ốm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44" table:formula="of:=SUM([.D8:.AG8])" office:value-type="float" office:value="1.5">
            <text:p>1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44" table:formula="of:=SUM([.D9:.AG9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8" draw:text-style-name="P2" svg:width="1.1413in" svg:height="0.5457in" svg:x="11.7949in" svg:y="1.3744in" draw:caption-point-x="-0.2402in" draw:caption-point-y="0.5965in">
              <dc:date>2014-11-26T00:00:00</dc:date>
              <text:p text:style-name="P2"><text:span text:style-name="T1">Đi học buổi sáng</text:span></text:p>
              <text:p text:style-name="P2"><text:span text:style-name="T1"/></text:p>
              <text:p text:style-name="P2"><text:span text:style-name="T1"/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44" table:formula="of:=SUM([.D10:.AG10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44" table:formula="of:=SUM([.D11:.AG11])" office:value-type="float" office:value="2.5">
            <text:p>2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44" table:formula="of:=SUM([.D12:.AG12])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44" table:formula="of:=SUM([.D13:.AG13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44" table:formula="of:=SUM([.D14:.AG14])" office:value-type="float" office:value="2">
            <text:p>2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8" draw:text-style-name="P2" svg:width="1.1413in" svg:height="0.2346in" svg:x="3.6669in" svg:y="2.6004in" draw:caption-point-x="-0.2402in" draw:caption-point-y="0.6087in">
              <dc:date>2014-11-0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44" table:formula="of:=SUM([.D15:.AG15])" office:value-type="float" office:value="1"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44" table:formula="of:=SUM([.D16:.AG16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9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44" table:formula="of:=SUM([.D17:.AG17])" office:value-type="float" office:value="2">
            <text:p>2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4.0362in" svg:y="3.3449in" draw:caption-point-x="-0.2402in" draw:caption-point-y="0.6071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47" office:value-type="float" office:value="1">
            <office:annotation draw:style-name="gr8" draw:text-style-name="P2" svg:width="1.1413in" svg:height="0.2346in" svg:x="4.4059in" svg:y="3.3449in" draw:caption-point-x="-0.2402in" draw:caption-point-y="0.6071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44" table:formula="of:=SUM([.D18:.AG18])" office:value-type="float" office:value="8">
            <text:p>8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3.6669in" svg:y="3.5913in" draw:caption-point-x="-0.2402in" draw:caption-point-y="0.6087in">
              <dc:date>2014-11-04T00:00:00</dc:date>
              <text:p text:style-name="P2"><text:span text:style-name="T1">Đi họ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4.7752in" svg:y="3.5933in" draw:caption-point-x="-0.2402in" draw:caption-point-y="0.6067in">
              <dc:date>2014-11-06T00:00:00</dc:date>
              <text:p text:style-name="P2"><text:span text:style-name="T1">Đi học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6.6224in" svg:y="3.598in" draw:caption-point-x="-0.2402in" draw:caption-point-y="0.602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7.3614in" svg:y="3.598in" draw:caption-point-x="-0.2402in" draw:caption-point-y="0.602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8.8394in" svg:y="3.598in" draw:caption-point-x="-0.2402in" draw:caption-point-y="0.602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9.578in" svg:y="3.5992in" draw:caption-point-x="-0.2402in" draw:caption-point-y="0.6008in">
              <dc:date>2014-11-20T00:00:00</dc:date>
              <text:p text:style-name="P2"><text:span text:style-name="T1">Đi học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11.4252in" svg:y="3.6028in" draw:caption-point-x="-0.2402in" draw:caption-point-y="0.5972in">
              <dc:date>2014-11-25T00:00:00</dc:date>
              <text:p text:style-name="P2"><text:span text:style-name="T1">Đi học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8" draw:text-style-name="P2" svg:width="1.1413in" svg:height="0.2346in" svg:x="12.1642in" svg:y="3.6039in" draw:caption-point-x="-0.2402in" draw:caption-point-y="0.5961in">
              <dc:date>2014-11-27T00:00:00</dc:date>
              <text:p text:style-name="P2"><text:span text:style-name="T1">Đi học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44" table:formula="of:=SUM([.D19:.AG19])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44" table:formula="of:=SUM([.D20:.AG20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44" table:formula="of:=SUM([.D21:.AG21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44" table:formula="of:=SUM([.D22:.AG22])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44" table:formula="of:=SUM([.D23:.AG23])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44" table:formula="of:=SUM([.D24:.AG24])" office:value-type="float" office:value="0">
            <text:p>0</text:p>
          </table:table-cell>
          <table:table-cell table:style-name="ce147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144" table:formula="of:=SUM([.D25:.AG25])" office:value-type="float" office:value="1"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8" draw:text-style-name="P2" svg:width="1.1413in" svg:height="0.2346in" svg:x="5.8835in" svg:y="5.3323in" draw:caption-point-x="-0.2402in" draw:caption-point-y="0.6012in">
              <dc:date>2014-11-18T00:00:00</dc:date>
              <text:p text:style-name="P2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144" table:formula="of:=SUM([.D26:.AG26])" office:value-type="float" office:value="0">
            <text:p>0</text:p>
          </table:table-cell>
          <table:table-cell table:style-name="ce147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144" table:formula="of:=SUM([.D27:.AG27])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144" table:formula="of:=SUM([.D28:.AG28])" office:value-type="float" office:value="1.5">
            <text:p>1.5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144" table:formula="of:=SUM([.D29:.AG29])" office:value-type="float" office:value="1"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144" table:formula="of:=SUM([.D30:.AG30])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144" table:formula="of:=SUM([.D31:.AG31])" office:value-type="float" office:value="1.5">
            <text:p>1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44" table:formula="of:=SUM([.D32:.AG32])" office:value-type="float" office:value="1">
            <text:p>1</text:p>
          </table:table-cell>
          <table:table-cell table:style-name="ce147" table:number-columns-repeated="2"/>
          <table:table-cell table:style-name="ce147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44" table:formula="of:=SUM([.D33:.AG33])" office:value-type="float" office:value="0.5">
            <text:p>0.5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6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2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08" office:value-type="string" table:number-columns-spanned="31" table:number-rows-spanned="1">
            <text:p>December</text:p>
          </table:table-cell>
          <table:covered-table-cell table:number-columns-repeated="28" table:style-name="ce111"/>
          <table:covered-table-cell table:style-name="ce112"/>
          <table:covered-table-cell table:style-name="ce11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">
            <text:p>4</text:p>
          </table:table-cell>
          <table:table-cell table:style-name="ce109" office:value-type="float" office:value="5">
            <text:p>5</text:p>
          </table:table-cell>
          <table:table-cell table:style-name="ce109" office:value-type="float" office:value="-6">
            <text:p>-6</text:p>
          </table:table-cell>
          <table:table-cell table:style-name="ce109" office:value-type="float" office:value="-7">
            <text:p>-7</text:p>
          </table:table-cell>
          <table:table-cell table:style-name="ce109" office:value-type="float" office:value="8">
            <text:p>8</text:p>
          </table:table-cell>
          <table:table-cell table:style-name="ce109" office:value-type="float" office:value="9">
            <text:p>9</text:p>
          </table:table-cell>
          <table:table-cell table:style-name="ce109" office:value-type="float" office:value="10">
            <text:p>10</text:p>
          </table:table-cell>
          <table:table-cell table:style-name="ce109" office:value-type="float" office:value="11">
            <text:p>11</text:p>
          </table:table-cell>
          <table:table-cell table:style-name="ce109" office:value-type="float" office:value="12">
            <text:p>12</text:p>
          </table:table-cell>
          <table:table-cell table:style-name="ce109" office:value-type="float" office:value="-13">
            <text:p>-13</text:p>
          </table:table-cell>
          <table:table-cell table:style-name="ce109" office:value-type="float" office:value="-14">
            <text:p>-14</text:p>
          </table:table-cell>
          <table:table-cell table:style-name="ce109" office:value-type="float" office:value="15">
            <text:p>15</text:p>
          </table:table-cell>
          <table:table-cell table:style-name="ce109" office:value-type="float" office:value="16">
            <text:p>16</text:p>
          </table:table-cell>
          <table:table-cell table:style-name="ce109" office:value-type="float" office:value="17">
            <text:p>17</text:p>
          </table:table-cell>
          <table:table-cell table:style-name="ce109" office:value-type="float" office:value="18">
            <text:p>18</text:p>
          </table:table-cell>
          <table:table-cell table:style-name="ce109" office:value-type="float" office:value="19">
            <text:p>19</text:p>
          </table:table-cell>
          <table:table-cell table:style-name="ce109" office:value-type="float" office:value="-20">
            <text:p>-20</text:p>
          </table:table-cell>
          <table:table-cell table:style-name="ce109" office:value-type="float" office:value="-21">
            <text:p>-21</text:p>
          </table:table-cell>
          <table:table-cell table:style-name="ce109" office:value-type="float" office:value="22">
            <text:p>22</text:p>
          </table:table-cell>
          <table:table-cell table:style-name="ce109" office:value-type="float" office:value="23">
            <text:p>23</text:p>
          </table:table-cell>
          <table:table-cell table:style-name="ce109" office:value-type="float" office:value="24">
            <text:p>24</text:p>
          </table:table-cell>
          <table:table-cell table:style-name="ce109" office:value-type="float" office:value="25">
            <text:p>25</text:p>
          </table:table-cell>
          <table:table-cell table:style-name="ce109" office:value-type="float" office:value="26">
            <text:p>26</text:p>
          </table:table-cell>
          <table:table-cell table:style-name="ce109" office:value-type="float" office:value="-27">
            <text:p>-27</text:p>
          </table:table-cell>
          <table:table-cell table:style-name="ce109" office:value-type="float" office:value="-28">
            <text:p>-28</text:p>
          </table:table-cell>
          <table:table-cell table:style-name="ce109" office:value-type="float" office:value="29">
            <text:p>29</text:p>
          </table:table-cell>
          <table:table-cell table:style-name="ce109" office:value-type="float" office:value="30">
            <text:p>30</text:p>
          </table:table-cell>
          <table:table-cell table:style-name="ce109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07" table:formula="of:=SUM([.D3:.AH3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07" table:formula="of:=SUM([.D4:.AH4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07" table:formula="of:=SUM([.D5:.AH5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07" table:formula="of:=SUM([.D6:.AH6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07" table:formula="of:=SUM([.D7:.AH7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07" table:formula="of:=SUM([.D8:.AH8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07" table:formula="of:=SUM([.D9:.AH9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07" table:formula="of:=SUM([.D10:.AH10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07" table:formula="of:=SUM([.D11:.AH11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07" table:formula="of:=SUM([.D12:.AH12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07" table:formula="of:=SUM([.D13:.AH13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07" table:formula="of:=SUM([.D14:.AH14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07" table:formula="of:=SUM([.D15:.AH15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07" table:formula="of:=SUM([.D16:.AH16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07" table:formula="of:=SUM([.D17:.AH17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07" table:formula="of:=SUM([.D18:.AH18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07" table:formula="of:=SUM([.D19:.AH19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07" table:formula="of:=SUM([.D20:.AH20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07" table:formula="of:=SUM([.D21:.AH21])" office:value-type="float" office:value="7">
            <text:p>7</text:p>
          </table:table-cell>
          <table:table-cell table:style-name="ce110" table:number-columns-repeated="4"/>
          <table:table-cell table:style-name="ce110" office:value-type="float" office:value="1">
            <text:p>1</text:p>
          </table:table-cell>
          <table:table-cell table:style-name="ce110" table:number-columns-repeated="11"/>
          <table:table-cell table:style-name="ce110" office:value-type="float" office:value="0">
            <office:annotation draw:style-name="gr8" draw:text-style-name="P2" svg:width="1.1413in" svg:height="0.2346in" svg:x="8.4697in" svg:y="4.3484in" draw:caption-point-x="-0.2402in" draw:caption-point-y="0.5949in">
              <dc:date>2014-11-21T00:00:00</dc:date>
              <text:p text:style-name="P2">Nghỉ kết hôn</text:p>
            </office:annotation>
            <text:p>0</text:p>
          </table:table-cell>
          <table:table-cell table:style-name="ce110" office:value-type="float" office:value="0">
            <office:annotation draw:style-name="gr8" draw:text-style-name="P2" svg:width="1.1413in" svg:height="0.2346in" svg:x="8.8394in" svg:y="4.3484in" draw:caption-point-x="-0.2402in" draw:caption-point-y="0.5949in">
              <dc:date>2014-11-21T00:00:00</dc:date>
              <text:p text:style-name="P2">Nghỉ kết hôn</text:p>
            </office:annotation>
            <text:p>0</text:p>
          </table:table-cell>
          <table:table-cell table:style-name="ce110" office:value-type="float" office:value="0">
            <office:annotation draw:style-name="gr8" draw:text-style-name="P2" svg:width="1.1413in" svg:height="0.2346in" svg:x="9.2087in" svg:y="4.3484in" draw:caption-point-x="-0.2402in" draw:caption-point-y="0.5949in">
              <dc:date>2014-11-21T00:00:00</dc:date>
              <text:p text:style-name="P2">Nghỉ kết hôn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1">
            <text:p>1</text:p>
          </table:table-cell>
          <table:table-cell table:style-name="ce110" table:number-columns-repeated="2"/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07" table:formula="of:=SUM([.D22:.AH22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07" table:formula="of:=SUM([.D23:.AH23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07" table:formula="of:=SUM([.D24:.AH24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107" table:formula="of:=SUM([.D25:.AH25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107" table:formula="of:=SUM([.D26:.AH26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TP</text:p>
          </table:table-cell>
          <table:table-cell table:style-name="ce107" table:formula="of:=SUM([.D27:.AH27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mDT</text:p>
          </table:table-cell>
          <table:table-cell table:style-name="ce107" table:formula="of:=SUM([.D28:.AH28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ieuNV</text:p>
          </table:table-cell>
          <table:table-cell table:style-name="ce107" table:formula="of:=SUM([.D29:.AH29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uyLTT</text:p>
          </table:table-cell>
          <table:table-cell table:style-name="ce107" table:formula="of:=SUM([.D30:.AH30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anN</text:p>
          </table:table-cell>
          <table:table-cell table:style-name="ce107" table:formula="of:=SUM([.D31:.AH31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07" table:formula="of:=SUM([.D32:.AH32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07" table:formula="of:=SUM([.D33:.AH33])" office:value-type="float" office:value="0">
            <text:p>0</text:p>
          </table:table-cell>
          <table:table-cell table:style-name="ce110" table:number-columns-repeated="31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09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2-06">02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786</meta:editing-cycles>
    <meta:editing-duration>P3DT23H28M40S</meta:editing-duration>
    <meta:generator>OpenOffice/4.0.1$Win32 OpenOffice.org_project/401m5$Build-9714</meta:generator>
    <dc:date>2015-02-06T09:23:16.44</dc:date>
    <meta:document-statistic meta:table-count="15" meta:cell-count="6662" meta:object-count="0"/>
    <meta:user-defined meta:name="Info 1"/>
    <meta:user-defined meta:name="Info 2"/>
    <meta:user-defined meta:name="Info 3"/>
    <meta:user-defined meta:name="Info 4"/>
  </office:meta>
</office:document-meta>
</file>